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19.25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16.95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17.74pt"/>
    </style:style>
    <style:style style:name="co8" style:family="table-column">
      <style:table-column-properties fo:break-before="auto" style:column-width="20.81pt"/>
    </style:style>
    <style:style style:name="co9" style:family="table-column">
      <style:table-column-properties fo:break-before="auto" style:column-width="39.34pt"/>
    </style:style>
    <style:style style:name="co10" style:family="table-column">
      <style:table-column-properties fo:break-before="auto" style:column-width="32.4pt"/>
    </style:style>
    <style:style style:name="co11" style:family="table-column">
      <style:table-column-properties fo:break-before="auto" style:column-width="116.79pt"/>
    </style:style>
    <style:style style:name="co12" style:family="table-column">
      <style:table-column-properties fo:break-before="auto" style:column-width="44.1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11.7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9.96pt" fo:break-before="auto" style:use-optimal-row-height="true"/>
    </style:style>
    <style:style style:name="ro3" style:family="table-row">
      <style:table-row-properties style:row-height="15.9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22"/>
    <style:style style:name="ce7" style:family="table-cell" style:parent-style-name="Default" style:data-style-name="N122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IE 1931 table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ource</text:p>
          </table:table-cell>
          <table:table-cell table:style-name="ce4" office:value-type="string" calcext:value-type="string">
            <text:p>http://www.kayelaby.npl.co.uk/general_physics/2_5/2_5_4.html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Waveleng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3">
          <table:table-cell office:value-type="float" office:value="380" calcext:value-type="float">
            <text:p>38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3">
          <table:table-cell office:value-type="float" office:value="385" calcext:value-type="float">
            <text:p>38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3">
          <table:table-cell office:value-type="float" office:value="390" calcext:value-type="float">
            <text:p>39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3">
          <table:table-cell office:value-type="float" office:value="395" calcext:value-type="float">
            <text:p>395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679" calcext:value-type="float">
            <text:p>0.0679</text:p>
          </table:table-cell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1102" calcext:value-type="float">
            <text:p>0.1102</text:p>
          </table:table-cell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2074" calcext:value-type="float">
            <text:p>0.2074</text:p>
          </table:table-cell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3713" calcext:value-type="float">
            <text:p>0.3713</text:p>
          </table:table-cell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004" calcext:value-type="float">
            <text:p>0.004</text:p>
          </table:table-cell>
          <table:table-cell office:value-type="float" office:value="0.6456" calcext:value-type="float">
            <text:p>0.6456</text:p>
          </table:table-cell>
        </table:table-row>
        <table:table-row table:style-name="ro3">
          <table:table-cell office:value-type="float" office:value="425" calcext:value-type="float">
            <text:p>425</text:p>
          </table:table-cell>
          <table:table-cell office:value-type="float" office:value="0.2148" calcext:value-type="float">
            <text:p>0.2148</text:p>
          </table:table-cell>
          <table:table-cell office:value-type="float" office:value="0.0073" calcext:value-type="float">
            <text:p>0.0073</text:p>
          </table:table-cell>
          <table:table-cell office:value-type="float" office:value="1.0391" calcext:value-type="float">
            <text:p>1.0391</text:p>
          </table:table-cell>
        </table:table-row>
        <table:table-row table:style-name="ro3">
          <table:table-cell office:value-type="float" office:value="430" calcext:value-type="float">
            <text:p>430</text:p>
          </table:table-cell>
          <table:table-cell office:value-type="float" office:value="0.2839" calcext:value-type="float">
            <text:p>0.2839</text:p>
          </table:table-cell>
          <table:table-cell office:value-type="float" office:value="0.0116" calcext:value-type="float">
            <text:p>0.0116</text:p>
          </table:table-cell>
          <table:table-cell office:value-type="float" office:value="1.3856" calcext:value-type="float">
            <text:p>1.3856</text:p>
          </table:table-cell>
        </table:table-row>
        <table:table-row table:style-name="ro3">
          <table:table-cell office:value-type="float" office:value="435" calcext:value-type="float">
            <text:p>435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0168" calcext:value-type="float">
            <text:p>0.0168</text:p>
          </table:table-cell>
          <table:table-cell office:value-type="float" office:value="1.623" calcext:value-type="float">
            <text:p>1.623</text:p>
          </table:table-cell>
        </table:table-row>
        <table:table-row table:style-name="ro3">
          <table:table-cell office:value-type="float" office:value="440" calcext:value-type="float">
            <text:p>440</text:p>
          </table:table-cell>
          <table:table-cell office:value-type="float" office:value="0.3483" calcext:value-type="float">
            <text:p>0.3483</text:p>
          </table:table-cell>
          <table:table-cell office:value-type="float" office:value="0.023" calcext:value-type="float">
            <text:p>0.023</text:p>
          </table:table-cell>
          <table:table-cell office:value-type="float" office:value="1.7471" calcext:value-type="float">
            <text:p>1.7471</text:p>
          </table:table-cell>
        </table:table-row>
        <table:table-row table:style-name="ro3">
          <table:table-cell office:value-type="float" office:value="445" calcext:value-type="float">
            <text:p>445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0298" calcext:value-type="float">
            <text:p>0.0298</text:p>
          </table:table-cell>
          <table:table-cell office:value-type="float" office:value="1.7826" calcext:value-type="float">
            <text:p>1.7826</text:p>
          </table:table-cell>
        </table:table-row>
        <table:table-row table:style-name="ro3">
          <table:table-cell office:value-type="float" office:value="450" calcext:value-type="float">
            <text:p>450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038" calcext:value-type="float">
            <text:p>0.038</text:p>
          </table:table-cell>
          <table:table-cell office:value-type="float" office:value="1.7721" calcext:value-type="float">
            <text:p>1.7721</text:p>
          </table:table-cell>
        </table:table-row>
        <table:table-row table:style-name="ro3">
          <table:table-cell office:value-type="float" office:value="455" calcext:value-type="float">
            <text:p>455</text:p>
          </table:table-cell>
          <table:table-cell office:value-type="float" office:value="0.3187" calcext:value-type="float">
            <text:p>0.3187</text:p>
          </table:table-cell>
          <table:table-cell office:value-type="float" office:value="0.048" calcext:value-type="float">
            <text:p>0.048</text:p>
          </table:table-cell>
          <table:table-cell office:value-type="float" office:value="1.7441" calcext:value-type="float">
            <text:p>1.7441</text:p>
          </table:table-cell>
        </table:table-row>
        <table:table-row table:style-name="ro3">
          <table:table-cell office:value-type="float" office:value="460" calcext:value-type="float">
            <text:p>460</text:p>
          </table:table-cell>
          <table:table-cell office:value-type="float" office:value="0.2908" calcext:value-type="float">
            <text:p>0.2908</text:p>
          </table:table-cell>
          <table:table-cell office:value-type="float" office:value="0.06" calcext:value-type="float">
            <text:p>0.06</text:p>
          </table:table-cell>
          <table:table-cell office:value-type="float" office:value="1.6692" calcext:value-type="float">
            <text:p>1.6692</text:p>
          </table:table-cell>
        </table:table-row>
        <table:table-row table:style-name="ro3">
          <table:table-cell office:value-type="float" office:value="465" calcext:value-type="float">
            <text:p>465</text:p>
          </table:table-cell>
          <table:table-cell office:value-type="float" office:value="0.2511" calcext:value-type="float">
            <text:p>0.2511</text:p>
          </table:table-cell>
          <table:table-cell office:value-type="float" office:value="0.0739" calcext:value-type="float">
            <text:p>0.0739</text:p>
          </table:table-cell>
          <table:table-cell office:value-type="float" office:value="1.5281" calcext:value-type="float">
            <text:p>1.5281</text:p>
          </table:table-cell>
        </table:table-row>
        <table:table-row table:style-name="ro3">
          <table:table-cell office:value-type="float" office:value="470" calcext:value-type="float">
            <text:p>470</text:p>
          </table:table-cell>
          <table:table-cell office:value-type="float" office:value="0.1954" calcext:value-type="float">
            <text:p>0.1954</text:p>
          </table:table-cell>
          <table:table-cell office:value-type="float" office:value="0.091" calcext:value-type="float">
            <text:p>0.091</text:p>
          </table:table-cell>
          <table:table-cell office:value-type="float" office:value="1.2876" calcext:value-type="float">
            <text:p>1.2876</text:p>
          </table:table-cell>
        </table:table-row>
        <table:table-row table:style-name="ro3">
          <table:table-cell office:value-type="float" office:value="475" calcext:value-type="float">
            <text:p>475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1126" calcext:value-type="float">
            <text:p>0.1126</text:p>
          </table:table-cell>
          <table:table-cell office:value-type="float" office:value="1.0419" calcext:value-type="float">
            <text:p>1.0419</text:p>
          </table:table-cell>
        </table:table-row>
        <table:table-row table:style-name="ro3">
          <table:table-cell office:value-type="float" office:value="480" calcext:value-type="float">
            <text:p>480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139" calcext:value-type="float">
            <text:p>0.139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3">
          <table:table-cell office:value-type="float" office:value="485" calcext:value-type="float">
            <text:p>485</text:p>
          </table:table-cell>
          <table:table-cell office:value-type="float" office:value="0.058" calcext:value-type="float">
            <text:p>0.058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6162" calcext:value-type="float">
            <text:p>0.6162</text:p>
          </table:table-cell>
        </table:table-row>
        <table:table-row table:style-name="ro3">
          <table:table-cell office:value-type="float" office:value="490" calcext:value-type="float">
            <text:p>490</text:p>
          </table:table-cell>
          <table:table-cell office:value-type="float" office:value="0.032" calcext:value-type="float">
            <text:p>0.032</text:p>
          </table:table-cell>
          <table:table-cell office:value-type="float" office:value="0.208" calcext:value-type="float">
            <text:p>0.208</text:p>
          </table:table-cell>
          <table:table-cell office:value-type="float" office:value="0.4652" calcext:value-type="float">
            <text:p>0.4652</text:p>
          </table:table-cell>
        </table:table-row>
        <table:table-row table:style-name="ro3">
          <table:table-cell office:value-type="float" office:value="495" calcext:value-type="float">
            <text:p>495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2586" calcext:value-type="float">
            <text:p>0.2586</text:p>
          </table:table-cell>
          <table:table-cell office:value-type="float" office:value="0.3533" calcext:value-type="float">
            <text:p>0.3533</text:p>
          </table:table-cell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323" calcext:value-type="float">
            <text:p>0.323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3">
          <table:table-cell office:value-type="float" office:value="505" calcext:value-type="float">
            <text:p>505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2123" calcext:value-type="float">
            <text:p>0.2123</text:p>
          </table:table-cell>
        </table:table-row>
        <table:table-row table:style-name="ro3">
          <table:table-cell office:value-type="float" office:value="510" calcext:value-type="float">
            <text:p>510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503" calcext:value-type="float">
            <text:p>0.503</text:p>
          </table:table-cell>
          <table:table-cell office:value-type="float" office:value="0.1582" calcext:value-type="float">
            <text:p>0.1582</text:p>
          </table:table-cell>
        </table:table-row>
        <table:table-row table:style-name="ro3">
          <table:table-cell office:value-type="float" office:value="515" calcext:value-type="float">
            <text:p>515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6082" calcext:value-type="float">
            <text:p>0.6082</text:p>
          </table:table-cell>
          <table:table-cell office:value-type="float" office:value="0.1117" calcext:value-type="float">
            <text:p>0.1117</text:p>
          </table:table-cell>
        </table:table-row>
        <table:table-row table:style-name="ro3">
          <table:table-cell office:value-type="float" office:value="520" calcext:value-type="float">
            <text:p>520</text:p>
          </table:table-cell>
          <table:table-cell office:value-type="float" office:value="0.0633" calcext:value-type="float">
            <text:p>0.0633</text:p>
          </table:table-cell>
          <table:table-cell office:value-type="float" office:value="0.71" calcext:value-type="float">
            <text:p>0.71</text:p>
          </table:table-cell>
          <table:table-cell office:value-type="float" office:value="0.0782" calcext:value-type="float">
            <text:p>0.0782</text:p>
          </table:table-cell>
        </table:table-row>
        <table:table-row table:style-name="ro3">
          <table:table-cell office:value-type="float" office:value="525" calcext:value-type="float">
            <text:p>525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0573" calcext:value-type="float">
            <text:p>0.0573</text:p>
          </table:table-cell>
        </table:table-row>
        <table:table-row table:style-name="ro3">
          <table:table-cell office:value-type="float" office:value="530" calcext:value-type="float">
            <text:p>530</text:p>
          </table:table-cell>
          <table:table-cell office:value-type="float" office:value="0.1655" calcext:value-type="float">
            <text:p>0.1655</text:p>
          </table:table-cell>
          <table:table-cell office:value-type="float" office:value="0.862" calcext:value-type="float">
            <text:p>0.862</text:p>
          </table:table-cell>
          <table:table-cell office:value-type="float" office:value="0.0422" calcext:value-type="float">
            <text:p>0.0422</text:p>
          </table:table-cell>
        </table:table-row>
        <table:table-row table:style-name="ro3">
          <table:table-cell office:value-type="float" office:value="535" calcext:value-type="float">
            <text:p>53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0298" calcext:value-type="float">
            <text:p>0.0298</text:p>
          </table:table-cell>
        </table:table-row>
        <table:table-row table:style-name="ro3">
          <table:table-cell office:value-type="float" office:value="540" calcext:value-type="float">
            <text:p>540</text:p>
          </table:table-cell>
          <table:table-cell office:value-type="float" office:value="0.2904" calcext:value-type="float">
            <text:p>0.2904</text:p>
          </table:table-cell>
          <table:table-cell office:value-type="float" office:value="0.954" calcext:value-type="float">
            <text:p>0.954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3">
          <table:table-cell office:value-type="float" office:value="545" calcext:value-type="float">
            <text:p>545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9803" calcext:value-type="float">
            <text:p>0.9803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3">
          <table:table-cell office:value-type="float" office:value="550" calcext:value-type="float">
            <text:p>550</text:p>
          </table:table-cell>
          <table:table-cell office:value-type="float" office:value="0.4334" calcext:value-type="float">
            <text:p>0.4334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3">
          <table:table-cell office:value-type="float" office:value="555" calcext:value-type="float">
            <text:p>555</text:p>
          </table:table-cell>
          <table:table-cell office:value-type="float" office:value="0.5121" calcext:value-type="float">
            <text:p>0.5121</text:p>
          </table:table-cell>
          <table:table-cell office:value-type="float" office:value="1" calcext:value-type="float">
            <text:p>1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3">
          <table:table-cell office:value-type="float" office:value="560" calcext:value-type="float">
            <text:p>560</text:p>
          </table:table-cell>
          <table:table-cell office:value-type="float" office:value="0.5945" calcext:value-type="float">
            <text:p>0.5945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39" calcext:value-type="float">
            <text:p>0.0039</text:p>
          </table:table-cell>
        </table:table-row>
        <table:table-row table:style-name="ro3">
          <table:table-cell office:value-type="float" office:value="565" calcext:value-type="float">
            <text:p>565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9786" calcext:value-type="float">
            <text:p>0.9786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3">
          <table:table-cell office:value-type="float" office:value="570" calcext:value-type="float">
            <text:p>570</text:p>
          </table:table-cell>
          <table:table-cell office:value-type="float" office:value="0.7621" calcext:value-type="float">
            <text:p>0.7621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3">
          <table:table-cell office:value-type="float" office:value="575" calcext:value-type="float">
            <text:p>575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9154" calcext:value-type="float">
            <text:p>0.9154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3">
          <table:table-cell office:value-type="float" office:value="580" calcext:value-type="float">
            <text:p>580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87" calcext:value-type="float">
            <text:p>0.87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3">
          <table:table-cell office:value-type="float" office:value="585" calcext:value-type="float">
            <text:p>585</text:p>
          </table:table-cell>
          <table:table-cell office:value-type="float" office:value="0.9786" calcext:value-type="float">
            <text:p>0.9786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3">
          <table:table-cell office:value-type="float" office:value="590" calcext:value-type="float">
            <text:p>590</text:p>
          </table:table-cell>
          <table:table-cell office:value-type="float" office:value="1.0263" calcext:value-type="float">
            <text:p>1.0263</text:p>
          </table:table-cell>
          <table:table-cell office:value-type="float" office:value="0.757" calcext:value-type="float">
            <text:p>0.757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3">
          <table:table-cell office:value-type="float" office:value="595" calcext:value-type="float">
            <text:p>595</text:p>
          </table:table-cell>
          <table:table-cell office:value-type="float" office:value="1.0567" calcext:value-type="float">
            <text:p>1.0567</text:p>
          </table:table-cell>
          <table:table-cell office:value-type="float" office:value="0.6949" calcext:value-type="float">
            <text:p>0.694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3">
          <table:table-cell office:value-type="float" office:value="600" calcext:value-type="float">
            <text:p>600</text:p>
          </table:table-cell>
          <table:table-cell office:value-type="float" office:value="1.0622" calcext:value-type="float">
            <text:p>1.0622</text:p>
          </table:table-cell>
          <table:table-cell office:value-type="float" office:value="0.631" calcext:value-type="float">
            <text:p>0.631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3">
          <table:table-cell office:value-type="float" office:value="605" calcext:value-type="float">
            <text:p>605</text:p>
          </table:table-cell>
          <table:table-cell office:value-type="float" office:value="1.0456" calcext:value-type="float">
            <text:p>1.0456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3">
          <table:table-cell office:value-type="float" office:value="610" calcext:value-type="float">
            <text:p>610</text:p>
          </table:table-cell>
          <table:table-cell office:value-type="float" office:value="1.0026" calcext:value-type="float">
            <text:p>1.0026</text:p>
          </table:table-cell>
          <table:table-cell office:value-type="float" office:value="0.503" calcext:value-type="float">
            <text:p>0.503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3">
          <table:table-cell office:value-type="float" office:value="615" calcext:value-type="float">
            <text:p>615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3">
          <table:table-cell office:value-type="float" office:value="620" calcext:value-type="float">
            <text:p>620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381" calcext:value-type="float">
            <text:p>0.38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3">
          <table:table-cell office:value-type="float" office:value="625" calcext:value-type="float">
            <text:p>625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321" calcext:value-type="float">
            <text:p>0.321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3">
          <table:table-cell office:value-type="float" office:value="630" calcext:value-type="float">
            <text:p>630</text:p>
          </table:table-cell>
          <table:table-cell office:value-type="float" office:value="0.6424" calcext:value-type="float">
            <text:p>0.6424</text:p>
          </table:table-cell>
          <table:table-cell office:value-type="float" office:value="0.265" calcext:value-type="float">
            <text:p>0.26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35" calcext:value-type="float">
            <text:p>635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217" calcext:value-type="float">
            <text:p>0.21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40" calcext:value-type="float">
            <text:p>640</text:p>
          </table:table-cell>
          <table:table-cell office:value-type="float" office:value="0.4479" calcext:value-type="float">
            <text:p>0.4479</text:p>
          </table:table-cell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45" calcext:value-type="float">
            <text:p>645</text:p>
          </table:table-cell>
          <table:table-cell office:value-type="float" office:value="0.3608" calcext:value-type="float">
            <text:p>0.3608</text:p>
          </table:table-cell>
          <table:table-cell office:value-type="float" office:value="0.1382" calcext:value-type="float">
            <text:p>0.138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50" calcext:value-type="float">
            <text:p>650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107" calcext:value-type="float">
            <text:p>0.10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55" calcext:value-type="float">
            <text:p>655</text:p>
          </table:table-cell>
          <table:table-cell office:value-type="float" office:value="0.2187" calcext:value-type="float">
            <text:p>0.2187</text:p>
          </table:table-cell>
          <table:table-cell office:value-type="float" office:value="0.0816" calcext:value-type="float">
            <text:p>0.081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60" calcext:value-type="float">
            <text:p>660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65" calcext:value-type="float">
            <text:p>665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0446" calcext:value-type="float">
            <text:p>0.044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70" calcext:value-type="float">
            <text:p>670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75" calcext:value-type="float">
            <text:p>675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0232" calcext:value-type="float">
            <text:p>0.023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80" calcext:value-type="float">
            <text:p>680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85" calcext:value-type="float">
            <text:p>685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119" calcext:value-type="float">
            <text:p>0.011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90" calcext:value-type="float">
            <text:p>690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082" calcext:value-type="float">
            <text:p>0.008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695" calcext:value-type="float">
            <text:p>695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057" calcext:value-type="float">
            <text:p>0.005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00" calcext:value-type="float">
            <text:p>700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41" calcext:value-type="float">
            <text:p>0.004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05" calcext:value-type="float">
            <text:p>705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10" calcext:value-type="float">
            <text:p>71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15" calcext:value-type="float">
            <text:p>715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20" calcext:value-type="float">
            <text:p>72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25" calcext:value-type="float">
            <text:p>72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30" calcext:value-type="float">
            <text:p>73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35" calcext:value-type="float">
            <text:p>7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40" calcext:value-type="float">
            <text:p>74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45" calcext:value-type="float">
            <text:p>74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50" calcext:value-type="float">
            <text:p>75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55" calcext:value-type="float">
            <text:p>75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60" calcext:value-type="float">
            <text:p>76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65" calcext:value-type="float">
            <text:p>765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770" calcext:value-type="float">
            <text:p>770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775" calcext:value-type="float">
            <text:p>775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style-name="ce3" office:value-type="float" office:value="780" calcext:value-type="float">
            <text:p>780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</table:table>
      <table:table table:name="Monoprice Graphs" table:style-name="ta1">
        <table:shapes>
          <draw:frame draw:z-index="0" draw:style-name="gr1" draw:text-style-name="P1" svg:width="453.51pt" svg:height="255.09pt" svg:x="0.77pt" svg:y="283.86pt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53.54pt" svg:y="283.01pt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  <svg:title>Green</svg:title>
          </draw:frame>
          <draw:frame draw:z-index="2" draw:style-name="gr1" draw:text-style-name="P1" svg:width="453.51pt" svg:height="255.09pt" svg:x="907.74pt" svg:y="282.76pt">
            <loext:p draw:notify-on-update-of-ranges="'Monoprice Graphs'.A10:'Monoprice Graphs'.S10 'Monoprice Graphs'.A11:'Monoprice Graphs'.S11"/>
            <draw:object xlink:href="./Object 4" xlink:type="simple" xlink:show="embed" xlink:actuate="onLoad"/>
            <draw:image xlink:href="./ObjectReplacements/Object 4" xlink:type="simple" xlink:show="embed" xlink:actuate="onLoad"/>
            <svg:title>Green</svg:title>
          </draw:frame>
          <draw:frame draw:z-index="3" draw:style-name="gr1" draw:text-style-name="P1" svg:width="453.51pt" svg:height="255.09pt" svg:x="450.34pt" svg:y="548.5pt">
            <loext:p draw:notify-on-update-of-ranges="'Monoprice Graphs'.A13:'Monoprice Graphs'.S13 'Monoprice Graphs'.A14:'Monoprice Graphs'.S14"/>
            <draw:object xlink:href="./Object 5" xlink:type="simple" xlink:show="embed" xlink:actuate="onLoad"/>
            <draw:image xlink:href="./ObjectReplacements/Object 5" xlink:type="simple" xlink:show="embed" xlink:actuate="onLoad"/>
            <svg:title>Green</svg:title>
          </draw:frame>
        </table:shapes>
        <table:table-column table:style-name="co1" table:number-columns-repeated="20" table:default-cell-style-name="Default"/>
        <table:table-row table:style-name="ro4" table:number-rows-repeated="3">
          <table:table-cell table:number-columns-repeated="20"/>
        </table:table-row>
        <table:table-row table:style-name="ro4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Red</text:p>
          </table:table-cell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6.1504" calcext:value-type="float">
            <text:p>116.1504</text:p>
          </table:table-cell>
          <table:table-cell office:value-type="float" office:value="31.1413" calcext:value-type="float">
            <text:p>31.1413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Green</text:p>
          </table:table-cell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2.4232" calcext:value-type="float">
            <text:p>112.4232</text:p>
          </table:table-cell>
          <table:table-cell office:value-type="float" office:value="66.0295" calcext:value-type="float">
            <text:p>66.0295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Blue</text:p>
          </table:table-cell>
          <table:table-cell office:value-type="float" office:value="3.7139" calcext:value-type="float">
            <text:p>3.7139</text:p>
          </table:table-cell>
          <table:table-cell office:value-type="float" office:value="109.0741" calcext:value-type="float">
            <text:p>109.0741</text:p>
          </table:table-cell>
          <table:table-cell office:value-type="float" office:value="155.7818" calcext:value-type="float">
            <text:p>155.7818</text:p>
          </table:table-cell>
          <table:table-cell office:value-type="float" office:value="26.1241" calcext:value-type="float">
            <text:p>26.1241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6.4039" calcext:value-type="float">
            <text:p>6.4039</text:p>
          </table:table-cell>
          <table:table-cell office:value-type="float" office:value="1.5356" calcext:value-type="float">
            <text:p>1.5356</text:p>
          </table:table-cell>
          <table:table-cell office:value-type="float" office:value="0.9236" calcext:value-type="float">
            <text:p>0.9236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White</text:p>
          </table:table-cell>
          <table:table-cell office:value-type="float" office:value="6.4993" calcext:value-type="float">
            <text:p>6.4993</text:p>
          </table:table-cell>
          <table:table-cell office:value-type="float" office:value="111.0219" calcext:value-type="float">
            <text:p>111.0219</text:p>
          </table:table-cell>
          <table:table-cell office:value-type="float" office:value="152.2613" calcext:value-type="float">
            <text:p>152.2613</text:p>
          </table:table-cell>
          <table:table-cell office:value-type="float" office:value="38.7024" calcext:value-type="float">
            <text:p>38.7024</text:p>
          </table:table-cell>
          <table:table-cell office:value-type="float" office:value="74.3463" calcext:value-type="float">
            <text:p>74.3463</text:p>
          </table:table-cell>
          <table:table-cell office:value-type="float" office:value="120.9616" calcext:value-type="float">
            <text:p>120.9616</text:p>
          </table:table-cell>
          <table:table-cell office:value-type="float" office:value="69.1006" calcext:value-type="float">
            <text:p>69.1006</text:p>
          </table:table-cell>
          <table:table-cell office:value-type="float" office:value="46.6393" calcext:value-type="float">
            <text:p>46.6393</text:p>
          </table:table-cell>
          <table:table-cell office:value-type="float" office:value="129.4593" calcext:value-type="float">
            <text:p>129.4593</text:p>
          </table:table-cell>
          <table:table-cell office:value-type="float" office:value="34.9391" calcext:value-type="float">
            <text:p>34.9391</text:p>
          </table:table-cell>
          <table:table-cell office:value-type="float" office:value="41.8973" calcext:value-type="float">
            <text:p>41.8973</text:p>
          </table:table-cell>
          <table:table-cell office:value-type="float" office:value="9.1338" calcext:value-type="float">
            <text:p>9.1338</text:p>
          </table:table-cell>
          <table:table-cell office:value-type="float" office:value="11.8311" calcext:value-type="float">
            <text:p>11.8311</text:p>
          </table:table-cell>
          <table:table-cell office:value-type="float" office:value="6.9033" calcext:value-type="float">
            <text:p>6.9033</text:p>
          </table:table-cell>
          <table:table-cell office:value-type="float" office:value="7.167" calcext:value-type="float">
            <text:p>7.167</text:p>
          </table:table-cell>
          <table:table-cell office:value-type="float" office:value="5.5683" calcext:value-type="float">
            <text:p>5.5683</text:p>
          </table:table-cell>
          <table:table-cell office:value-type="float" office:value="1.819" calcext:value-type="float">
            <text:p>1.819</text:p>
          </table:table-cell>
          <table:table-cell office:value-type="float" office:value="1.8102" calcext:value-type="float">
            <text:p>1.8102</text:p>
          </table:table-cell>
          <table:table-cell office:value-type="string" calcext:value-type="string">
            <text:p><text:s/></text:p>
          </table:table-cell>
        </table:table-row>
      </table:table>
      <table:table table:name="Monoprice" table:style-name="ta1">
        <table:table-column table:style-name="co2" table:default-cell-style-name="Default"/>
        <table:table-column table:style-name="co1" table:number-columns-repeated="19" table:default-cell-style-name="Default"/>
        <table:table-row table:style-name="ro4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/>
          <table:table-cell table:style-name="ce5"/>
          <table:table-cell table:number-columns-repeated="18"/>
        </table:table-row>
        <table:table-row table:style-name="ro4">
          <table:table-cell office:value-type="string" calcext:value-type="string">
            <text:p>Bright light</text:p>
          </table:table-cell>
          <table:table-cell office:value-type="float" office:value="61.2787" calcext:value-type="float">
            <text:p>61.2787</text:p>
          </table:table-cell>
          <table:table-cell office:value-type="float" office:value="456.7479" calcext:value-type="float">
            <text:p>456.7479</text:p>
          </table:table-cell>
          <table:table-cell office:value-type="float" office:value="413.658" calcext:value-type="float">
            <text:p>413.658</text:p>
          </table:table-cell>
          <table:table-cell office:value-type="float" office:value="163.5174" calcext:value-type="float">
            <text:p>163.5174</text:p>
          </table:table-cell>
          <table:table-cell office:value-type="float" office:value="402.5771" calcext:value-type="float">
            <text:p>402.5771</text:p>
          </table:table-cell>
          <table:table-cell office:value-type="float" office:value="696.5967" calcext:value-type="float">
            <text:p>696.5967</text:p>
          </table:table-cell>
          <table:table-cell office:value-type="float" office:value="389.0109" calcext:value-type="float">
            <text:p>389.0109</text:p>
          </table:table-cell>
          <table:table-cell office:value-type="float" office:value="573.9871" calcext:value-type="float">
            <text:p>573.9871</text:p>
          </table:table-cell>
          <table:table-cell office:value-type="float" office:value="1260.7161" calcext:value-type="float">
            <text:p>1260.7161</text:p>
          </table:table-cell>
          <table:table-cell office:value-type="float" office:value="148.491" calcext:value-type="float">
            <text:p>148.491</text:p>
          </table:table-cell>
          <table:table-cell office:value-type="float" office:value="70.1536" calcext:value-type="float">
            <text:p>70.1536</text:p>
          </table:table-cell>
          <table:table-cell office:value-type="float" office:value="24.2396" calcext:value-type="float">
            <text:p>24.2396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7.4601" calcext:value-type="float">
            <text:p>47.4601</text:p>
          </table:table-cell>
          <table:table-cell office:value-type="float" office:value="142.4449" calcext:value-type="float">
            <text:p>142.4449</text:p>
          </table:table-cell>
          <table:table-cell office:value-type="float" office:value="41.2051" calcext:value-type="float">
            <text:p>41.2051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60.3502" calcext:value-type="float">
            <text:p>60.3502</text:p>
          </table:table-cell>
          <table:table-cell office:value-type="float" office:value="455.774" calcext:value-type="float">
            <text:p>455.774</text:p>
          </table:table-cell>
          <table:table-cell office:value-type="float" office:value="412.7778" calcext:value-type="float">
            <text:p>412.7778</text:p>
          </table:table-cell>
          <table:table-cell office:value-type="float" office:value="162.5499" calcext:value-type="float">
            <text:p>162.5499</text:p>
          </table:table-cell>
          <table:table-cell office:value-type="float" office:value="401.7862" calcext:value-type="float">
            <text:p>401.7862</text:p>
          </table:table-cell>
          <table:table-cell office:value-type="float" office:value="695.1736" calcext:value-type="float">
            <text:p>695.1736</text:p>
          </table:table-cell>
          <table:table-cell office:value-type="float" office:value="388.499" calcext:value-type="float">
            <text:p>388.499</text:p>
          </table:table-cell>
          <table:table-cell office:value-type="float" office:value="573.0635" calcext:value-type="float">
            <text:p>573.0635</text:p>
          </table:table-cell>
          <table:table-cell office:value-type="float" office:value="1259.5062" calcext:value-type="float">
            <text:p>1259.5062</text:p>
          </table:table-cell>
          <table:table-cell office:value-type="float" office:value="148.1112" calcext:value-type="float">
            <text:p>148.1112</text:p>
          </table:table-cell>
          <table:table-cell office:value-type="float" office:value="70.1536" calcext:value-type="float">
            <text:p>70.1536</text:p>
          </table:table-cell>
          <table:table-cell office:value-type="float" office:value="24.2396" calcext:value-type="float">
            <text:p>24.2396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7.4601" calcext:value-type="float">
            <text:p>47.4601</text:p>
          </table:table-cell>
          <table:table-cell office:value-type="float" office:value="141.549" calcext:value-type="float">
            <text:p>141.549</text:p>
          </table:table-cell>
          <table:table-cell office:value-type="float" office:value="41.2051" calcext:value-type="float">
            <text:p>41.2051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9.4217" calcext:value-type="float">
            <text:p>59.4217</text:p>
          </table:table-cell>
          <table:table-cell office:value-type="float" office:value="453.8263" calcext:value-type="float">
            <text:p>453.8263</text:p>
          </table:table-cell>
          <table:table-cell office:value-type="float" office:value="411.0176" calcext:value-type="float">
            <text:p>411.0176</text:p>
          </table:table-cell>
          <table:table-cell office:value-type="float" office:value="159.6472" calcext:value-type="float">
            <text:p>159.6472</text:p>
          </table:table-cell>
          <table:table-cell office:value-type="float" office:value="400.2043" calcext:value-type="float">
            <text:p>400.2043</text:p>
          </table:table-cell>
          <table:table-cell office:value-type="float" office:value="693.039" calcext:value-type="float">
            <text:p>693.039</text:p>
          </table:table-cell>
          <table:table-cell office:value-type="float" office:value="387.4753" calcext:value-type="float">
            <text:p>387.4753</text:p>
          </table:table-cell>
          <table:table-cell office:value-type="float" office:value="569.8311" calcext:value-type="float">
            <text:p>569.8311</text:p>
          </table:table-cell>
          <table:table-cell office:value-type="float" office:value="1257.0864" calcext:value-type="float">
            <text:p>1257.0864</text:p>
          </table:table-cell>
          <table:table-cell office:value-type="float" office:value="147.7314" calcext:value-type="float">
            <text:p>147.7314</text:p>
          </table:table-cell>
          <table:table-cell office:value-type="float" office:value="69.1792" calcext:value-type="float">
            <text:p>69.1792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1.549" calcext:value-type="float">
            <text:p>141.549</text:p>
          </table:table-cell>
          <table:table-cell office:value-type="float" office:value="41.2051" calcext:value-type="float">
            <text:p>41.2051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8.4933" calcext:value-type="float">
            <text:p>58.4933</text:p>
          </table:table-cell>
          <table:table-cell office:value-type="float" office:value="451.8785" calcext:value-type="float">
            <text:p>451.8785</text:p>
          </table:table-cell>
          <table:table-cell office:value-type="float" office:value="409.2574" calcext:value-type="float">
            <text:p>409.2574</text:p>
          </table:table-cell>
          <table:table-cell office:value-type="float" office:value="157.7121" calcext:value-type="float">
            <text:p>157.7121</text:p>
          </table:table-cell>
          <table:table-cell office:value-type="float" office:value="398.6225" calcext:value-type="float">
            <text:p>398.6225</text:p>
          </table:table-cell>
          <table:table-cell office:value-type="float" office:value="690.1929" calcext:value-type="float">
            <text:p>690.1929</text:p>
          </table:table-cell>
          <table:table-cell office:value-type="float" office:value="385.9398" calcext:value-type="float">
            <text:p>385.9398</text:p>
          </table:table-cell>
          <table:table-cell office:value-type="float" office:value="566.5986" calcext:value-type="float">
            <text:p>566.5986</text:p>
          </table:table-cell>
          <table:table-cell office:value-type="float" office:value="1255.8765" calcext:value-type="float">
            <text:p>1255.8765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9.1792" calcext:value-type="float">
            <text:p>69.1792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8.2453" calcext:value-type="float">
            <text:p>58.2453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7.5648" calcext:value-type="float">
            <text:p>57.5648</text:p>
          </table:table-cell>
          <table:table-cell office:value-type="float" office:value="451.8785" calcext:value-type="float">
            <text:p>451.8785</text:p>
          </table:table-cell>
          <table:table-cell office:value-type="float" office:value="408.3772" calcext:value-type="float">
            <text:p>408.3772</text:p>
          </table:table-cell>
          <table:table-cell office:value-type="float" office:value="156.7445" calcext:value-type="float">
            <text:p>156.7445</text:p>
          </table:table-cell>
          <table:table-cell office:value-type="float" office:value="398.6225" calcext:value-type="float">
            <text:p>398.6225</text:p>
          </table:table-cell>
          <table:table-cell office:value-type="float" office:value="690.1929" calcext:value-type="float">
            <text:p>690.1929</text:p>
          </table:table-cell>
          <table:table-cell office:value-type="float" office:value="385.9398" calcext:value-type="float">
            <text:p>385.9398</text:p>
          </table:table-cell>
          <table:table-cell office:value-type="float" office:value="566.1368" calcext:value-type="float">
            <text:p>566.1368</text:p>
          </table:table-cell>
          <table:table-cell office:value-type="float" office:value="1254.6666" calcext:value-type="float">
            <text:p>1254.6666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8.2453" calcext:value-type="float">
            <text:p>58.2453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7.5648" calcext:value-type="float">
            <text:p>57.5648</text:p>
          </table:table-cell>
          <table:table-cell office:value-type="float" office:value="450.9047" calcext:value-type="float">
            <text:p>450.9047</text:p>
          </table:table-cell>
          <table:table-cell office:value-type="float" office:value="408.3772" calcext:value-type="float">
            <text:p>408.3772</text:p>
          </table:table-cell>
          <table:table-cell office:value-type="float" office:value="156.7445" calcext:value-type="float">
            <text:p>156.7445</text:p>
          </table:table-cell>
          <table:table-cell office:value-type="float" office:value="398.6225" calcext:value-type="float">
            <text:p>398.6225</text:p>
          </table:table-cell>
          <table:table-cell office:value-type="float" office:value="689.4813" calcext:value-type="float">
            <text:p>689.4813</text:p>
          </table:table-cell>
          <table:table-cell office:value-type="float" office:value="385.4279" calcext:value-type="float">
            <text:p>385.4279</text:p>
          </table:table-cell>
          <table:table-cell office:value-type="float" office:value="565.2133" calcext:value-type="float">
            <text:p>565.2133</text:p>
          </table:table-cell>
          <table:table-cell office:value-type="float" office:value="1254.6666" calcext:value-type="float">
            <text:p>1254.6666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9.1792" calcext:value-type="float">
            <text:p>69.1792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1.549" calcext:value-type="float">
            <text:p>141.549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7.5648" calcext:value-type="float">
            <text:p>57.5648</text:p>
          </table:table-cell>
          <table:table-cell office:value-type="float" office:value="450.9047" calcext:value-type="float">
            <text:p>450.9047</text:p>
          </table:table-cell>
          <table:table-cell office:value-type="float" office:value="408.3772" calcext:value-type="float">
            <text:p>408.3772</text:p>
          </table:table-cell>
          <table:table-cell office:value-type="float" office:value="157.7121" calcext:value-type="float">
            <text:p>157.7121</text:p>
          </table:table-cell>
          <table:table-cell office:value-type="float" office:value="398.6225" calcext:value-type="float">
            <text:p>398.6225</text:p>
          </table:table-cell>
          <table:table-cell office:value-type="float" office:value="690.1929" calcext:value-type="float">
            <text:p>690.1929</text:p>
          </table:table-cell>
          <table:table-cell office:value-type="float" office:value="385.4279" calcext:value-type="float">
            <text:p>385.4279</text:p>
          </table:table-cell>
          <table:table-cell office:value-type="float" office:value="564.7515" calcext:value-type="float">
            <text:p>564.7515</text:p>
          </table:table-cell>
          <table:table-cell office:value-type="float" office:value="1254.6666" calcext:value-type="float">
            <text:p>1254.6666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7.5648" calcext:value-type="float">
            <text:p>57.5648</text:p>
          </table:table-cell>
          <table:table-cell office:value-type="float" office:value="449.9308" calcext:value-type="float">
            <text:p>449.9308</text:p>
          </table:table-cell>
          <table:table-cell office:value-type="float" office:value="407.4971" calcext:value-type="float">
            <text:p>407.4971</text:p>
          </table:table-cell>
          <table:table-cell office:value-type="float" office:value="156.7445" calcext:value-type="float">
            <text:p>156.7445</text:p>
          </table:table-cell>
          <table:table-cell office:value-type="float" office:value="397.8316" calcext:value-type="float">
            <text:p>397.8316</text:p>
          </table:table-cell>
          <table:table-cell office:value-type="float" office:value="688.7698" calcext:value-type="float">
            <text:p>688.7698</text:p>
          </table:table-cell>
          <table:table-cell office:value-type="float" office:value="384.916" calcext:value-type="float">
            <text:p>384.916</text:p>
          </table:table-cell>
          <table:table-cell office:value-type="float" office:value="564.2897" calcext:value-type="float">
            <text:p>564.2897</text:p>
          </table:table-cell>
          <table:table-cell office:value-type="float" office:value="1255.8765" calcext:value-type="float">
            <text:p>1255.8765</text:p>
          </table:table-cell>
          <table:table-cell office:value-type="float" office:value="147.7314" calcext:value-type="float">
            <text:p>147.7314</text:p>
          </table:table-cell>
          <table:table-cell office:value-type="float" office:value="69.1792" calcext:value-type="float">
            <text:p>69.1792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1.549" calcext:value-type="float">
            <text:p>141.549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6.6363" calcext:value-type="float">
            <text:p>56.6363</text:p>
          </table:table-cell>
          <table:table-cell office:value-type="float" office:value="449.9308" calcext:value-type="float">
            <text:p>449.9308</text:p>
          </table:table-cell>
          <table:table-cell office:value-type="float" office:value="407.4971" calcext:value-type="float">
            <text:p>407.4971</text:p>
          </table:table-cell>
          <table:table-cell office:value-type="float" office:value="156.7445" calcext:value-type="float">
            <text:p>156.7445</text:p>
          </table:table-cell>
          <table:table-cell office:value-type="float" office:value="397.8316" calcext:value-type="float">
            <text:p>397.8316</text:p>
          </table:table-cell>
          <table:table-cell office:value-type="float" office:value="688.7698" calcext:value-type="float">
            <text:p>688.7698</text:p>
          </table:table-cell>
          <table:table-cell office:value-type="float" office:value="384.4042" calcext:value-type="float">
            <text:p>384.4042</text:p>
          </table:table-cell>
          <table:table-cell office:value-type="float" office:value="563.8279" calcext:value-type="float">
            <text:p>563.8279</text:p>
          </table:table-cell>
          <table:table-cell office:value-type="float" office:value="1254.6666" calcext:value-type="float">
            <text:p>1254.6666</text:p>
          </table:table-cell>
          <table:table-cell office:value-type="float" office:value="147.7314" calcext:value-type="float">
            <text:p>147.7314</text:p>
          </table:table-cell>
          <table:table-cell office:value-type="float" office:value="69.1792" calcext:value-type="float">
            <text:p>69.1792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6.6363" calcext:value-type="float">
            <text:p>56.6363</text:p>
          </table:table-cell>
          <table:table-cell office:value-type="float" office:value="448.9569" calcext:value-type="float">
            <text:p>448.9569</text:p>
          </table:table-cell>
          <table:table-cell office:value-type="float" office:value="406.617" calcext:value-type="float">
            <text:p>406.617</text:p>
          </table:table-cell>
          <table:table-cell office:value-type="float" office:value="155.777" calcext:value-type="float">
            <text:p>155.777</text:p>
          </table:table-cell>
          <table:table-cell office:value-type="float" office:value="397.8316" calcext:value-type="float">
            <text:p>397.8316</text:p>
          </table:table-cell>
          <table:table-cell office:value-type="float" office:value="688.0582" calcext:value-type="float">
            <text:p>688.0582</text:p>
          </table:table-cell>
          <table:table-cell office:value-type="float" office:value="384.4042" calcext:value-type="float">
            <text:p>384.4042</text:p>
          </table:table-cell>
          <table:table-cell office:value-type="float" office:value="563.3662" calcext:value-type="float">
            <text:p>563.3662</text:p>
          </table:table-cell>
          <table:table-cell office:value-type="float" office:value="1254.6666" calcext:value-type="float">
            <text:p>1254.6666</text:p>
          </table:table-cell>
          <table:table-cell office:value-type="float" office:value="147.7314" calcext:value-type="float">
            <text:p>147.7314</text:p>
          </table:table-cell>
          <table:table-cell office:value-type="float" office:value="69.1792" calcext:value-type="float">
            <text:p>69.1792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6.6363" calcext:value-type="float">
            <text:p>56.6363</text:p>
          </table:table-cell>
          <table:table-cell office:value-type="float" office:value="448.9569" calcext:value-type="float">
            <text:p>448.9569</text:p>
          </table:table-cell>
          <table:table-cell office:value-type="float" office:value="406.617" calcext:value-type="float">
            <text:p>406.617</text:p>
          </table:table-cell>
          <table:table-cell office:value-type="float" office:value="155.777" calcext:value-type="float">
            <text:p>155.777</text:p>
          </table:table-cell>
          <table:table-cell office:value-type="float" office:value="397.8316" calcext:value-type="float">
            <text:p>397.8316</text:p>
          </table:table-cell>
          <table:table-cell office:value-type="float" office:value="688.0582" calcext:value-type="float">
            <text:p>688.0582</text:p>
          </table:table-cell>
          <table:table-cell office:value-type="float" office:value="384.4042" calcext:value-type="float">
            <text:p>384.4042</text:p>
          </table:table-cell>
          <table:table-cell office:value-type="float" office:value="562.9044" calcext:value-type="float">
            <text:p>562.9044</text:p>
          </table:table-cell>
          <table:table-cell office:value-type="float" office:value="1254.6666" calcext:value-type="float">
            <text:p>1254.6666</text:p>
          </table:table-cell>
          <table:table-cell office:value-type="float" office:value="147.7314" calcext:value-type="float">
            <text:p>147.7314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6.6363" calcext:value-type="float">
            <text:p>56.6363</text:p>
          </table:table-cell>
          <table:table-cell office:value-type="float" office:value="447.983" calcext:value-type="float">
            <text:p>447.983</text:p>
          </table:table-cell>
          <table:table-cell office:value-type="float" office:value="405.7368" calcext:value-type="float">
            <text:p>405.7368</text:p>
          </table:table-cell>
          <table:table-cell office:value-type="float" office:value="155.777" calcext:value-type="float">
            <text:p>155.777</text:p>
          </table:table-cell>
          <table:table-cell office:value-type="float" office:value="397.0407" calcext:value-type="float">
            <text:p>397.0407</text:p>
          </table:table-cell>
          <table:table-cell office:value-type="float" office:value="687.3467" calcext:value-type="float">
            <text:p>687.3467</text:p>
          </table:table-cell>
          <table:table-cell office:value-type="float" office:value="383.3805" calcext:value-type="float">
            <text:p>383.3805</text:p>
          </table:table-cell>
          <table:table-cell office:value-type="float" office:value="562.4426" calcext:value-type="float">
            <text:p>562.4426</text:p>
          </table:table-cell>
          <table:table-cell office:value-type="float" office:value="1253.4567" calcext:value-type="float">
            <text:p>1253.4567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6.6363" calcext:value-type="float">
            <text:p>56.6363</text:p>
          </table:table-cell>
          <table:table-cell office:value-type="float" office:value="447.983" calcext:value-type="float">
            <text:p>447.983</text:p>
          </table:table-cell>
          <table:table-cell office:value-type="float" office:value="405.7368" calcext:value-type="float">
            <text:p>405.7368</text:p>
          </table:table-cell>
          <table:table-cell office:value-type="float" office:value="155.777" calcext:value-type="float">
            <text:p>155.777</text:p>
          </table:table-cell>
          <table:table-cell office:value-type="float" office:value="397.0407" calcext:value-type="float">
            <text:p>397.0407</text:p>
          </table:table-cell>
          <table:table-cell office:value-type="float" office:value="687.3467" calcext:value-type="float">
            <text:p>687.3467</text:p>
          </table:table-cell>
          <table:table-cell office:value-type="float" office:value="383.3805" calcext:value-type="float">
            <text:p>383.3805</text:p>
          </table:table-cell>
          <table:table-cell office:value-type="float" office:value="561.5191" calcext:value-type="float">
            <text:p>561.5191</text:p>
          </table:table-cell>
          <table:table-cell office:value-type="float" office:value="1252.2468" calcext:value-type="float">
            <text:p>1252.2468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6.6363" calcext:value-type="float">
            <text:p>56.6363</text:p>
          </table:table-cell>
          <table:table-cell office:value-type="float" office:value="447.0092" calcext:value-type="float">
            <text:p>447.0092</text:p>
          </table:table-cell>
          <table:table-cell office:value-type="float" office:value="404.8567" calcext:value-type="float">
            <text:p>404.8567</text:p>
          </table:table-cell>
          <table:table-cell office:value-type="float" office:value="154.8094" calcext:value-type="float">
            <text:p>154.8094</text:p>
          </table:table-cell>
          <table:table-cell office:value-type="float" office:value="396.2498" calcext:value-type="float">
            <text:p>396.2498</text:p>
          </table:table-cell>
          <table:table-cell office:value-type="float" office:value="685.9236" calcext:value-type="float">
            <text:p>685.9236</text:p>
          </table:table-cell>
          <table:table-cell office:value-type="float" office:value="382.8686" calcext:value-type="float">
            <text:p>382.8686</text:p>
          </table:table-cell>
          <table:table-cell office:value-type="float" office:value="560.5955" calcext:value-type="float">
            <text:p>560.5955</text:p>
          </table:table-cell>
          <table:table-cell office:value-type="float" office:value="1251.0369" calcext:value-type="float">
            <text:p>1251.0369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5.7079" calcext:value-type="float">
            <text:p>55.7079</text:p>
          </table:table-cell>
          <table:table-cell office:value-type="float" office:value="447.0092" calcext:value-type="float">
            <text:p>447.0092</text:p>
          </table:table-cell>
          <table:table-cell office:value-type="float" office:value="404.8567" calcext:value-type="float">
            <text:p>404.8567</text:p>
          </table:table-cell>
          <table:table-cell office:value-type="float" office:value="154.8094" calcext:value-type="float">
            <text:p>154.8094</text:p>
          </table:table-cell>
          <table:table-cell office:value-type="float" office:value="396.2498" calcext:value-type="float">
            <text:p>396.2498</text:p>
          </table:table-cell>
          <table:table-cell office:value-type="float" office:value="685.9236" calcext:value-type="float">
            <text:p>685.9236</text:p>
          </table:table-cell>
          <table:table-cell office:value-type="float" office:value="383.3805" calcext:value-type="float">
            <text:p>383.3805</text:p>
          </table:table-cell>
          <table:table-cell office:value-type="float" office:value="561.0573" calcext:value-type="float">
            <text:p>561.0573</text:p>
          </table:table-cell>
          <table:table-cell office:value-type="float" office:value="1252.2468" calcext:value-type="float">
            <text:p>1252.2468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5.7079" calcext:value-type="float">
            <text:p>55.7079</text:p>
          </table:table-cell>
          <table:table-cell office:value-type="float" office:value="447.0092" calcext:value-type="float">
            <text:p>447.0092</text:p>
          </table:table-cell>
          <table:table-cell office:value-type="float" office:value="403.9766" calcext:value-type="float">
            <text:p>403.9766</text:p>
          </table:table-cell>
          <table:table-cell office:value-type="float" office:value="153.8418" calcext:value-type="float">
            <text:p>153.8418</text:p>
          </table:table-cell>
          <table:table-cell office:value-type="float" office:value="395.4589" calcext:value-type="float">
            <text:p>395.4589</text:p>
          </table:table-cell>
          <table:table-cell office:value-type="float" office:value="685.2121" calcext:value-type="float">
            <text:p>685.2121</text:p>
          </table:table-cell>
          <table:table-cell office:value-type="float" office:value="382.3568" calcext:value-type="float">
            <text:p>382.3568</text:p>
          </table:table-cell>
          <table:table-cell office:value-type="float" office:value="559.672" calcext:value-type="float">
            <text:p>559.672</text:p>
          </table:table-cell>
          <table:table-cell office:value-type="float" office:value="1249.827" calcext:value-type="float">
            <text:p>1249.827</text:p>
          </table:table-cell>
          <table:table-cell office:value-type="float" office:value="146.9719" calcext:value-type="float">
            <text:p>146.9719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8.2453" calcext:value-type="float">
            <text:p>58.2453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5.7079" calcext:value-type="float">
            <text:p>55.7079</text:p>
          </table:table-cell>
          <table:table-cell office:value-type="float" office:value="447.0092" calcext:value-type="float">
            <text:p>447.0092</text:p>
          </table:table-cell>
          <table:table-cell office:value-type="float" office:value="404.8567" calcext:value-type="float">
            <text:p>404.8567</text:p>
          </table:table-cell>
          <table:table-cell office:value-type="float" office:value="154.8094" calcext:value-type="float">
            <text:p>154.8094</text:p>
          </table:table-cell>
          <table:table-cell office:value-type="float" office:value="396.2498" calcext:value-type="float">
            <text:p>396.2498</text:p>
          </table:table-cell>
          <table:table-cell office:value-type="float" office:value="685.9236" calcext:value-type="float">
            <text:p>685.9236</text:p>
          </table:table-cell>
          <table:table-cell office:value-type="float" office:value="382.8686" calcext:value-type="float">
            <text:p>382.8686</text:p>
          </table:table-cell>
          <table:table-cell office:value-type="float" office:value="560.1338" calcext:value-type="float">
            <text:p>560.1338</text:p>
          </table:table-cell>
          <table:table-cell office:value-type="float" office:value="1252.2468" calcext:value-type="float">
            <text:p>1252.2468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55.7079" calcext:value-type="float">
            <text:p>55.7079</text:p>
          </table:table-cell>
          <table:table-cell office:value-type="float" office:value="275.607" calcext:value-type="float">
            <text:p>275.607</text:p>
          </table:table-cell>
          <table:table-cell office:value-type="float" office:value="244.6743" calcext:value-type="float">
            <text:p>244.6743</text:p>
          </table:table-cell>
          <table:table-cell office:value-type="float" office:value="153.8418" calcext:value-type="float">
            <text:p>153.8418</text:p>
          </table:table-cell>
          <table:table-cell office:value-type="float" office:value="219.8751" calcext:value-type="float">
            <text:p>219.8751</text:p>
          </table:table-cell>
          <table:table-cell office:value-type="float" office:value="684.5005" calcext:value-type="float">
            <text:p>684.5005</text:p>
          </table:table-cell>
          <table:table-cell office:value-type="float" office:value="382.3568" calcext:value-type="float">
            <text:p>382.3568</text:p>
          </table:table-cell>
          <table:table-cell office:value-type="float" office:value="559.672" calcext:value-type="float">
            <text:p>559.672</text:p>
          </table:table-cell>
          <table:table-cell office:value-type="float" office:value="1252.2468" calcext:value-type="float">
            <text:p>1252.2468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537" calcext:value-type="float">
            <text:p>23.537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60.3502" calcext:value-type="float">
            <text:p>60.3502</text:p>
          </table:table-cell>
          <table:table-cell office:value-type="float" office:value="460.6434" calcext:value-type="float">
            <text:p>460.6434</text:p>
          </table:table-cell>
          <table:table-cell office:value-type="float" office:value="421.5791" calcext:value-type="float">
            <text:p>421.5791</text:p>
          </table:table-cell>
          <table:table-cell office:value-type="float" office:value="154.8094" calcext:value-type="float">
            <text:p>154.8094</text:p>
          </table:table-cell>
          <table:table-cell office:value-type="float" office:value="398.6225" calcext:value-type="float">
            <text:p>398.6225</text:p>
          </table:table-cell>
          <table:table-cell office:value-type="float" office:value="685.2121" calcext:value-type="float">
            <text:p>685.2121</text:p>
          </table:table-cell>
          <table:table-cell office:value-type="float" office:value="398.2243" calcext:value-type="float">
            <text:p>398.2243</text:p>
          </table:table-cell>
          <table:table-cell office:value-type="float" office:value="569.8311" calcext:value-type="float">
            <text:p>569.8311</text:p>
          </table:table-cell>
          <table:table-cell office:value-type="float" office:value="1251.0369" calcext:value-type="float">
            <text:p>1251.0369</text:p>
          </table:table-cell>
          <table:table-cell office:value-type="float" office:value="147.7314" calcext:value-type="float">
            <text:p>147.7314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4.5909" calcext:value-type="float">
            <text:p>24.5909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 office:value-type="string" calcext:value-type="string">
            <text:p>Bright light moved away</text:p>
          </table:table-cell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5.2807" calcext:value-type="float">
            <text:p>5.2807</text:p>
          </table:table-cell>
          <table:table-cell office:value-type="float" office:value="5.8054" calcext:value-type="float">
            <text:p>5.8054</text:p>
          </table:table-cell>
          <table:table-cell office:value-type="float" office:value="4.7455" calcext:value-type="float">
            <text:p>4.7455</text:p>
          </table:table-cell>
          <table:table-cell office:value-type="float" office:value="6.4039" calcext:value-type="float">
            <text:p>6.4039</text:p>
          </table:table-cell>
          <table:table-cell office:value-type="float" office:value="3.0711" calcext:value-type="float">
            <text:p>3.0711</text:p>
          </table:table-cell>
          <table:table-cell office:value-type="float" office:value="3.6942" calcext:value-type="float">
            <text:p>3.6942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2.6584" calcext:value-type="float">
            <text:p>2.6584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2.9216" calcext:value-type="float">
            <text:p>2.9216</text:p>
          </table:table-cell>
          <table:table-cell office:value-type="float" office:value="4.4006" calcext:value-type="float">
            <text:p>4.4006</text:p>
          </table:table-cell>
          <table:table-cell office:value-type="float" office:value="3.8702" calcext:value-type="float">
            <text:p>3.8702</text:p>
          </table:table-cell>
          <table:table-cell office:value-type="float" office:value="3.9546" calcext:value-type="float">
            <text:p>3.9546</text:p>
          </table:table-cell>
          <table:table-cell office:value-type="float" office:value="4.2692" calcext:value-type="float">
            <text:p>4.2692</text:p>
          </table:table-cell>
          <table:table-cell office:value-type="float" office:value="2.5593" calcext:value-type="float">
            <text:p>2.5593</text:p>
          </table:table-cell>
          <table:table-cell office:value-type="float" office:value="3.2324" calcext:value-type="float">
            <text:p>3.2324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2.6584" calcext:value-type="float">
            <text:p>2.6584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2.9216" calcext:value-type="float">
            <text:p>2.9216</text:p>
          </table:table-cell>
          <table:table-cell office:value-type="float" office:value="4.4006" calcext:value-type="float">
            <text:p>4.4006</text:p>
          </table:table-cell>
          <table:table-cell office:value-type="float" office:value="3.8702" calcext:value-type="float">
            <text:p>3.8702</text:p>
          </table:table-cell>
          <table:table-cell office:value-type="float" office:value="3.9546" calcext:value-type="float">
            <text:p>3.9546</text:p>
          </table:table-cell>
          <table:table-cell office:value-type="float" office:value="4.2692" calcext:value-type="float">
            <text:p>4.2692</text:p>
          </table:table-cell>
          <table:table-cell office:value-type="float" office:value="2.5593" calcext:value-type="float">
            <text:p>2.5593</text:p>
          </table:table-cell>
          <table:table-cell office:value-type="float" office:value="3.2324" calcext:value-type="float">
            <text:p>3.2324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2.2786" calcext:value-type="float">
            <text:p>2.2786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2.9216" calcext:value-type="float">
            <text:p>2.9216</text:p>
          </table:table-cell>
          <table:table-cell office:value-type="float" office:value="4.4006" calcext:value-type="float">
            <text:p>4.4006</text:p>
          </table:table-cell>
          <table:table-cell office:value-type="float" office:value="3.8702" calcext:value-type="float">
            <text:p>3.8702</text:p>
          </table:table-cell>
          <table:table-cell office:value-type="float" office:value="3.9546" calcext:value-type="float">
            <text:p>3.9546</text:p>
          </table:table-cell>
          <table:table-cell office:value-type="float" office:value="4.2692" calcext:value-type="float">
            <text:p>4.2692</text:p>
          </table:table-cell>
          <table:table-cell office:value-type="float" office:value="2.5593" calcext:value-type="float">
            <text:p>2.5593</text:p>
          </table:table-cell>
          <table:table-cell office:value-type="float" office:value="3.2324" calcext:value-type="float">
            <text:p>3.2324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2.2786" calcext:value-type="float">
            <text:p>2.2786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4.4006" calcext:value-type="float">
            <text:p>4.4006</text:p>
          </table:table-cell>
          <table:table-cell office:value-type="float" office:value="3.8702" calcext:value-type="float">
            <text:p>3.8702</text:p>
          </table:table-cell>
          <table:table-cell office:value-type="float" office:value="3.9546" calcext:value-type="float">
            <text:p>3.9546</text:p>
          </table:table-cell>
          <table:table-cell office:value-type="float" office:value="4.9808" calcext:value-type="float">
            <text:p>4.9808</text:p>
          </table:table-cell>
          <table:table-cell office:value-type="float" office:value="3.0711" calcext:value-type="float">
            <text:p>3.0711</text:p>
          </table:table-cell>
          <table:table-cell office:value-type="float" office:value="3.6942" calcext:value-type="float">
            <text:p>3.6942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2.2786" calcext:value-type="float">
            <text:p>2.2786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4.4006" calcext:value-type="float">
            <text:p>4.4006</text:p>
          </table:table-cell>
          <table:table-cell office:value-type="float" office:value="4.8378" calcext:value-type="float">
            <text:p>4.8378</text:p>
          </table:table-cell>
          <table:table-cell office:value-type="float" office:value="4.7455" calcext:value-type="float">
            <text:p>4.7455</text:p>
          </table:table-cell>
          <table:table-cell office:value-type="float" office:value="4.9808" calcext:value-type="float">
            <text:p>4.9808</text:p>
          </table:table-cell>
          <table:table-cell office:value-type="float" office:value="3.0711" calcext:value-type="float">
            <text:p>3.0711</text:p>
          </table:table-cell>
          <table:table-cell office:value-type="float" office:value="4.156" calcext:value-type="float">
            <text:p>4.156</text:p>
          </table:table-cell>
          <table:table-cell office:value-type="float" office:value="12.099" calcext:value-type="float">
            <text:p>12.099</text:p>
          </table:table-cell>
          <table:table-cell office:value-type="float" office:value="3.7977" calcext:value-type="float">
            <text:p>3.7977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4.4006" calcext:value-type="float">
            <text:p>4.4006</text:p>
          </table:table-cell>
          <table:table-cell office:value-type="float" office:value="3.8702" calcext:value-type="float">
            <text:p>3.8702</text:p>
          </table:table-cell>
          <table:table-cell office:value-type="float" office:value="3.9546" calcext:value-type="float">
            <text:p>3.9546</text:p>
          </table:table-cell>
          <table:table-cell office:value-type="float" office:value="4.9808" calcext:value-type="float">
            <text:p>4.9808</text:p>
          </table:table-cell>
          <table:table-cell office:value-type="float" office:value="2.5593" calcext:value-type="float">
            <text:p>2.5593</text:p>
          </table:table-cell>
          <table:table-cell office:value-type="float" office:value="3.6942" calcext:value-type="float">
            <text:p>3.6942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2.6584" calcext:value-type="float">
            <text:p>2.6584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5.2807" calcext:value-type="float">
            <text:p>5.2807</text:p>
          </table:table-cell>
          <table:table-cell office:value-type="float" office:value="4.8378" calcext:value-type="float">
            <text:p>4.8378</text:p>
          </table:table-cell>
          <table:table-cell office:value-type="float" office:value="4.7455" calcext:value-type="float">
            <text:p>4.7455</text:p>
          </table:table-cell>
          <table:table-cell office:value-type="float" office:value="5.6923" calcext:value-type="float">
            <text:p>5.6923</text:p>
          </table:table-cell>
          <table:table-cell office:value-type="float" office:value="3.0711" calcext:value-type="float">
            <text:p>3.0711</text:p>
          </table:table-cell>
          <table:table-cell office:value-type="float" office:value="4.156" calcext:value-type="float">
            <text:p>4.156</text:p>
          </table:table-cell>
          <table:table-cell office:value-type="float" office:value="14.5188" calcext:value-type="float">
            <text:p>14.5188</text:p>
          </table:table-cell>
          <table:table-cell office:value-type="float" office:value="3.0382" calcext:value-type="float">
            <text:p>3.0382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5.2807" calcext:value-type="float">
            <text:p>5.2807</text:p>
          </table:table-cell>
          <table:table-cell office:value-type="float" office:value="4.8378" calcext:value-type="float">
            <text:p>4.8378</text:p>
          </table:table-cell>
          <table:table-cell office:value-type="float" office:value="4.7455" calcext:value-type="float">
            <text:p>4.7455</text:p>
          </table:table-cell>
          <table:table-cell office:value-type="float" office:value="4.9808" calcext:value-type="float">
            <text:p>4.9808</text:p>
          </table:table-cell>
          <table:table-cell office:value-type="float" office:value="3.0711" calcext:value-type="float">
            <text:p>3.0711</text:p>
          </table:table-cell>
          <table:table-cell office:value-type="float" office:value="3.6942" calcext:value-type="float">
            <text:p>3.6942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2.6584" calcext:value-type="float">
            <text:p>2.6584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5.8054" calcext:value-type="float">
            <text:p>5.8054</text:p>
          </table:table-cell>
          <table:table-cell office:value-type="float" office:value="5.5364" calcext:value-type="float">
            <text:p>5.5364</text:p>
          </table:table-cell>
          <table:table-cell office:value-type="float" office:value="6.4039" calcext:value-type="float">
            <text:p>6.4039</text:p>
          </table:table-cell>
          <table:table-cell office:value-type="float" office:value="4.0949" calcext:value-type="float">
            <text:p>4.0949</text:p>
          </table:table-cell>
          <table:table-cell office:value-type="float" office:value="5.0795" calcext:value-type="float">
            <text:p>5.0795</text:p>
          </table:table-cell>
          <table:table-cell office:value-type="float" office:value="16.9386" calcext:value-type="float">
            <text:p>16.9386</text:p>
          </table:table-cell>
          <table:table-cell office:value-type="float" office:value="3.7977" calcext:value-type="float">
            <text:p>3.7977</text:p>
          </table:table-cell>
          <table:table-cell office:value-type="float" office:value="3.8974" calcext:value-type="float">
            <text:p>3.8974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6.1609" calcext:value-type="float">
            <text:p>6.1609</text:p>
          </table:table-cell>
          <table:table-cell office:value-type="float" office:value="5.8054" calcext:value-type="float">
            <text:p>5.8054</text:p>
          </table:table-cell>
          <table:table-cell office:value-type="float" office:value="4.7455" calcext:value-type="float">
            <text:p>4.7455</text:p>
          </table:table-cell>
          <table:table-cell office:value-type="float" office:value="5.6923" calcext:value-type="float">
            <text:p>5.6923</text:p>
          </table:table-cell>
          <table:table-cell office:value-type="float" office:value="3.583" calcext:value-type="float">
            <text:p>3.583</text:p>
          </table:table-cell>
          <table:table-cell office:value-type="float" office:value="4.6178" calcext:value-type="float">
            <text:p>4.6178</text:p>
          </table:table-cell>
          <table:table-cell office:value-type="float" office:value="15.7287" calcext:value-type="float">
            <text:p>15.7287</text:p>
          </table:table-cell>
          <table:table-cell office:value-type="float" office:value="3.418" calcext:value-type="float">
            <text:p>3.418</text:p>
          </table:table-cell>
          <table:table-cell office:value-type="float" office:value="3.8974" calcext:value-type="float">
            <text:p>3.8974</text:p>
          </table:table-cell>
          <table:table-cell office:value-type="float" office:value="0.7026" calcext:value-type="float">
            <text:p>0.7026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5.2807" calcext:value-type="float">
            <text:p>5.2807</text:p>
          </table:table-cell>
          <table:table-cell office:value-type="float" office:value="4.8378" calcext:value-type="float">
            <text:p>4.8378</text:p>
          </table:table-cell>
          <table:table-cell office:value-type="float" office:value="4.7455" calcext:value-type="float">
            <text:p>4.7455</text:p>
          </table:table-cell>
          <table:table-cell office:value-type="float" office:value="5.6923" calcext:value-type="float">
            <text:p>5.6923</text:p>
          </table:table-cell>
          <table:table-cell office:value-type="float" office:value="4.0949" calcext:value-type="float">
            <text:p>4.0949</text:p>
          </table:table-cell>
          <table:table-cell office:value-type="float" office:value="4.6178" calcext:value-type="float">
            <text:p>4.6178</text:p>
          </table:table-cell>
          <table:table-cell office:value-type="float" office:value="19.3584" calcext:value-type="float">
            <text:p>19.3584</text:p>
          </table:table-cell>
          <table:table-cell office:value-type="float" office:value="3.418" calcext:value-type="float">
            <text:p>3.418</text:p>
          </table:table-cell>
          <table:table-cell office:value-type="float" office:value="3.8974" calcext:value-type="float">
            <text:p>3.8974</text:p>
          </table:table-cell>
          <table:table-cell office:value-type="float" office:value="0.7026" calcext:value-type="float">
            <text:p>0.7026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5.5364" calcext:value-type="float">
            <text:p>5.5364</text:p>
          </table:table-cell>
          <table:table-cell office:value-type="float" office:value="5.6923" calcext:value-type="float">
            <text:p>5.6923</text:p>
          </table:table-cell>
          <table:table-cell office:value-type="float" office:value="3.583" calcext:value-type="float">
            <text:p>3.583</text:p>
          </table:table-cell>
          <table:table-cell office:value-type="float" office:value="4.6178" calcext:value-type="float">
            <text:p>4.6178</text:p>
          </table:table-cell>
          <table:table-cell office:value-type="float" office:value="16.9386" calcext:value-type="float">
            <text:p>16.9386</text:p>
          </table:table-cell>
          <table:table-cell office:value-type="float" office:value="4.1775" calcext:value-type="float">
            <text:p>4.1775</text:p>
          </table:table-cell>
          <table:table-cell office:value-type="float" office:value="3.8974" calcext:value-type="float">
            <text:p>3.8974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3.5205" calcext:value-type="float">
            <text:p>3.5205</text:p>
          </table:table-cell>
          <table:table-cell office:value-type="float" office:value="2.9027" calcext:value-type="float">
            <text:p>2.9027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2.5593" calcext:value-type="float">
            <text:p>2.5593</text:p>
          </table:table-cell>
          <table:table-cell office:value-type="float" office:value="3.2324" calcext:value-type="float">
            <text:p>3.2324</text:p>
          </table:table-cell>
          <table:table-cell office:value-type="float" office:value="13.3089" calcext:value-type="float">
            <text:p>13.3089</text:p>
          </table:table-cell>
          <table:table-cell office:value-type="float" office:value="2.2786" calcext:value-type="float">
            <text:p>2.2786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1.7602" calcext:value-type="float">
            <text:p>1.7602</text:p>
          </table:table-cell>
          <table:table-cell office:value-type="float" office:value="1.9351" calcext:value-type="float">
            <text:p>1.9351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0.5119" calcext:value-type="float">
            <text:p>0.5119</text:p>
          </table:table-cell>
          <table:table-cell office:value-type="float" office:value="1.3853" calcext:value-type="float">
            <text:p>1.3853</text:p>
          </table:table-cell>
          <table:table-cell office:value-type="float" office:value="3.6297" calcext:value-type="float">
            <text:p>3.6297</text:p>
          </table:table-cell>
          <table:table-cell office:value-type="float" office:value="1.1393" calcext:value-type="float">
            <text:p>1.1393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2.9216" calcext:value-type="float">
            <text:p>2.9216</text:p>
          </table:table-cell>
          <table:table-cell office:value-type="float" office:value="4.4006" calcext:value-type="float">
            <text:p>4.4006</text:p>
          </table:table-cell>
          <table:table-cell office:value-type="float" office:value="3.8702" calcext:value-type="float">
            <text:p>3.8702</text:p>
          </table:table-cell>
          <table:table-cell office:value-type="float" office:value="4.7455" calcext:value-type="float">
            <text:p>4.7455</text:p>
          </table:table-cell>
          <table:table-cell office:value-type="float" office:value="3.5577" calcext:value-type="float">
            <text:p>3.5577</text:p>
          </table:table-cell>
          <table:table-cell office:value-type="float" office:value="1.0237" calcext:value-type="float">
            <text:p>1.0237</text:p>
          </table:table-cell>
          <table:table-cell office:value-type="float" office:value="1.8471" calcext:value-type="float">
            <text:p>1.8471</text:p>
          </table:table-cell>
          <table:table-cell office:value-type="float" office:value="3.6297" calcext:value-type="float">
            <text:p>3.6297</text:p>
          </table:table-cell>
          <table:table-cell office:value-type="float" office:value="1.5191" calcext:value-type="float">
            <text:p>1.5191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7.041" calcext:value-type="float">
            <text:p>7.041</text:p>
          </table:table-cell>
          <table:table-cell office:value-type="float" office:value="6.7729" calcext:value-type="float">
            <text:p>6.7729</text:p>
          </table:table-cell>
          <table:table-cell office:value-type="float" office:value="6.3273" calcext:value-type="float">
            <text:p>6.3273</text:p>
          </table:table-cell>
          <table:table-cell office:value-type="float" office:value="6.4039" calcext:value-type="float">
            <text:p>6.4039</text:p>
          </table:table-cell>
          <table:table-cell office:value-type="float" office:value="3.583" calcext:value-type="float">
            <text:p>3.583</text:p>
          </table:table-cell>
          <table:table-cell office:value-type="float" office:value="5.0795" calcext:value-type="float">
            <text:p>5.0795</text:p>
          </table:table-cell>
          <table:table-cell office:value-type="float" office:value="16.9386" calcext:value-type="float">
            <text:p>16.9386</text:p>
          </table:table-cell>
          <table:table-cell office:value-type="float" office:value="4.1775" calcext:value-type="float">
            <text:p>4.1775</text:p>
          </table:table-cell>
          <table:table-cell office:value-type="float" office:value="3.8974" calcext:value-type="float">
            <text:p>3.8974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6.3273" calcext:value-type="float">
            <text:p>6.3273</text:p>
          </table:table-cell>
          <table:table-cell office:value-type="float" office:value="6.4039" calcext:value-type="float">
            <text:p>6.4039</text:p>
          </table:table-cell>
          <table:table-cell office:value-type="float" office:value="3.583" calcext:value-type="float">
            <text:p>3.583</text:p>
          </table:table-cell>
          <table:table-cell office:value-type="float" office:value="5.0795" calcext:value-type="float">
            <text:p>5.0795</text:p>
          </table:table-cell>
          <table:table-cell office:value-type="float" office:value="16.9386" calcext:value-type="float">
            <text:p>16.9386</text:p>
          </table:table-cell>
          <table:table-cell office:value-type="float" office:value="4.1775" calcext:value-type="float">
            <text:p>4.1775</text:p>
          </table:table-cell>
          <table:table-cell office:value-type="float" office:value="3.8974" calcext:value-type="float">
            <text:p>3.8974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6.3273" calcext:value-type="float">
            <text:p>6.3273</text:p>
          </table:table-cell>
          <table:table-cell office:value-type="float" office:value="6.4039" calcext:value-type="float">
            <text:p>6.4039</text:p>
          </table:table-cell>
          <table:table-cell office:value-type="float" office:value="3.583" calcext:value-type="float">
            <text:p>3.583</text:p>
          </table:table-cell>
          <table:table-cell office:value-type="float" office:value="5.0795" calcext:value-type="float">
            <text:p>5.0795</text:p>
          </table:table-cell>
          <table:table-cell office:value-type="float" office:value="16.9386" calcext:value-type="float">
            <text:p>16.9386</text:p>
          </table:table-cell>
          <table:table-cell office:value-type="float" office:value="4.1775" calcext:value-type="float">
            <text:p>4.1775</text:p>
          </table:table-cell>
          <table:table-cell office:value-type="float" office:value="3.8974" calcext:value-type="float">
            <text:p>3.8974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 office:value-type="string" calcext:value-type="string">
            <text:p>All light switched off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0.8801" calcext:value-type="float">
            <text:p>0.88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099" calcext:value-type="float">
            <text:p>1.209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 office:value-type="string" calcext:value-type="string">
            <text:p>Red</text:p>
          </table:table-cell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6.1504" calcext:value-type="float">
            <text:p>116.1504</text:p>
          </table:table-cell>
          <table:table-cell office:value-type="float" office:value="31.1413" calcext:value-type="float">
            <text:p>31.1413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6.1504" calcext:value-type="float">
            <text:p>116.1504</text:p>
          </table:table-cell>
          <table:table-cell office:value-type="float" office:value="31.1413" calcext:value-type="float">
            <text:p>31.1413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6.1504" calcext:value-type="float">
            <text:p>116.1504</text:p>
          </table:table-cell>
          <table:table-cell office:value-type="float" office:value="30.7616" calcext:value-type="float">
            <text:p>30.7616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6.1504" calcext:value-type="float">
            <text:p>116.1504</text:p>
          </table:table-cell>
          <table:table-cell office:value-type="float" office:value="30.7616" calcext:value-type="float">
            <text:p>30.7616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4.9405" calcext:value-type="float">
            <text:p>114.9405</text:p>
          </table:table-cell>
          <table:table-cell office:value-type="float" office:value="30.7616" calcext:value-type="float">
            <text:p>30.7616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4.9405" calcext:value-type="float">
            <text:p>114.9405</text:p>
          </table:table-cell>
          <table:table-cell office:value-type="float" office:value="30.7616" calcext:value-type="float">
            <text:p>30.7616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4.9405" calcext:value-type="float">
            <text:p>114.9405</text:p>
          </table:table-cell>
          <table:table-cell office:value-type="float" office:value="30.3818" calcext:value-type="float">
            <text:p>30.3818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 office:value-type="string" calcext:value-type="string">
            <text:p>Green</text:p>
          </table:table-cell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2.4232" calcext:value-type="float">
            <text:p>112.4232</text:p>
          </table:table-cell>
          <table:table-cell office:value-type="float" office:value="66.0295" calcext:value-type="float">
            <text:p>66.0295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1.0001" calcext:value-type="float">
            <text:p>111.0001</text:p>
          </table:table-cell>
          <table:table-cell office:value-type="float" office:value="66.0295" calcext:value-type="float">
            <text:p>66.0295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1.0001" calcext:value-type="float">
            <text:p>111.0001</text:p>
          </table:table-cell>
          <table:table-cell office:value-type="float" office:value="66.5413" calcext:value-type="float">
            <text:p>66.5413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0.2886" calcext:value-type="float">
            <text:p>110.2886</text:p>
          </table:table-cell>
          <table:table-cell office:value-type="float" office:value="66.5413" calcext:value-type="float">
            <text:p>66.5413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1.0001" calcext:value-type="float">
            <text:p>111.0001</text:p>
          </table:table-cell>
          <table:table-cell office:value-type="float" office:value="66.0295" calcext:value-type="float">
            <text:p>66.0295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0.2886" calcext:value-type="float">
            <text:p>110.2886</text:p>
          </table:table-cell>
          <table:table-cell office:value-type="float" office:value="66.0295" calcext:value-type="float">
            <text:p>66.0295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0.2886" calcext:value-type="float">
            <text:p>110.2886</text:p>
          </table:table-cell>
          <table:table-cell office:value-type="float" office:value="66.0295" calcext:value-type="float">
            <text:p>66.0295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 office:value-type="string" calcext:value-type="string">
            <text:p>Blue</text:p>
          </table:table-cell>
          <table:table-cell office:value-type="float" office:value="3.7139" calcext:value-type="float">
            <text:p>3.7139</text:p>
          </table:table-cell>
          <table:table-cell office:value-type="float" office:value="109.0741" calcext:value-type="float">
            <text:p>109.0741</text:p>
          </table:table-cell>
          <table:table-cell office:value-type="float" office:value="155.7818" calcext:value-type="float">
            <text:p>155.7818</text:p>
          </table:table-cell>
          <table:table-cell office:value-type="float" office:value="26.1241" calcext:value-type="float">
            <text:p>26.1241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6.4039" calcext:value-type="float">
            <text:p>6.4039</text:p>
          </table:table-cell>
          <table:table-cell office:value-type="float" office:value="1.5356" calcext:value-type="float">
            <text:p>1.5356</text:p>
          </table:table-cell>
          <table:table-cell office:value-type="float" office:value="0.9236" calcext:value-type="float">
            <text:p>0.9236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3.7139" calcext:value-type="float">
            <text:p>3.7139</text:p>
          </table:table-cell>
          <table:table-cell office:value-type="float" office:value="110.048" calcext:value-type="float">
            <text:p>110.048</text:p>
          </table:table-cell>
          <table:table-cell office:value-type="float" office:value="154.9017" calcext:value-type="float">
            <text:p>154.9017</text:p>
          </table:table-cell>
          <table:table-cell office:value-type="float" office:value="26.1241" calcext:value-type="float">
            <text:p>26.1241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6.4039" calcext:value-type="float">
            <text:p>6.4039</text:p>
          </table:table-cell>
          <table:table-cell office:value-type="float" office:value="1.5356" calcext:value-type="float">
            <text:p>1.5356</text:p>
          </table:table-cell>
          <table:table-cell office:value-type="float" office:value="0.9236" calcext:value-type="float">
            <text:p>0.9236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3.7139" calcext:value-type="float">
            <text:p>3.7139</text:p>
          </table:table-cell>
          <table:table-cell office:value-type="float" office:value="110.048" calcext:value-type="float">
            <text:p>110.048</text:p>
          </table:table-cell>
          <table:table-cell office:value-type="float" office:value="155.7818" calcext:value-type="float">
            <text:p>155.7818</text:p>
          </table:table-cell>
          <table:table-cell office:value-type="float" office:value="26.1241" calcext:value-type="float">
            <text:p>26.1241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6.4039" calcext:value-type="float">
            <text:p>6.4039</text:p>
          </table:table-cell>
          <table:table-cell office:value-type="float" office:value="1.5356" calcext:value-type="float">
            <text:p>1.5356</text:p>
          </table:table-cell>
          <table:table-cell office:value-type="float" office:value="0.9236" calcext:value-type="float">
            <text:p>0.9236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3.7139" calcext:value-type="float">
            <text:p>3.7139</text:p>
          </table:table-cell>
          <table:table-cell office:value-type="float" office:value="110.048" calcext:value-type="float">
            <text:p>110.048</text:p>
          </table:table-cell>
          <table:table-cell office:value-type="float" office:value="156.662" calcext:value-type="float">
            <text:p>156.662</text:p>
          </table:table-cell>
          <table:table-cell office:value-type="float" office:value="26.1241" calcext:value-type="float">
            <text:p>26.1241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6.4039" calcext:value-type="float">
            <text:p>6.4039</text:p>
          </table:table-cell>
          <table:table-cell office:value-type="float" office:value="1.5356" calcext:value-type="float">
            <text:p>1.5356</text:p>
          </table:table-cell>
          <table:table-cell office:value-type="float" office:value="0.9236" calcext:value-type="float">
            <text:p>0.9236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3.7139" calcext:value-type="float">
            <text:p>3.7139</text:p>
          </table:table-cell>
          <table:table-cell office:value-type="float" office:value="110.048" calcext:value-type="float">
            <text:p>110.048</text:p>
          </table:table-cell>
          <table:table-cell office:value-type="float" office:value="156.662" calcext:value-type="float">
            <text:p>156.662</text:p>
          </table:table-cell>
          <table:table-cell office:value-type="float" office:value="26.1241" calcext:value-type="float">
            <text:p>26.1241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6.4039" calcext:value-type="float">
            <text:p>6.4039</text:p>
          </table:table-cell>
          <table:table-cell office:value-type="float" office:value="1.5356" calcext:value-type="float">
            <text:p>1.5356</text:p>
          </table:table-cell>
          <table:table-cell office:value-type="float" office:value="0.9236" calcext:value-type="float">
            <text:p>0.9236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3.7139" calcext:value-type="float">
            <text:p>3.7139</text:p>
          </table:table-cell>
          <table:table-cell office:value-type="float" office:value="111.0219" calcext:value-type="float">
            <text:p>111.0219</text:p>
          </table:table-cell>
          <table:table-cell office:value-type="float" office:value="156.662" calcext:value-type="float">
            <text:p>156.662</text:p>
          </table:table-cell>
          <table:table-cell office:value-type="float" office:value="26.1241" calcext:value-type="float">
            <text:p>26.1241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6.4039" calcext:value-type="float">
            <text:p>6.4039</text:p>
          </table:table-cell>
          <table:table-cell office:value-type="float" office:value="1.5356" calcext:value-type="float">
            <text:p>1.5356</text:p>
          </table:table-cell>
          <table:table-cell office:value-type="float" office:value="0.9236" calcext:value-type="float">
            <text:p>0.9236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 office:value-type="string" calcext:value-type="string">
            <text:p>Black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 office:value-type="string" calcext:value-type="string">
            <text:p>White</text:p>
          </table:table-cell>
          <table:table-cell office:value-type="float" office:value="6.4993" calcext:value-type="float">
            <text:p>6.4993</text:p>
          </table:table-cell>
          <table:table-cell office:value-type="float" office:value="111.0219" calcext:value-type="float">
            <text:p>111.0219</text:p>
          </table:table-cell>
          <table:table-cell office:value-type="float" office:value="152.2613" calcext:value-type="float">
            <text:p>152.2613</text:p>
          </table:table-cell>
          <table:table-cell office:value-type="float" office:value="38.7024" calcext:value-type="float">
            <text:p>38.7024</text:p>
          </table:table-cell>
          <table:table-cell office:value-type="float" office:value="74.3463" calcext:value-type="float">
            <text:p>74.3463</text:p>
          </table:table-cell>
          <table:table-cell office:value-type="float" office:value="120.9616" calcext:value-type="float">
            <text:p>120.9616</text:p>
          </table:table-cell>
          <table:table-cell office:value-type="float" office:value="69.1006" calcext:value-type="float">
            <text:p>69.1006</text:p>
          </table:table-cell>
          <table:table-cell office:value-type="float" office:value="46.6393" calcext:value-type="float">
            <text:p>46.6393</text:p>
          </table:table-cell>
          <table:table-cell office:value-type="float" office:value="129.4593" calcext:value-type="float">
            <text:p>129.4593</text:p>
          </table:table-cell>
          <table:table-cell office:value-type="float" office:value="34.9391" calcext:value-type="float">
            <text:p>34.9391</text:p>
          </table:table-cell>
          <table:table-cell office:value-type="float" office:value="41.8973" calcext:value-type="float">
            <text:p>41.8973</text:p>
          </table:table-cell>
          <table:table-cell office:value-type="float" office:value="9.1338" calcext:value-type="float">
            <text:p>9.1338</text:p>
          </table:table-cell>
          <table:table-cell office:value-type="float" office:value="11.8311" calcext:value-type="float">
            <text:p>11.8311</text:p>
          </table:table-cell>
          <table:table-cell office:value-type="float" office:value="6.9033" calcext:value-type="float">
            <text:p>6.9033</text:p>
          </table:table-cell>
          <table:table-cell office:value-type="float" office:value="7.167" calcext:value-type="float">
            <text:p>7.167</text:p>
          </table:table-cell>
          <table:table-cell office:value-type="float" office:value="5.5683" calcext:value-type="float">
            <text:p>5.5683</text:p>
          </table:table-cell>
          <table:table-cell office:value-type="float" office:value="1.819" calcext:value-type="float">
            <text:p>1.819</text:p>
          </table:table-cell>
          <table:table-cell office:value-type="float" office:value="1.8102" calcext:value-type="float">
            <text:p>1.8102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6.4993" calcext:value-type="float">
            <text:p>6.4993</text:p>
          </table:table-cell>
          <table:table-cell office:value-type="float" office:value="111.9958" calcext:value-type="float">
            <text:p>111.9958</text:p>
          </table:table-cell>
          <table:table-cell office:value-type="float" office:value="153.1415" calcext:value-type="float">
            <text:p>153.1415</text:p>
          </table:table-cell>
          <table:table-cell office:value-type="float" office:value="38.7024" calcext:value-type="float">
            <text:p>38.7024</text:p>
          </table:table-cell>
          <table:table-cell office:value-type="float" office:value="75.1372" calcext:value-type="float">
            <text:p>75.1372</text:p>
          </table:table-cell>
          <table:table-cell office:value-type="float" office:value="120.9616" calcext:value-type="float">
            <text:p>120.9616</text:p>
          </table:table-cell>
          <table:table-cell office:value-type="float" office:value="70.6362" calcext:value-type="float">
            <text:p>70.6362</text:p>
          </table:table-cell>
          <table:table-cell office:value-type="float" office:value="45.7158" calcext:value-type="float">
            <text:p>45.7158</text:p>
          </table:table-cell>
          <table:table-cell office:value-type="float" office:value="129.4593" calcext:value-type="float">
            <text:p>129.4593</text:p>
          </table:table-cell>
          <table:table-cell office:value-type="float" office:value="33.0402" calcext:value-type="float">
            <text:p>33.0402</text:p>
          </table:table-cell>
          <table:table-cell office:value-type="float" office:value="42.8716" calcext:value-type="float">
            <text:p>42.8716</text:p>
          </table:table-cell>
          <table:table-cell office:value-type="float" office:value="9.1338" calcext:value-type="float">
            <text:p>9.1338</text:p>
          </table:table-cell>
          <table:table-cell office:value-type="float" office:value="10.921" calcext:value-type="float">
            <text:p>10.921</text:p>
          </table:table-cell>
          <table:table-cell office:value-type="float" office:value="6.9033" calcext:value-type="float">
            <text:p>6.9033</text:p>
          </table:table-cell>
          <table:table-cell office:value-type="float" office:value="7.167" calcext:value-type="float">
            <text:p>7.167</text:p>
          </table:table-cell>
          <table:table-cell office:value-type="float" office:value="5.5683" calcext:value-type="float">
            <text:p>5.5683</text:p>
          </table:table-cell>
          <table:table-cell office:value-type="float" office:value="1.819" calcext:value-type="float">
            <text:p>1.819</text:p>
          </table:table-cell>
          <table:table-cell office:value-type="float" office:value="1.8102" calcext:value-type="float">
            <text:p>1.8102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6.4993" calcext:value-type="float">
            <text:p>6.4993</text:p>
          </table:table-cell>
          <table:table-cell office:value-type="float" office:value="111.9958" calcext:value-type="float">
            <text:p>111.9958</text:p>
          </table:table-cell>
          <table:table-cell office:value-type="float" office:value="153.1415" calcext:value-type="float">
            <text:p>153.1415</text:p>
          </table:table-cell>
          <table:table-cell office:value-type="float" office:value="38.7024" calcext:value-type="float">
            <text:p>38.7024</text:p>
          </table:table-cell>
          <table:table-cell office:value-type="float" office:value="75.1372" calcext:value-type="float">
            <text:p>75.1372</text:p>
          </table:table-cell>
          <table:table-cell office:value-type="float" office:value="120.2501" calcext:value-type="float">
            <text:p>120.2501</text:p>
          </table:table-cell>
          <table:table-cell office:value-type="float" office:value="69.1006" calcext:value-type="float">
            <text:p>69.1006</text:p>
          </table:table-cell>
          <table:table-cell office:value-type="float" office:value="46.6393" calcext:value-type="float">
            <text:p>46.6393</text:p>
          </table:table-cell>
          <table:table-cell office:value-type="float" office:value="127.0395" calcext:value-type="float">
            <text:p>127.0395</text:p>
          </table:table-cell>
          <table:table-cell office:value-type="float" office:value="33.42" calcext:value-type="float">
            <text:p>33.42</text:p>
          </table:table-cell>
          <table:table-cell office:value-type="float" office:value="41.8973" calcext:value-type="float">
            <text:p>41.8973</text:p>
          </table:table-cell>
          <table:table-cell office:value-type="float" office:value="9.1338" calcext:value-type="float">
            <text:p>9.1338</text:p>
          </table:table-cell>
          <table:table-cell office:value-type="float" office:value="11.8311" calcext:value-type="float">
            <text:p>11.8311</text:p>
          </table:table-cell>
          <table:table-cell office:value-type="float" office:value="6.9033" calcext:value-type="float">
            <text:p>6.9033</text:p>
          </table:table-cell>
          <table:table-cell office:value-type="float" office:value="7.167" calcext:value-type="float">
            <text:p>7.167</text:p>
          </table:table-cell>
          <table:table-cell office:value-type="float" office:value="5.5683" calcext:value-type="float">
            <text:p>5.5683</text:p>
          </table:table-cell>
          <table:table-cell office:value-type="float" office:value="1.819" calcext:value-type="float">
            <text:p>1.819</text:p>
          </table:table-cell>
          <table:table-cell office:value-type="float" office:value="1.8102" calcext:value-type="float">
            <text:p>1.8102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6.4993" calcext:value-type="float">
            <text:p>6.4993</text:p>
          </table:table-cell>
          <table:table-cell office:value-type="float" office:value="111.9958" calcext:value-type="float">
            <text:p>111.9958</text:p>
          </table:table-cell>
          <table:table-cell office:value-type="float" office:value="153.1415" calcext:value-type="float">
            <text:p>153.1415</text:p>
          </table:table-cell>
          <table:table-cell office:value-type="float" office:value="38.7024" calcext:value-type="float">
            <text:p>38.7024</text:p>
          </table:table-cell>
          <table:table-cell office:value-type="float" office:value="74.3463" calcext:value-type="float">
            <text:p>74.3463</text:p>
          </table:table-cell>
          <table:table-cell office:value-type="float" office:value="120.9616" calcext:value-type="float">
            <text:p>120.9616</text:p>
          </table:table-cell>
          <table:table-cell office:value-type="float" office:value="68.0769" calcext:value-type="float">
            <text:p>68.0769</text:p>
          </table:table-cell>
          <table:table-cell office:value-type="float" office:value="46.6393" calcext:value-type="float">
            <text:p>46.6393</text:p>
          </table:table-cell>
          <table:table-cell office:value-type="float" office:value="128.2494" calcext:value-type="float">
            <text:p>128.2494</text:p>
          </table:table-cell>
          <table:table-cell office:value-type="float" office:value="34.5593" calcext:value-type="float">
            <text:p>34.5593</text:p>
          </table:table-cell>
          <table:table-cell office:value-type="float" office:value="41.8973" calcext:value-type="float">
            <text:p>41.8973</text:p>
          </table:table-cell>
          <table:table-cell office:value-type="float" office:value="9.4851" calcext:value-type="float">
            <text:p>9.4851</text:p>
          </table:table-cell>
          <table:table-cell office:value-type="float" office:value="11.8311" calcext:value-type="float">
            <text:p>11.8311</text:p>
          </table:table-cell>
          <table:table-cell office:value-type="float" office:value="6.9033" calcext:value-type="float">
            <text:p>6.9033</text:p>
          </table:table-cell>
          <table:table-cell office:value-type="float" office:value="7.167" calcext:value-type="float">
            <text:p>7.167</text:p>
          </table:table-cell>
          <table:table-cell office:value-type="float" office:value="5.5683" calcext:value-type="float">
            <text:p>5.5683</text:p>
          </table:table-cell>
          <table:table-cell office:value-type="float" office:value="1.819" calcext:value-type="float">
            <text:p>1.819</text:p>
          </table:table-cell>
          <table:table-cell office:value-type="float" office:value="1.8102" calcext:value-type="float">
            <text:p>1.8102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6.4993" calcext:value-type="float">
            <text:p>6.4993</text:p>
          </table:table-cell>
          <table:table-cell office:value-type="float" office:value="111.0219" calcext:value-type="float">
            <text:p>111.0219</text:p>
          </table:table-cell>
          <table:table-cell office:value-type="float" office:value="154.0216" calcext:value-type="float">
            <text:p>154.0216</text:p>
          </table:table-cell>
          <table:table-cell office:value-type="float" office:value="38.7024" calcext:value-type="float">
            <text:p>38.7024</text:p>
          </table:table-cell>
          <table:table-cell office:value-type="float" office:value="75.1372" calcext:value-type="float">
            <text:p>75.1372</text:p>
          </table:table-cell>
          <table:table-cell office:value-type="float" office:value="120.9616" calcext:value-type="float">
            <text:p>120.9616</text:p>
          </table:table-cell>
          <table:table-cell office:value-type="float" office:value="70.6362" calcext:value-type="float">
            <text:p>70.6362</text:p>
          </table:table-cell>
          <table:table-cell office:value-type="float" office:value="47.1011" calcext:value-type="float">
            <text:p>47.1011</text:p>
          </table:table-cell>
          <table:table-cell office:value-type="float" office:value="128.2494" calcext:value-type="float">
            <text:p>128.2494</text:p>
          </table:table-cell>
          <table:table-cell office:value-type="float" office:value="34.5593" calcext:value-type="float">
            <text:p>34.5593</text:p>
          </table:table-cell>
          <table:table-cell office:value-type="float" office:value="41.8973" calcext:value-type="float">
            <text:p>41.8973</text:p>
          </table:table-cell>
          <table:table-cell office:value-type="float" office:value="9.1338" calcext:value-type="float">
            <text:p>9.1338</text:p>
          </table:table-cell>
          <table:table-cell office:value-type="float" office:value="10.921" calcext:value-type="float">
            <text:p>10.921</text:p>
          </table:table-cell>
          <table:table-cell office:value-type="float" office:value="6.9033" calcext:value-type="float">
            <text:p>6.9033</text:p>
          </table:table-cell>
          <table:table-cell office:value-type="float" office:value="7.167" calcext:value-type="float">
            <text:p>7.167</text:p>
          </table:table-cell>
          <table:table-cell office:value-type="float" office:value="5.5683" calcext:value-type="float">
            <text:p>5.5683</text:p>
          </table:table-cell>
          <table:table-cell office:value-type="float" office:value="1.819" calcext:value-type="float">
            <text:p>1.819</text:p>
          </table:table-cell>
          <table:table-cell office:value-type="float" office:value="1.8102" calcext:value-type="float">
            <text:p>1.8102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6.4993" calcext:value-type="float">
            <text:p>6.4993</text:p>
          </table:table-cell>
          <table:table-cell office:value-type="float" office:value="111.9958" calcext:value-type="float">
            <text:p>111.9958</text:p>
          </table:table-cell>
          <table:table-cell office:value-type="float" office:value="154.9017" calcext:value-type="float">
            <text:p>154.9017</text:p>
          </table:table-cell>
          <table:table-cell office:value-type="float" office:value="38.7024" calcext:value-type="float">
            <text:p>38.7024</text:p>
          </table:table-cell>
          <table:table-cell office:value-type="float" office:value="75.9281" calcext:value-type="float">
            <text:p>75.9281</text:p>
          </table:table-cell>
          <table:table-cell office:value-type="float" office:value="121.6732" calcext:value-type="float">
            <text:p>121.6732</text:p>
          </table:table-cell>
          <table:table-cell office:value-type="float" office:value="67.565" calcext:value-type="float">
            <text:p>67.565</text:p>
          </table:table-cell>
          <table:table-cell office:value-type="float" office:value="47.1011" calcext:value-type="float">
            <text:p>47.1011</text:p>
          </table:table-cell>
          <table:table-cell office:value-type="float" office:value="127.0395" calcext:value-type="float">
            <text:p>127.0395</text:p>
          </table:table-cell>
          <table:table-cell office:value-type="float" office:value="34.1795" calcext:value-type="float">
            <text:p>34.1795</text:p>
          </table:table-cell>
          <table:table-cell office:value-type="float" office:value="40.9229" calcext:value-type="float">
            <text:p>40.9229</text:p>
          </table:table-cell>
          <table:table-cell office:value-type="float" office:value="9.1338" calcext:value-type="float">
            <text:p>9.1338</text:p>
          </table:table-cell>
          <table:table-cell office:value-type="float" office:value="10.921" calcext:value-type="float">
            <text:p>10.921</text:p>
          </table:table-cell>
          <table:table-cell office:value-type="float" office:value="6.9033" calcext:value-type="float">
            <text:p>6.9033</text:p>
          </table:table-cell>
          <table:table-cell office:value-type="float" office:value="7.167" calcext:value-type="float">
            <text:p>7.167</text:p>
          </table:table-cell>
          <table:table-cell office:value-type="float" office:value="5.5683" calcext:value-type="float">
            <text:p>5.5683</text:p>
          </table:table-cell>
          <table:table-cell office:value-type="float" office:value="1.819" calcext:value-type="float">
            <text:p>1.819</text:p>
          </table:table-cell>
          <table:table-cell office:value-type="float" office:value="1.8102" calcext:value-type="float">
            <text:p>1.8102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5119" calcext:value-type="float">
            <text:p>0.5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</table:table>
      <table:table table:name="Monoprice v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4" table:number-columns-repeated="3" table:default-cell-style-name="Default"/>
        <table:table-column table:style-name="co1" table:number-columns-repeated="997" table:default-cell-style-name="Default"/>
        <table:table-row table:style-name="ro4">
          <table:table-cell office:value-type="string" calcext:value-type="string">
            <text:p>Wavelength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Wavelength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Wavelength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Wavelength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4">
          <table:table-cell office:value-type="float" office:value="410" calcext:value-type="float">
            <text:p>410</text:p>
          </table:table-cell>
          <table:table-cell office:value-type="float" office:value="0.9285" calcext:value-type="float">
            <text:p>0.9285</text:p>
          </table:table-cell>
          <table:table-cell/>
          <table:table-cell table:formula="of:=LOOKUP([.$A2];[$'CIE 1931 table'.$A$3:.$A$83];[$'CIE 1931 table'.B$3:.B$83])*[.$B2]" office:value-type="float" office:value="0.04038975" calcext:value-type="float">
            <text:p>0.04038975</text:p>
          </table:table-cell>
          <table:table-cell table:formula="of:=LOOKUP([.$A2];[$'CIE 1931 table'.$A$3:.$A$83];[$'CIE 1931 table'.C$3:.C$83])*[.$B2]" office:value-type="float" office:value="0.0011142" calcext:value-type="float">
            <text:p>0.0011142</text:p>
          </table:table-cell>
          <table:table-cell table:formula="of:=LOOKUP([.$A2];[$'CIE 1931 table'.$A$3:.$A$83];[$'CIE 1931 table'.D$3:.D$83])*[.$B2]" office:value-type="float" office:value="0.1925709" calcext:value-type="float">
            <text:p>0.1925709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0.9285" calcext:value-type="float">
            <text:p>0.9285</text:p>
          </table:table-cell>
          <table:table-cell/>
          <table:table-cell table:formula="of:=LOOKUP([.$H2];[$'CIE 1931 table'.$A$3:.$A$83];[$'CIE 1931 table'.B$3:.B$83])*[.$I2]" office:value-type="float" office:value="0.04038975" calcext:value-type="float">
            <text:p>0.04038975</text:p>
          </table:table-cell>
          <table:table-cell table:formula="of:=LOOKUP([.$H2];[$'CIE 1931 table'.$A$3:.$A$83];[$'CIE 1931 table'.C$3:.C$83])*[.$I2]" office:value-type="float" office:value="0.0011142" calcext:value-type="float">
            <text:p>0.0011142</text:p>
          </table:table-cell>
          <table:table-cell table:formula="of:=LOOKUP([.$H2];[$'CIE 1931 table'.$A$3:.$A$83];[$'CIE 1931 table'.D$3:.D$83])*[.$I2]" office:value-type="float" office:value="0.1925709" calcext:value-type="float">
            <text:p>0.1925709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3.7139" calcext:value-type="float">
            <text:p>3.7139</text:p>
          </table:table-cell>
          <table:table-cell/>
          <table:table-cell table:formula="of:=LOOKUP([.$O2];[$'CIE 1931 table'.$A$3:.$A$83];[$'CIE 1931 table'.B$3:.B$83])*[.$P2]" office:value-type="float" office:value="0.16155465" calcext:value-type="float">
            <text:p>0.16155465</text:p>
          </table:table-cell>
          <table:table-cell table:formula="of:=LOOKUP([.$O2];[$'CIE 1931 table'.$A$3:.$A$83];[$'CIE 1931 table'.C$3:.C$83])*[.$P2]" office:value-type="float" office:value="0.00445668" calcext:value-type="float">
            <text:p>0.00445668</text:p>
          </table:table-cell>
          <table:table-cell table:formula="of:=LOOKUP([.$O2];[$'CIE 1931 table'.$A$3:.$A$83];[$'CIE 1931 table'.D$3:.D$83])*[.$P2]" office:value-type="float" office:value="0.77026286" calcext:value-type="float">
            <text:p>0.77026286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6.4993" calcext:value-type="float">
            <text:p>6.4993</text:p>
          </table:table-cell>
          <table:table-cell/>
          <table:table-cell table:formula="of:=LOOKUP([.$V2];[$'CIE 1931 table'.$A$3:.$A$83];[$'CIE 1931 table'.B$3:.B$83])*[.$W2]" office:value-type="float" office:value="0.28271955" calcext:value-type="float">
            <text:p>0.28271955</text:p>
          </table:table-cell>
          <table:table-cell table:formula="of:=LOOKUP([.$V2];[$'CIE 1931 table'.$A$3:.$A$83];[$'CIE 1931 table'.C$3:.C$83])*[.$W2]" office:value-type="float" office:value="0.00779916" calcext:value-type="float">
            <text:p>0.00779916</text:p>
          </table:table-cell>
          <table:table-cell table:formula="of:=LOOKUP([.$V2];[$'CIE 1931 table'.$A$3:.$A$83];[$'CIE 1931 table'.D$3:.D$83])*[.$W2]" office:value-type="float" office:value="1.34795482" calcext:value-type="float">
            <text:p>1.34795482</text:p>
          </table:table-cell>
          <table:table-cell table:number-columns-repeated="997"/>
        </table:table-row>
        <table:table-row table:style-name="ro4">
          <table:table-cell office:value-type="float" office:value="435" calcext:value-type="float">
            <text:p>435</text:p>
          </table:table-cell>
          <table:table-cell office:value-type="float" office:value="2.9216" calcext:value-type="float">
            <text:p>2.9216</text:p>
          </table:table-cell>
          <table:table-cell/>
          <table:table-cell table:formula="of:=LOOKUP([.$A3];[$'CIE 1931 table'.$A$3:.$A$83];[$'CIE 1931 table'.B$3:.B$83])*[.$B3]" office:value-type="float" office:value="0.9597456" calcext:value-type="float">
            <text:p>0.9597456</text:p>
          </table:table-cell>
          <table:table-cell table:formula="of:=LOOKUP([.$A3];[$'CIE 1931 table'.$A$3:.$A$83];[$'CIE 1931 table'.C$3:.C$83])*[.$B3]" office:value-type="float" office:value="0.04908288" calcext:value-type="float">
            <text:p>0.04908288</text:p>
          </table:table-cell>
          <table:table-cell table:formula="of:=LOOKUP([.$A3];[$'CIE 1931 table'.$A$3:.$A$83];[$'CIE 1931 table'.D$3:.D$83])*[.$B3]" office:value-type="float" office:value="4.7417568" calcext:value-type="float">
            <text:p>4.7417568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2.9216" calcext:value-type="float">
            <text:p>2.9216</text:p>
          </table:table-cell>
          <table:table-cell/>
          <table:table-cell table:formula="of:=LOOKUP([.$H3];[$'CIE 1931 table'.$A$3:.$A$83];[$'CIE 1931 table'.B$3:.B$83])*[.$I3]" office:value-type="float" office:value="0.9597456" calcext:value-type="float">
            <text:p>0.9597456</text:p>
          </table:table-cell>
          <table:table-cell table:formula="of:=LOOKUP([.$H3];[$'CIE 1931 table'.$A$3:.$A$83];[$'CIE 1931 table'.C$3:.C$83])*[.$I3]" office:value-type="float" office:value="0.04908288" calcext:value-type="float">
            <text:p>0.04908288</text:p>
          </table:table-cell>
          <table:table-cell table:formula="of:=LOOKUP([.$H3];[$'CIE 1931 table'.$A$3:.$A$83];[$'CIE 1931 table'.D$3:.D$83])*[.$I3]" office:value-type="float" office:value="4.7417568" calcext:value-type="float">
            <text:p>4.7417568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109.0741" calcext:value-type="float">
            <text:p>109.0741</text:p>
          </table:table-cell>
          <table:table-cell/>
          <table:table-cell table:formula="of:=LOOKUP([.$O3];[$'CIE 1931 table'.$A$3:.$A$83];[$'CIE 1931 table'.B$3:.B$83])*[.$P3]" office:value-type="float" office:value="35.83084185" calcext:value-type="float">
            <text:p>35.83084185</text:p>
          </table:table-cell>
          <table:table-cell table:formula="of:=LOOKUP([.$O3];[$'CIE 1931 table'.$A$3:.$A$83];[$'CIE 1931 table'.C$3:.C$83])*[.$P3]" office:value-type="float" office:value="1.83244488" calcext:value-type="float">
            <text:p>1.83244488</text:p>
          </table:table-cell>
          <table:table-cell table:formula="of:=LOOKUP([.$O3];[$'CIE 1931 table'.$A$3:.$A$83];[$'CIE 1931 table'.D$3:.D$83])*[.$P3]" office:value-type="float" office:value="177.0272643" calcext:value-type="float">
            <text:p>177.0272643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111.0219" calcext:value-type="float">
            <text:p>111.0219</text:p>
          </table:table-cell>
          <table:table-cell/>
          <table:table-cell table:formula="of:=LOOKUP([.$V3];[$'CIE 1931 table'.$A$3:.$A$83];[$'CIE 1931 table'.B$3:.B$83])*[.$W3]" office:value-type="float" office:value="36.47069415" calcext:value-type="float">
            <text:p>36.47069415</text:p>
          </table:table-cell>
          <table:table-cell table:formula="of:=LOOKUP([.$V3];[$'CIE 1931 table'.$A$3:.$A$83];[$'CIE 1931 table'.C$3:.C$83])*[.$W3]" office:value-type="float" office:value="1.86516792" calcext:value-type="float">
            <text:p>1.86516792</text:p>
          </table:table-cell>
          <table:table-cell table:formula="of:=LOOKUP([.$V3];[$'CIE 1931 table'.$A$3:.$A$83];[$'CIE 1931 table'.D$3:.D$83])*[.$W3]" office:value-type="float" office:value="180.1885437" calcext:value-type="float">
            <text:p>180.1885437</text:p>
          </table:table-cell>
          <table:table-cell table:number-columns-repeated="997"/>
        </table:table-row>
        <table:table-row table:style-name="ro4">
          <table:table-cell office:value-type="float" office:value="460" calcext:value-type="float">
            <text:p>460</text:p>
          </table:table-cell>
          <table:table-cell office:value-type="float" office:value="2.6404" calcext:value-type="float">
            <text:p>2.6404</text:p>
          </table:table-cell>
          <table:table-cell/>
          <table:table-cell table:formula="of:=LOOKUP([.$A4];[$'CIE 1931 table'.$A$3:.$A$83];[$'CIE 1931 table'.B$3:.B$83])*[.$B4]" office:value-type="float" office:value="0.76782832" calcext:value-type="float">
            <text:p>0.76782832</text:p>
          </table:table-cell>
          <table:table-cell table:formula="of:=LOOKUP([.$A4];[$'CIE 1931 table'.$A$3:.$A$83];[$'CIE 1931 table'.C$3:.C$83])*[.$B4]" office:value-type="float" office:value="0.158424" calcext:value-type="float">
            <text:p>0.158424</text:p>
          </table:table-cell>
          <table:table-cell table:formula="of:=LOOKUP([.$A4];[$'CIE 1931 table'.$A$3:.$A$83];[$'CIE 1931 table'.D$3:.D$83])*[.$B4]" office:value-type="float" office:value="4.40735568" calcext:value-type="float">
            <text:p>4.40735568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3.5205" calcext:value-type="float">
            <text:p>3.5205</text:p>
          </table:table-cell>
          <table:table-cell/>
          <table:table-cell table:formula="of:=LOOKUP([.$H4];[$'CIE 1931 table'.$A$3:.$A$83];[$'CIE 1931 table'.B$3:.B$83])*[.$I4]" office:value-type="float" office:value="1.0237614" calcext:value-type="float">
            <text:p>1.0237614</text:p>
          </table:table-cell>
          <table:table-cell table:formula="of:=LOOKUP([.$H4];[$'CIE 1931 table'.$A$3:.$A$83];[$'CIE 1931 table'.C$3:.C$83])*[.$I4]" office:value-type="float" office:value="0.21123" calcext:value-type="float">
            <text:p>0.21123</text:p>
          </table:table-cell>
          <table:table-cell table:formula="of:=LOOKUP([.$H4];[$'CIE 1931 table'.$A$3:.$A$83];[$'CIE 1931 table'.D$3:.D$83])*[.$I4]" office:value-type="float" office:value="5.8764186" calcext:value-type="float">
            <text:p>5.8764186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55.7818" calcext:value-type="float">
            <text:p>155.7818</text:p>
          </table:table-cell>
          <table:table-cell/>
          <table:table-cell table:formula="of:=LOOKUP([.$O4];[$'CIE 1931 table'.$A$3:.$A$83];[$'CIE 1931 table'.B$3:.B$83])*[.$P4]" office:value-type="float" office:value="45.30134744" calcext:value-type="float">
            <text:p>45.30134744</text:p>
          </table:table-cell>
          <table:table-cell table:formula="of:=LOOKUP([.$O4];[$'CIE 1931 table'.$A$3:.$A$83];[$'CIE 1931 table'.C$3:.C$83])*[.$P4]" office:value-type="float" office:value="9.346908" calcext:value-type="float">
            <text:p>9.346908</text:p>
          </table:table-cell>
          <table:table-cell table:formula="of:=LOOKUP([.$O4];[$'CIE 1931 table'.$A$3:.$A$83];[$'CIE 1931 table'.D$3:.D$83])*[.$P4]" office:value-type="float" office:value="260.03098056" calcext:value-type="float">
            <text:p>260.03098056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52.2613" calcext:value-type="float">
            <text:p>152.2613</text:p>
          </table:table-cell>
          <table:table-cell/>
          <table:table-cell table:formula="of:=LOOKUP([.$V4];[$'CIE 1931 table'.$A$3:.$A$83];[$'CIE 1931 table'.B$3:.B$83])*[.$W4]" office:value-type="float" office:value="44.27758604" calcext:value-type="float">
            <text:p>44.27758604</text:p>
          </table:table-cell>
          <table:table-cell table:formula="of:=LOOKUP([.$V4];[$'CIE 1931 table'.$A$3:.$A$83];[$'CIE 1931 table'.C$3:.C$83])*[.$W4]" office:value-type="float" office:value="9.135678" calcext:value-type="float">
            <text:p>9.135678</text:p>
          </table:table-cell>
          <table:table-cell table:formula="of:=LOOKUP([.$V4];[$'CIE 1931 table'.$A$3:.$A$83];[$'CIE 1931 table'.D$3:.D$83])*[.$W4]" office:value-type="float" office:value="254.15456196" calcext:value-type="float">
            <text:p>254.15456196</text:p>
          </table:table-cell>
          <table:table-cell table:number-columns-repeated="997"/>
        </table:table-row>
        <table:table-row table:style-name="ro4">
          <table:table-cell office:value-type="float" office:value="485" calcext:value-type="float">
            <text:p>485</text:p>
          </table:table-cell>
          <table:table-cell office:value-type="float" office:value="0.9676" calcext:value-type="float">
            <text:p>0.9676</text:p>
          </table:table-cell>
          <table:table-cell/>
          <table:table-cell table:formula="of:=LOOKUP([.$A5];[$'CIE 1931 table'.$A$3:.$A$83];[$'CIE 1931 table'.B$3:.B$83])*[.$B5]" office:value-type="float" office:value="0.0561208" calcext:value-type="float">
            <text:p>0.0561208</text:p>
          </table:table-cell>
          <table:table-cell table:formula="of:=LOOKUP([.$A5];[$'CIE 1931 table'.$A$3:.$A$83];[$'CIE 1931 table'.C$3:.C$83])*[.$B5]" office:value-type="float" office:value="0.16381468" calcext:value-type="float">
            <text:p>0.16381468</text:p>
          </table:table-cell>
          <table:table-cell table:formula="of:=LOOKUP([.$A5];[$'CIE 1931 table'.$A$3:.$A$83];[$'CIE 1931 table'.D$3:.D$83])*[.$B5]" office:value-type="float" office:value="0.59623512" calcext:value-type="float">
            <text:p>0.59623512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2.5783" calcext:value-type="float">
            <text:p>12.5783</text:p>
          </table:table-cell>
          <table:table-cell/>
          <table:table-cell table:formula="of:=LOOKUP([.$H5];[$'CIE 1931 table'.$A$3:.$A$83];[$'CIE 1931 table'.B$3:.B$83])*[.$I5]" office:value-type="float" office:value="0.7295414" calcext:value-type="float">
            <text:p>0.7295414</text:p>
          </table:table-cell>
          <table:table-cell table:formula="of:=LOOKUP([.$H5];[$'CIE 1931 table'.$A$3:.$A$83];[$'CIE 1931 table'.C$3:.C$83])*[.$I5]" office:value-type="float" office:value="2.12950619" calcext:value-type="float">
            <text:p>2.12950619</text:p>
          </table:table-cell>
          <table:table-cell table:formula="of:=LOOKUP([.$H5];[$'CIE 1931 table'.$A$3:.$A$83];[$'CIE 1931 table'.D$3:.D$83])*[.$I5]" office:value-type="float" office:value="7.75074846" calcext:value-type="float">
            <text:p>7.75074846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26.1241" calcext:value-type="float">
            <text:p>26.1241</text:p>
          </table:table-cell>
          <table:table-cell/>
          <table:table-cell table:formula="of:=LOOKUP([.$O5];[$'CIE 1931 table'.$A$3:.$A$83];[$'CIE 1931 table'.B$3:.B$83])*[.$P5]" office:value-type="float" office:value="1.5151978" calcext:value-type="float">
            <text:p>1.5151978</text:p>
          </table:table-cell>
          <table:table-cell table:formula="of:=LOOKUP([.$O5];[$'CIE 1931 table'.$A$3:.$A$83];[$'CIE 1931 table'.C$3:.C$83])*[.$P5]" office:value-type="float" office:value="4.42281013" calcext:value-type="float">
            <text:p>4.42281013</text:p>
          </table:table-cell>
          <table:table-cell table:formula="of:=LOOKUP([.$O5];[$'CIE 1931 table'.$A$3:.$A$83];[$'CIE 1931 table'.D$3:.D$83])*[.$P5]" office:value-type="float" office:value="16.09767042" calcext:value-type="float">
            <text:p>16.09767042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38.7024" calcext:value-type="float">
            <text:p>38.7024</text:p>
          </table:table-cell>
          <table:table-cell/>
          <table:table-cell table:formula="of:=LOOKUP([.$V5];[$'CIE 1931 table'.$A$3:.$A$83];[$'CIE 1931 table'.B$3:.B$83])*[.$W5]" office:value-type="float" office:value="2.2447392" calcext:value-type="float">
            <text:p>2.2447392</text:p>
          </table:table-cell>
          <table:table-cell table:formula="of:=LOOKUP([.$V5];[$'CIE 1931 table'.$A$3:.$A$83];[$'CIE 1931 table'.C$3:.C$83])*[.$W5]" office:value-type="float" office:value="6.55231632" calcext:value-type="float">
            <text:p>6.55231632</text:p>
          </table:table-cell>
          <table:table-cell table:formula="of:=LOOKUP([.$V5];[$'CIE 1931 table'.$A$3:.$A$83];[$'CIE 1931 table'.D$3:.D$83])*[.$W5]" office:value-type="float" office:value="23.84841888" calcext:value-type="float">
            <text:p>23.84841888</text:p>
          </table:table-cell>
          <table:table-cell table:number-columns-repeated="997"/>
        </table:table-row>
        <table:table-row table:style-name="ro4">
          <table:table-cell office:value-type="float" office:value="510" calcext:value-type="float">
            <text:p>510</text:p>
          </table:table-cell>
          <table:table-cell office:value-type="float" office:value="2.3728" calcext:value-type="float">
            <text:p>2.3728</text:p>
          </table:table-cell>
          <table:table-cell/>
          <table:table-cell table:formula="of:=LOOKUP([.$A6];[$'CIE 1931 table'.$A$3:.$A$83];[$'CIE 1931 table'.B$3:.B$83])*[.$B6]" office:value-type="float" office:value="0.02206704" calcext:value-type="float">
            <text:p>0.02206704</text:p>
          </table:table-cell>
          <table:table-cell table:formula="of:=LOOKUP([.$A6];[$'CIE 1931 table'.$A$3:.$A$83];[$'CIE 1931 table'.C$3:.C$83])*[.$B6]" office:value-type="float" office:value="1.1935184" calcext:value-type="float">
            <text:p>1.1935184</text:p>
          </table:table-cell>
          <table:table-cell table:formula="of:=LOOKUP([.$A6];[$'CIE 1931 table'.$A$3:.$A$83];[$'CIE 1931 table'.D$3:.D$83])*[.$B6]" office:value-type="float" office:value="0.37537696" calcext:value-type="float">
            <text:p>0.37537696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56.9461" calcext:value-type="float">
            <text:p>56.9461</text:p>
          </table:table-cell>
          <table:table-cell/>
          <table:table-cell table:formula="of:=LOOKUP([.$H6];[$'CIE 1931 table'.$A$3:.$A$83];[$'CIE 1931 table'.B$3:.B$83])*[.$I6]" office:value-type="float" office:value="0.52959873" calcext:value-type="float">
            <text:p>0.52959873</text:p>
          </table:table-cell>
          <table:table-cell table:formula="of:=LOOKUP([.$H6];[$'CIE 1931 table'.$A$3:.$A$83];[$'CIE 1931 table'.C$3:.C$83])*[.$I6]" office:value-type="float" office:value="28.6438883" calcext:value-type="float">
            <text:p>28.6438883</text:p>
          </table:table-cell>
          <table:table-cell table:formula="of:=LOOKUP([.$H6];[$'CIE 1931 table'.$A$3:.$A$83];[$'CIE 1931 table'.D$3:.D$83])*[.$I6]" office:value-type="float" office:value="9.00887302" calcext:value-type="float">
            <text:p>9.00887302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15.8184" calcext:value-type="float">
            <text:p>15.8184</text:p>
          </table:table-cell>
          <table:table-cell/>
          <table:table-cell table:formula="of:=LOOKUP([.$O6];[$'CIE 1931 table'.$A$3:.$A$83];[$'CIE 1931 table'.B$3:.B$83])*[.$P6]" office:value-type="float" office:value="0.14711112" calcext:value-type="float">
            <text:p>0.14711112</text:p>
          </table:table-cell>
          <table:table-cell table:formula="of:=LOOKUP([.$O6];[$'CIE 1931 table'.$A$3:.$A$83];[$'CIE 1931 table'.C$3:.C$83])*[.$P6]" office:value-type="float" office:value="7.9566552" calcext:value-type="float">
            <text:p>7.9566552</text:p>
          </table:table-cell>
          <table:table-cell table:formula="of:=LOOKUP([.$O6];[$'CIE 1931 table'.$A$3:.$A$83];[$'CIE 1931 table'.D$3:.D$83])*[.$P6]" office:value-type="float" office:value="2.50247088" calcext:value-type="float">
            <text:p>2.50247088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74.3463" calcext:value-type="float">
            <text:p>74.3463</text:p>
          </table:table-cell>
          <table:table-cell/>
          <table:table-cell table:formula="of:=LOOKUP([.$V6];[$'CIE 1931 table'.$A$3:.$A$83];[$'CIE 1931 table'.B$3:.B$83])*[.$W6]" office:value-type="float" office:value="0.69142059" calcext:value-type="float">
            <text:p>0.69142059</text:p>
          </table:table-cell>
          <table:table-cell table:formula="of:=LOOKUP([.$V6];[$'CIE 1931 table'.$A$3:.$A$83];[$'CIE 1931 table'.C$3:.C$83])*[.$W6]" office:value-type="float" office:value="37.3961889" calcext:value-type="float">
            <text:p>37.3961889</text:p>
          </table:table-cell>
          <table:table-cell table:formula="of:=LOOKUP([.$V6];[$'CIE 1931 table'.$A$3:.$A$83];[$'CIE 1931 table'.D$3:.D$83])*[.$W6]" office:value-type="float" office:value="11.76158466" calcext:value-type="float">
            <text:p>11.76158466</text:p>
          </table:table-cell>
          <table:table-cell table:number-columns-repeated="997"/>
        </table:table-row>
        <table:table-row table:style-name="ro4">
          <table:table-cell office:value-type="float" office:value="535" calcext:value-type="float">
            <text:p>535</text:p>
          </table:table-cell>
          <table:table-cell office:value-type="float" office:value="1.4231" calcext:value-type="float">
            <text:p>1.4231</text:p>
          </table:table-cell>
          <table:table-cell/>
          <table:table-cell table:formula="of:=LOOKUP([.$A7];[$'CIE 1931 table'.$A$3:.$A$83];[$'CIE 1931 table'.B$3:.B$83])*[.$B7]" office:value-type="float" office:value="0.32119367" calcext:value-type="float">
            <text:p>0.32119367</text:p>
          </table:table-cell>
          <table:table-cell table:formula="of:=LOOKUP([.$A7];[$'CIE 1931 table'.$A$3:.$A$83];[$'CIE 1931 table'.C$3:.C$83])*[.$B7]" office:value-type="float" office:value="1.30199419" calcext:value-type="float">
            <text:p>1.30199419</text:p>
          </table:table-cell>
          <table:table-cell table:formula="of:=LOOKUP([.$A7];[$'CIE 1931 table'.$A$3:.$A$83];[$'CIE 1931 table'.D$3:.D$83])*[.$B7]" office:value-type="float" office:value="0.04240838" calcext:value-type="float">
            <text:p>0.04240838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112.4232" calcext:value-type="float">
            <text:p>112.4232</text:p>
          </table:table-cell>
          <table:table-cell/>
          <table:table-cell table:formula="of:=LOOKUP([.$H7];[$'CIE 1931 table'.$A$3:.$A$83];[$'CIE 1931 table'.B$3:.B$83])*[.$I7]" office:value-type="float" office:value="25.37391624" calcext:value-type="float">
            <text:p>25.37391624</text:p>
          </table:table-cell>
          <table:table-cell table:formula="of:=LOOKUP([.$H7];[$'CIE 1931 table'.$A$3:.$A$83];[$'CIE 1931 table'.C$3:.C$83])*[.$I7]" office:value-type="float" office:value="102.85598568" calcext:value-type="float">
            <text:p>102.85598568</text:p>
          </table:table-cell>
          <table:table-cell table:formula="of:=LOOKUP([.$H7];[$'CIE 1931 table'.$A$3:.$A$83];[$'CIE 1931 table'.D$3:.D$83])*[.$I7]" office:value-type="float" office:value="3.35021136" calcext:value-type="float">
            <text:p>3.35021136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6.4039" calcext:value-type="float">
            <text:p>6.4039</text:p>
          </table:table-cell>
          <table:table-cell/>
          <table:table-cell table:formula="of:=LOOKUP([.$O7];[$'CIE 1931 table'.$A$3:.$A$83];[$'CIE 1931 table'.B$3:.B$83])*[.$P7]" office:value-type="float" office:value="1.44536023" calcext:value-type="float">
            <text:p>1.44536023</text:p>
          </table:table-cell>
          <table:table-cell table:formula="of:=LOOKUP([.$O7];[$'CIE 1931 table'.$A$3:.$A$83];[$'CIE 1931 table'.C$3:.C$83])*[.$P7]" office:value-type="float" office:value="5.85892811" calcext:value-type="float">
            <text:p>5.85892811</text:p>
          </table:table-cell>
          <table:table-cell table:formula="of:=LOOKUP([.$O7];[$'CIE 1931 table'.$A$3:.$A$83];[$'CIE 1931 table'.D$3:.D$83])*[.$P7]" office:value-type="float" office:value="0.19083622" calcext:value-type="float">
            <text:p>0.19083622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120.9616" calcext:value-type="float">
            <text:p>120.9616</text:p>
          </table:table-cell>
          <table:table-cell/>
          <table:table-cell table:formula="of:=LOOKUP([.$V7];[$'CIE 1931 table'.$A$3:.$A$83];[$'CIE 1931 table'.B$3:.B$83])*[.$W7]" office:value-type="float" office:value="27.30103312" calcext:value-type="float">
            <text:p>27.30103312</text:p>
          </table:table-cell>
          <table:table-cell table:formula="of:=LOOKUP([.$V7];[$'CIE 1931 table'.$A$3:.$A$83];[$'CIE 1931 table'.C$3:.C$83])*[.$W7]" office:value-type="float" office:value="110.66776784" calcext:value-type="float">
            <text:p>110.66776784</text:p>
          </table:table-cell>
          <table:table-cell table:formula="of:=LOOKUP([.$V7];[$'CIE 1931 table'.$A$3:.$A$83];[$'CIE 1931 table'.D$3:.D$83])*[.$W7]" office:value-type="float" office:value="3.60465568" calcext:value-type="float">
            <text:p>3.60465568</text:p>
          </table:table-cell>
          <table:table-cell table:number-columns-repeated="997"/>
        </table:table-row>
        <table:table-row table:style-name="ro4">
          <table:table-cell office:value-type="float" office:value="560" calcext:value-type="float">
            <text:p>560</text:p>
          </table:table-cell>
          <table:table-cell office:value-type="float" office:value="1.0237" calcext:value-type="float">
            <text:p>1.0237</text:p>
          </table:table-cell>
          <table:table-cell/>
          <table:table-cell table:formula="of:=LOOKUP([.$A8];[$'CIE 1931 table'.$A$3:.$A$83];[$'CIE 1931 table'.B$3:.B$83])*[.$B8]" office:value-type="float" office:value="0.60858965" calcext:value-type="float">
            <text:p>0.60858965</text:p>
          </table:table-cell>
          <table:table-cell table:formula="of:=LOOKUP([.$A8];[$'CIE 1931 table'.$A$3:.$A$83];[$'CIE 1931 table'.C$3:.C$83])*[.$B8]" office:value-type="float" office:value="1.0185815" calcext:value-type="float">
            <text:p>1.0185815</text:p>
          </table:table-cell>
          <table:table-cell table:formula="of:=LOOKUP([.$A8];[$'CIE 1931 table'.$A$3:.$A$83];[$'CIE 1931 table'.D$3:.D$83])*[.$B8]" office:value-type="float" office:value="0.00399243" calcext:value-type="float">
            <text:p>0.00399243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66.0295" calcext:value-type="float">
            <text:p>66.0295</text:p>
          </table:table-cell>
          <table:table-cell/>
          <table:table-cell table:formula="of:=LOOKUP([.$H8];[$'CIE 1931 table'.$A$3:.$A$83];[$'CIE 1931 table'.B$3:.B$83])*[.$I8]" office:value-type="float" office:value="39.25453775" calcext:value-type="float">
            <text:p>39.25453775</text:p>
          </table:table-cell>
          <table:table-cell table:formula="of:=LOOKUP([.$H8];[$'CIE 1931 table'.$A$3:.$A$83];[$'CIE 1931 table'.C$3:.C$83])*[.$I8]" office:value-type="float" office:value="65.6993525" calcext:value-type="float">
            <text:p>65.6993525</text:p>
          </table:table-cell>
          <table:table-cell table:formula="of:=LOOKUP([.$H8];[$'CIE 1931 table'.$A$3:.$A$83];[$'CIE 1931 table'.D$3:.D$83])*[.$I8]" office:value-type="float" office:value="0.25751505" calcext:value-type="float">
            <text:p>0.25751505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1.5356" calcext:value-type="float">
            <text:p>1.5356</text:p>
          </table:table-cell>
          <table:table-cell/>
          <table:table-cell table:formula="of:=LOOKUP([.$O8];[$'CIE 1931 table'.$A$3:.$A$83];[$'CIE 1931 table'.B$3:.B$83])*[.$P8]" office:value-type="float" office:value="0.9129142" calcext:value-type="float">
            <text:p>0.9129142</text:p>
          </table:table-cell>
          <table:table-cell table:formula="of:=LOOKUP([.$O8];[$'CIE 1931 table'.$A$3:.$A$83];[$'CIE 1931 table'.C$3:.C$83])*[.$P8]" office:value-type="float" office:value="1.527922" calcext:value-type="float">
            <text:p>1.527922</text:p>
          </table:table-cell>
          <table:table-cell table:formula="of:=LOOKUP([.$O8];[$'CIE 1931 table'.$A$3:.$A$83];[$'CIE 1931 table'.D$3:.D$83])*[.$P8]" office:value-type="float" office:value="0.00598884" calcext:value-type="float">
            <text:p>0.00598884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69.1006" calcext:value-type="float">
            <text:p>69.1006</text:p>
          </table:table-cell>
          <table:table-cell/>
          <table:table-cell table:formula="of:=LOOKUP([.$V8];[$'CIE 1931 table'.$A$3:.$A$83];[$'CIE 1931 table'.B$3:.B$83])*[.$W8]" office:value-type="float" office:value="41.0803067" calcext:value-type="float">
            <text:p>41.0803067</text:p>
          </table:table-cell>
          <table:table-cell table:formula="of:=LOOKUP([.$V8];[$'CIE 1931 table'.$A$3:.$A$83];[$'CIE 1931 table'.C$3:.C$83])*[.$W8]" office:value-type="float" office:value="68.755097" calcext:value-type="float">
            <text:p>68.755097</text:p>
          </table:table-cell>
          <table:table-cell table:formula="of:=LOOKUP([.$V8];[$'CIE 1931 table'.$A$3:.$A$83];[$'CIE 1931 table'.D$3:.D$83])*[.$W8]" office:value-type="float" office:value="0.26949234" calcext:value-type="float">
            <text:p>0.26949234</text:p>
          </table:table-cell>
          <table:table-cell table:number-columns-repeated="997"/>
        </table:table-row>
        <table:table-row table:style-name="ro4">
          <table:table-cell office:value-type="float" office:value="585" calcext:value-type="float">
            <text:p>585</text:p>
          </table:table-cell>
          <table:table-cell office:value-type="float" office:value="5.5413" calcext:value-type="float">
            <text:p>5.5413</text:p>
          </table:table-cell>
          <table:table-cell/>
          <table:table-cell table:formula="of:=LOOKUP([.$A9];[$'CIE 1931 table'.$A$3:.$A$83];[$'CIE 1931 table'.B$3:.B$83])*[.$B9]" office:value-type="float" office:value="5.42271618" calcext:value-type="float">
            <text:p>5.42271618</text:p>
          </table:table-cell>
          <table:table-cell table:formula="of:=LOOKUP([.$A9];[$'CIE 1931 table'.$A$3:.$A$83];[$'CIE 1931 table'.C$3:.C$83])*[.$B9]" office:value-type="float" office:value="4.52336319" calcext:value-type="float">
            <text:p>4.52336319</text:p>
          </table:table-cell>
          <table:table-cell table:formula="of:=LOOKUP([.$A9];[$'CIE 1931 table'.$A$3:.$A$83];[$'CIE 1931 table'.D$3:.D$83])*[.$B9]" office:value-type="float" office:value="0.00775782" calcext:value-type="float">
            <text:p>0.00775782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38.7891" calcext:value-type="float">
            <text:p>38.7891</text:p>
          </table:table-cell>
          <table:table-cell/>
          <table:table-cell table:formula="of:=LOOKUP([.$H9];[$'CIE 1931 table'.$A$3:.$A$83];[$'CIE 1931 table'.B$3:.B$83])*[.$I9]" office:value-type="float" office:value="37.95901326" calcext:value-type="float">
            <text:p>37.95901326</text:p>
          </table:table-cell>
          <table:table-cell table:formula="of:=LOOKUP([.$H9];[$'CIE 1931 table'.$A$3:.$A$83];[$'CIE 1931 table'.C$3:.C$83])*[.$I9]" office:value-type="float" office:value="31.66354233" calcext:value-type="float">
            <text:p>31.66354233</text:p>
          </table:table-cell>
          <table:table-cell table:formula="of:=LOOKUP([.$H9];[$'CIE 1931 table'.$A$3:.$A$83];[$'CIE 1931 table'.D$3:.D$83])*[.$I9]" office:value-type="float" office:value="0.05430474" calcext:value-type="float">
            <text:p>0.05430474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0.9236" calcext:value-type="float">
            <text:p>0.9236</text:p>
          </table:table-cell>
          <table:table-cell/>
          <table:table-cell table:formula="of:=LOOKUP([.$O9];[$'CIE 1931 table'.$A$3:.$A$83];[$'CIE 1931 table'.B$3:.B$83])*[.$P9]" office:value-type="float" office:value="0.90383496" calcext:value-type="float">
            <text:p>0.90383496</text:p>
          </table:table-cell>
          <table:table-cell table:formula="of:=LOOKUP([.$O9];[$'CIE 1931 table'.$A$3:.$A$83];[$'CIE 1931 table'.C$3:.C$83])*[.$P9]" office:value-type="float" office:value="0.75393468" calcext:value-type="float">
            <text:p>0.75393468</text:p>
          </table:table-cell>
          <table:table-cell table:formula="of:=LOOKUP([.$O9];[$'CIE 1931 table'.$A$3:.$A$83];[$'CIE 1931 table'.D$3:.D$83])*[.$P9]" office:value-type="float" office:value="0.00129304" calcext:value-type="float">
            <text:p>0.00129304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46.6393" calcext:value-type="float">
            <text:p>46.6393</text:p>
          </table:table-cell>
          <table:table-cell/>
          <table:table-cell table:formula="of:=LOOKUP([.$V9];[$'CIE 1931 table'.$A$3:.$A$83];[$'CIE 1931 table'.B$3:.B$83])*[.$W9]" office:value-type="float" office:value="45.64121898" calcext:value-type="float">
            <text:p>45.64121898</text:p>
          </table:table-cell>
          <table:table-cell table:formula="of:=LOOKUP([.$V9];[$'CIE 1931 table'.$A$3:.$A$83];[$'CIE 1931 table'.C$3:.C$83])*[.$W9]" office:value-type="float" office:value="38.07166059" calcext:value-type="float">
            <text:p>38.07166059</text:p>
          </table:table-cell>
          <table:table-cell table:formula="of:=LOOKUP([.$V9];[$'CIE 1931 table'.$A$3:.$A$83];[$'CIE 1931 table'.D$3:.D$83])*[.$W9]" office:value-type="float" office:value="0.06529502" calcext:value-type="float">
            <text:p>0.06529502</text:p>
          </table:table-cell>
          <table:table-cell table:number-columns-repeated="997"/>
        </table:table-row>
        <table:table-row table:style-name="ro4">
          <table:table-cell office:value-type="float" office:value="610" calcext:value-type="float">
            <text:p>610</text:p>
          </table:table-cell>
          <table:table-cell office:value-type="float" office:value="116.1504" calcext:value-type="float">
            <text:p>116.1504</text:p>
          </table:table-cell>
          <table:table-cell/>
          <table:table-cell table:formula="of:=LOOKUP([.$A10];[$'CIE 1931 table'.$A$3:.$A$83];[$'CIE 1931 table'.B$3:.B$83])*[.$B10]" office:value-type="float" office:value="116.45239104" calcext:value-type="float">
            <text:p>116.45239104</text:p>
          </table:table-cell>
          <table:table-cell table:formula="of:=LOOKUP([.$A10];[$'CIE 1931 table'.$A$3:.$A$83];[$'CIE 1931 table'.C$3:.C$83])*[.$B10]" office:value-type="float" office:value="58.4236512" calcext:value-type="float">
            <text:p>58.4236512</text:p>
          </table:table-cell>
          <table:table-cell table:formula="of:=LOOKUP([.$A10];[$'CIE 1931 table'.$A$3:.$A$83];[$'CIE 1931 table'.D$3:.D$83])*[.$B10]" office:value-type="float" office:value="0.03484512" calcext:value-type="float">
            <text:p>0.0348451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8.4693" calcext:value-type="float">
            <text:p>8.4693</text:p>
          </table:table-cell>
          <table:table-cell/>
          <table:table-cell table:formula="of:=LOOKUP([.$H10];[$'CIE 1931 table'.$A$3:.$A$83];[$'CIE 1931 table'.B$3:.B$83])*[.$I10]" office:value-type="float" office:value="8.49132018" calcext:value-type="float">
            <text:p>8.49132018</text:p>
          </table:table-cell>
          <table:table-cell table:formula="of:=LOOKUP([.$H10];[$'CIE 1931 table'.$A$3:.$A$83];[$'CIE 1931 table'.C$3:.C$83])*[.$I10]" office:value-type="float" office:value="4.2600579" calcext:value-type="float">
            <text:p>4.2600579</text:p>
          </table:table-cell>
          <table:table-cell table:formula="of:=LOOKUP([.$H10];[$'CIE 1931 table'.$A$3:.$A$83];[$'CIE 1931 table'.D$3:.D$83])*[.$I10]" office:value-type="float" office:value="0.00254079" calcext:value-type="float">
            <text:p>0.00254079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0];[$'CIE 1931 table'.$A$3:.$A$83];[$'CIE 1931 table'.B$3:.B$83])*[.$P10]" office:value-type="float" office:value="0" calcext:value-type="float">
            <text:p>0</text:p>
          </table:table-cell>
          <table:table-cell table:formula="of:=LOOKUP([.$O10];[$'CIE 1931 table'.$A$3:.$A$83];[$'CIE 1931 table'.C$3:.C$83])*[.$P10]" office:value-type="float" office:value="0" calcext:value-type="float">
            <text:p>0</text:p>
          </table:table-cell>
          <table:table-cell table:formula="of:=LOOKUP([.$O10];[$'CIE 1931 table'.$A$3:.$A$83];[$'CIE 1931 table'.D$3:.D$83])*[.$P10]" office:value-type="float" office:value="0" calcext:value-type="float">
            <text:p>0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129.4593" calcext:value-type="float">
            <text:p>129.4593</text:p>
          </table:table-cell>
          <table:table-cell/>
          <table:table-cell table:formula="of:=LOOKUP([.$V10];[$'CIE 1931 table'.$A$3:.$A$83];[$'CIE 1931 table'.B$3:.B$83])*[.$W10]" office:value-type="float" office:value="129.79589418" calcext:value-type="float">
            <text:p>129.79589418</text:p>
          </table:table-cell>
          <table:table-cell table:formula="of:=LOOKUP([.$V10];[$'CIE 1931 table'.$A$3:.$A$83];[$'CIE 1931 table'.C$3:.C$83])*[.$W10]" office:value-type="float" office:value="65.1180279" calcext:value-type="float">
            <text:p>65.1180279</text:p>
          </table:table-cell>
          <table:table-cell table:formula="of:=LOOKUP([.$V10];[$'CIE 1931 table'.$A$3:.$A$83];[$'CIE 1931 table'.D$3:.D$83])*[.$W10]" office:value-type="float" office:value="0.03883779" calcext:value-type="float">
            <text:p>0.03883779</text:p>
          </table:table-cell>
          <table:table-cell table:number-columns-repeated="997"/>
        </table:table-row>
        <table:table-row table:style-name="ro4">
          <table:table-cell office:value-type="float" office:value="645" calcext:value-type="float">
            <text:p>645</text:p>
          </table:table-cell>
          <table:table-cell office:value-type="float" office:value="31.1413" calcext:value-type="float">
            <text:p>31.1413</text:p>
          </table:table-cell>
          <table:table-cell/>
          <table:table-cell table:formula="of:=LOOKUP([.$A11];[$'CIE 1931 table'.$A$3:.$A$83];[$'CIE 1931 table'.B$3:.B$83])*[.$B11]" office:value-type="float" office:value="11.23578104" calcext:value-type="float">
            <text:p>11.23578104</text:p>
          </table:table-cell>
          <table:table-cell table:formula="of:=LOOKUP([.$A11];[$'CIE 1931 table'.$A$3:.$A$83];[$'CIE 1931 table'.C$3:.C$83])*[.$B11]" office:value-type="float" office:value="4.30372766" calcext:value-type="float">
            <text:p>4.30372766</text:p>
          </table:table-cell>
          <table:table-cell table:formula="of:=LOOKUP([.$A11];[$'CIE 1931 table'.$A$3:.$A$83];[$'CIE 1931 table'.D$3:.D$83])*[.$B11]" office:value-type="float" office:value="0" calcext:value-type="float">
            <text:p>0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0.7595" calcext:value-type="float">
            <text:p>0.7595</text:p>
          </table:table-cell>
          <table:table-cell/>
          <table:table-cell table:formula="of:=LOOKUP([.$H11];[$'CIE 1931 table'.$A$3:.$A$83];[$'CIE 1931 table'.B$3:.B$83])*[.$I11]" office:value-type="float" office:value="0.2740276" calcext:value-type="float">
            <text:p>0.2740276</text:p>
          </table:table-cell>
          <table:table-cell table:formula="of:=LOOKUP([.$H11];[$'CIE 1931 table'.$A$3:.$A$83];[$'CIE 1931 table'.C$3:.C$83])*[.$I11]" office:value-type="float" office:value="0.1049629" calcext:value-type="float">
            <text:p>0.1049629</text:p>
          </table:table-cell>
          <table:table-cell table:formula="of:=LOOKUP([.$H11];[$'CIE 1931 table'.$A$3:.$A$83];[$'CIE 1931 table'.D$3:.D$83])*[.$I11]" office:value-type="float" office:value="0" calcext:value-type="float">
            <text:p>0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0.3798" calcext:value-type="float">
            <text:p>0.3798</text:p>
          </table:table-cell>
          <table:table-cell/>
          <table:table-cell table:formula="of:=LOOKUP([.$O11];[$'CIE 1931 table'.$A$3:.$A$83];[$'CIE 1931 table'.B$3:.B$83])*[.$P11]" office:value-type="float" office:value="0.13703184" calcext:value-type="float">
            <text:p>0.13703184</text:p>
          </table:table-cell>
          <table:table-cell table:formula="of:=LOOKUP([.$O11];[$'CIE 1931 table'.$A$3:.$A$83];[$'CIE 1931 table'.C$3:.C$83])*[.$P11]" office:value-type="float" office:value="0.05248836" calcext:value-type="float">
            <text:p>0.05248836</text:p>
          </table:table-cell>
          <table:table-cell table:formula="of:=LOOKUP([.$O11];[$'CIE 1931 table'.$A$3:.$A$83];[$'CIE 1931 table'.D$3:.D$83])*[.$P11]" office:value-type="float" office:value="0" calcext:value-type="float">
            <text:p>0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34.9391" calcext:value-type="float">
            <text:p>34.9391</text:p>
          </table:table-cell>
          <table:table-cell/>
          <table:table-cell table:formula="of:=LOOKUP([.$V11];[$'CIE 1931 table'.$A$3:.$A$83];[$'CIE 1931 table'.B$3:.B$83])*[.$W11]" office:value-type="float" office:value="12.60602728" calcext:value-type="float">
            <text:p>12.60602728</text:p>
          </table:table-cell>
          <table:table-cell table:formula="of:=LOOKUP([.$V11];[$'CIE 1931 table'.$A$3:.$A$83];[$'CIE 1931 table'.C$3:.C$83])*[.$W11]" office:value-type="float" office:value="4.82858362" calcext:value-type="float">
            <text:p>4.82858362</text:p>
          </table:table-cell>
          <table:table-cell table:formula="of:=LOOKUP([.$V11];[$'CIE 1931 table'.$A$3:.$A$83];[$'CIE 1931 table'.D$3:.D$83])*[.$W11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680" calcext:value-type="float">
            <text:p>680</text:p>
          </table:table-cell>
          <table:table-cell office:value-type="float" office:value="39.9486" calcext:value-type="float">
            <text:p>39.9486</text:p>
          </table:table-cell>
          <table:table-cell/>
          <table:table-cell table:formula="of:=LOOKUP([.$A12];[$'CIE 1931 table'.$A$3:.$A$83];[$'CIE 1931 table'.B$3:.B$83])*[.$B12]" office:value-type="float" office:value="1.86959448" calcext:value-type="float">
            <text:p>1.86959448</text:p>
          </table:table-cell>
          <table:table-cell table:formula="of:=LOOKUP([.$A12];[$'CIE 1931 table'.$A$3:.$A$83];[$'CIE 1931 table'.C$3:.C$83])*[.$B12]" office:value-type="float" office:value="0.6791262" calcext:value-type="float">
            <text:p>0.6791262</text:p>
          </table:table-cell>
          <table:table-cell table:formula="of:=LOOKUP([.$A12];[$'CIE 1931 table'.$A$3:.$A$83];[$'CIE 1931 table'.D$3:.D$83])*[.$B12]" office:value-type="float" office:value="0" calcext:value-type="float">
            <text:p>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H12];[$'CIE 1931 table'.$A$3:.$A$83];[$'CIE 1931 table'.B$3:.B$83])*[.$I12]" office:value-type="float" office:value="0" calcext:value-type="float">
            <text:p>0</text:p>
          </table:table-cell>
          <table:table-cell table:formula="of:=LOOKUP([.$H12];[$'CIE 1931 table'.$A$3:.$A$83];[$'CIE 1931 table'.C$3:.C$83])*[.$I12]" office:value-type="float" office:value="0" calcext:value-type="float">
            <text:p>0</text:p>
          </table:table-cell>
          <table:table-cell table:formula="of:=LOOKUP([.$H12];[$'CIE 1931 table'.$A$3:.$A$83];[$'CIE 1931 table'.D$3:.D$83])*[.$I12]" office:value-type="float" office:value="0" calcext:value-type="float">
            <text:p>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0.9744" calcext:value-type="float">
            <text:p>0.9744</text:p>
          </table:table-cell>
          <table:table-cell/>
          <table:table-cell table:formula="of:=LOOKUP([.$O12];[$'CIE 1931 table'.$A$3:.$A$83];[$'CIE 1931 table'.B$3:.B$83])*[.$P12]" office:value-type="float" office:value="0.04560192" calcext:value-type="float">
            <text:p>0.04560192</text:p>
          </table:table-cell>
          <table:table-cell table:formula="of:=LOOKUP([.$O12];[$'CIE 1931 table'.$A$3:.$A$83];[$'CIE 1931 table'.C$3:.C$83])*[.$P12]" office:value-type="float" office:value="0.0165648" calcext:value-type="float">
            <text:p>0.0165648</text:p>
          </table:table-cell>
          <table:table-cell table:formula="of:=LOOKUP([.$O12];[$'CIE 1931 table'.$A$3:.$A$83];[$'CIE 1931 table'.D$3:.D$83])*[.$P12]" office:value-type="float" office:value="0" calcext:value-type="float">
            <text:p>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41.8973" calcext:value-type="float">
            <text:p>41.8973</text:p>
          </table:table-cell>
          <table:table-cell/>
          <table:table-cell table:formula="of:=LOOKUP([.$V12];[$'CIE 1931 table'.$A$3:.$A$83];[$'CIE 1931 table'.B$3:.B$83])*[.$W12]" office:value-type="float" office:value="1.96079364" calcext:value-type="float">
            <text:p>1.96079364</text:p>
          </table:table-cell>
          <table:table-cell table:formula="of:=LOOKUP([.$V12];[$'CIE 1931 table'.$A$3:.$A$83];[$'CIE 1931 table'.C$3:.C$83])*[.$W12]" office:value-type="float" office:value="0.7122541" calcext:value-type="float">
            <text:p>0.7122541</text:p>
          </table:table-cell>
          <table:table-cell table:formula="of:=LOOKUP([.$V12];[$'CIE 1931 table'.$A$3:.$A$83];[$'CIE 1931 table'.D$3:.D$83])*[.$W12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705" calcext:value-type="float">
            <text:p>705</text:p>
          </table:table-cell>
          <table:table-cell office:value-type="float" office:value="8.0799" calcext:value-type="float">
            <text:p>8.0799</text:p>
          </table:table-cell>
          <table:table-cell/>
          <table:table-cell table:formula="of:=LOOKUP([.$A13];[$'CIE 1931 table'.$A$3:.$A$83];[$'CIE 1931 table'.B$3:.B$83])*[.$B13]" office:value-type="float" office:value="0.06544719" calcext:value-type="float">
            <text:p>0.06544719</text:p>
          </table:table-cell>
          <table:table-cell table:formula="of:=LOOKUP([.$A13];[$'CIE 1931 table'.$A$3:.$A$83];[$'CIE 1931 table'.C$3:.C$83])*[.$B13]" office:value-type="float" office:value="0.02343171" calcext:value-type="float">
            <text:p>0.02343171</text:p>
          </table:table-cell>
          <table:table-cell table:formula="of:=LOOKUP([.$A13];[$'CIE 1931 table'.$A$3:.$A$83];[$'CIE 1931 table'.D$3:.D$83])*[.$B13]" office:value-type="float" office:value="0" calcext:value-type="float">
            <text:p>0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0.7026" calcext:value-type="float">
            <text:p>0.7026</text:p>
          </table:table-cell>
          <table:table-cell/>
          <table:table-cell table:formula="of:=LOOKUP([.$H13];[$'CIE 1931 table'.$A$3:.$A$83];[$'CIE 1931 table'.B$3:.B$83])*[.$I13]" office:value-type="float" office:value="0.00569106" calcext:value-type="float">
            <text:p>0.00569106</text:p>
          </table:table-cell>
          <table:table-cell table:formula="of:=LOOKUP([.$H13];[$'CIE 1931 table'.$A$3:.$A$83];[$'CIE 1931 table'.C$3:.C$83])*[.$I13]" office:value-type="float" office:value="0.00203754" calcext:value-type="float">
            <text:p>0.00203754</text:p>
          </table:table-cell>
          <table:table-cell table:formula="of:=LOOKUP([.$H13];[$'CIE 1931 table'.$A$3:.$A$83];[$'CIE 1931 table'.D$3:.D$83])*[.$I13]" office:value-type="float" office:value="0" calcext:value-type="float">
            <text:p>0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0.3513" calcext:value-type="float">
            <text:p>0.3513</text:p>
          </table:table-cell>
          <table:table-cell/>
          <table:table-cell table:formula="of:=LOOKUP([.$O13];[$'CIE 1931 table'.$A$3:.$A$83];[$'CIE 1931 table'.B$3:.B$83])*[.$P13]" office:value-type="float" office:value="0.00284553" calcext:value-type="float">
            <text:p>0.00284553</text:p>
          </table:table-cell>
          <table:table-cell table:formula="of:=LOOKUP([.$O13];[$'CIE 1931 table'.$A$3:.$A$83];[$'CIE 1931 table'.C$3:.C$83])*[.$P13]" office:value-type="float" office:value="0.00101877" calcext:value-type="float">
            <text:p>0.00101877</text:p>
          </table:table-cell>
          <table:table-cell table:formula="of:=LOOKUP([.$O13];[$'CIE 1931 table'.$A$3:.$A$83];[$'CIE 1931 table'.D$3:.D$83])*[.$P13]" office:value-type="float" office:value="0" calcext:value-type="float">
            <text:p>0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9.1338" calcext:value-type="float">
            <text:p>9.1338</text:p>
          </table:table-cell>
          <table:table-cell/>
          <table:table-cell table:formula="of:=LOOKUP([.$V13];[$'CIE 1931 table'.$A$3:.$A$83];[$'CIE 1931 table'.B$3:.B$83])*[.$W13]" office:value-type="float" office:value="0.07398378" calcext:value-type="float">
            <text:p>0.07398378</text:p>
          </table:table-cell>
          <table:table-cell table:formula="of:=LOOKUP([.$V13];[$'CIE 1931 table'.$A$3:.$A$83];[$'CIE 1931 table'.C$3:.C$83])*[.$W13]" office:value-type="float" office:value="0.02648802" calcext:value-type="float">
            <text:p>0.02648802</text:p>
          </table:table-cell>
          <table:table-cell table:formula="of:=LOOKUP([.$V13];[$'CIE 1931 table'.$A$3:.$A$83];[$'CIE 1931 table'.D$3:.D$83])*[.$W13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730" calcext:value-type="float">
            <text:p>730</text:p>
          </table:table-cell>
          <table:table-cell office:value-type="float" office:value="10.0109" calcext:value-type="float">
            <text:p>10.0109</text:p>
          </table:table-cell>
          <table:table-cell/>
          <table:table-cell table:formula="of:=LOOKUP([.$A14];[$'CIE 1931 table'.$A$3:.$A$83];[$'CIE 1931 table'.B$3:.B$83])*[.$B14]" office:value-type="float" office:value="0.01401526" calcext:value-type="float">
            <text:p>0.01401526</text:p>
          </table:table-cell>
          <table:table-cell table:formula="of:=LOOKUP([.$A14];[$'CIE 1931 table'.$A$3:.$A$83];[$'CIE 1931 table'.C$3:.C$83])*[.$B14]" office:value-type="float" office:value="0.00500545" calcext:value-type="float">
            <text:p>0.00500545</text:p>
          </table:table-cell>
          <table:table-cell table:formula="of:=LOOKUP([.$A14];[$'CIE 1931 table'.$A$3:.$A$83];[$'CIE 1931 table'.D$3:.D$83])*[.$B14]"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H14];[$'CIE 1931 table'.$A$3:.$A$83];[$'CIE 1931 table'.B$3:.B$83])*[.$I14]" office:value-type="float" office:value="0" calcext:value-type="float">
            <text:p>0</text:p>
          </table:table-cell>
          <table:table-cell table:formula="of:=LOOKUP([.$H14];[$'CIE 1931 table'.$A$3:.$A$83];[$'CIE 1931 table'.C$3:.C$83])*[.$I14]" office:value-type="float" office:value="0" calcext:value-type="float">
            <text:p>0</text:p>
          </table:table-cell>
          <table:table-cell table:formula="of:=LOOKUP([.$H14];[$'CIE 1931 table'.$A$3:.$A$83];[$'CIE 1931 table'.D$3:.D$83])*[.$I14]"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4];[$'CIE 1931 table'.$A$3:.$A$83];[$'CIE 1931 table'.B$3:.B$83])*[.$P14]" office:value-type="float" office:value="0" calcext:value-type="float">
            <text:p>0</text:p>
          </table:table-cell>
          <table:table-cell table:formula="of:=LOOKUP([.$O14];[$'CIE 1931 table'.$A$3:.$A$83];[$'CIE 1931 table'.C$3:.C$83])*[.$P14]" office:value-type="float" office:value="0" calcext:value-type="float">
            <text:p>0</text:p>
          </table:table-cell>
          <table:table-cell table:formula="of:=LOOKUP([.$O14];[$'CIE 1931 table'.$A$3:.$A$83];[$'CIE 1931 table'.D$3:.D$83])*[.$P14]"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11.8311" calcext:value-type="float">
            <text:p>11.8311</text:p>
          </table:table-cell>
          <table:table-cell/>
          <table:table-cell table:formula="of:=LOOKUP([.$V14];[$'CIE 1931 table'.$A$3:.$A$83];[$'CIE 1931 table'.B$3:.B$83])*[.$W14]" office:value-type="float" office:value="0.01656354" calcext:value-type="float">
            <text:p>0.01656354</text:p>
          </table:table-cell>
          <table:table-cell table:formula="of:=LOOKUP([.$V14];[$'CIE 1931 table'.$A$3:.$A$83];[$'CIE 1931 table'.C$3:.C$83])*[.$W14]" office:value-type="float" office:value="0.00591555" calcext:value-type="float">
            <text:p>0.00591555</text:p>
          </table:table-cell>
          <table:table-cell table:formula="of:=LOOKUP([.$V14];[$'CIE 1931 table'.$A$3:.$A$83];[$'CIE 1931 table'.D$3:.D$83])*[.$W14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760" calcext:value-type="float">
            <text:p>760</text:p>
          </table:table-cell>
          <table:table-cell office:value-type="float" office:value="6.0404" calcext:value-type="float">
            <text:p>6.0404</text:p>
          </table:table-cell>
          <table:table-cell/>
          <table:table-cell table:formula="of:=LOOKUP([.$A15];[$'CIE 1931 table'.$A$3:.$A$83];[$'CIE 1931 table'.B$3:.B$83])*[.$B15]" office:value-type="float" office:value="0.00120808" calcext:value-type="float">
            <text:p>0.00120808</text:p>
          </table:table-cell>
          <table:table-cell table:formula="of:=LOOKUP([.$A15];[$'CIE 1931 table'.$A$3:.$A$83];[$'CIE 1931 table'.C$3:.C$83])*[.$B15]" office:value-type="float" office:value="0.00060404" calcext:value-type="float">
            <text:p>0.00060404</text:p>
          </table:table-cell>
          <table:table-cell table:formula="of:=LOOKUP([.$A15];[$'CIE 1931 table'.$A$3:.$A$83];[$'CIE 1931 table'.D$3:.D$83])*[.$B15]" office:value-type="float" office:value="0" calcext:value-type="float">
            <text:p>0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0.8629" calcext:value-type="float">
            <text:p>0.8629</text:p>
          </table:table-cell>
          <table:table-cell/>
          <table:table-cell table:formula="of:=LOOKUP([.$H15];[$'CIE 1931 table'.$A$3:.$A$83];[$'CIE 1931 table'.B$3:.B$83])*[.$I15]" office:value-type="float" office:value="0.00017258" calcext:value-type="float">
            <text:p>0.00017258</text:p>
          </table:table-cell>
          <table:table-cell table:formula="of:=LOOKUP([.$H15];[$'CIE 1931 table'.$A$3:.$A$83];[$'CIE 1931 table'.C$3:.C$83])*[.$I15]" office:value-type="float" office:value="0.00008629" calcext:value-type="float">
            <text:p>0.00008629</text:p>
          </table:table-cell>
          <table:table-cell table:formula="of:=LOOKUP([.$H15];[$'CIE 1931 table'.$A$3:.$A$83];[$'CIE 1931 table'.D$3:.D$83])*[.$I15]" office:value-type="float" office:value="0" calcext:value-type="float">
            <text:p>0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5];[$'CIE 1931 table'.$A$3:.$A$83];[$'CIE 1931 table'.B$3:.B$83])*[.$P15]" office:value-type="float" office:value="0" calcext:value-type="float">
            <text:p>0</text:p>
          </table:table-cell>
          <table:table-cell table:formula="of:=LOOKUP([.$O15];[$'CIE 1931 table'.$A$3:.$A$83];[$'CIE 1931 table'.C$3:.C$83])*[.$P15]" office:value-type="float" office:value="0" calcext:value-type="float">
            <text:p>0</text:p>
          </table:table-cell>
          <table:table-cell table:formula="of:=LOOKUP([.$O15];[$'CIE 1931 table'.$A$3:.$A$83];[$'CIE 1931 table'.D$3:.D$83])*[.$P15]" office:value-type="float" office:value="0" calcext:value-type="float">
            <text:p>0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6.9033" calcext:value-type="float">
            <text:p>6.9033</text:p>
          </table:table-cell>
          <table:table-cell/>
          <table:table-cell table:formula="of:=LOOKUP([.$V15];[$'CIE 1931 table'.$A$3:.$A$83];[$'CIE 1931 table'.B$3:.B$83])*[.$W15]" office:value-type="float" office:value="0.00138066" calcext:value-type="float">
            <text:p>0.00138066</text:p>
          </table:table-cell>
          <table:table-cell table:formula="of:=LOOKUP([.$V15];[$'CIE 1931 table'.$A$3:.$A$83];[$'CIE 1931 table'.C$3:.C$83])*[.$W15]" office:value-type="float" office:value="0.00069033" calcext:value-type="float">
            <text:p>0.00069033</text:p>
          </table:table-cell>
          <table:table-cell table:formula="of:=LOOKUP([.$V15];[$'CIE 1931 table'.$A$3:.$A$83];[$'CIE 1931 table'.D$3:.D$83])*[.$W15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810" calcext:value-type="float">
            <text:p>810</text:p>
          </table:table-cell>
          <table:table-cell office:value-type="float" office:value="5.3753" calcext:value-type="float">
            <text:p>5.3753</text:p>
          </table:table-cell>
          <table:table-cell/>
          <table:table-cell table:formula="of:=LOOKUP([.$A16];[$'CIE 1931 table'.$A$3:.$A$83];[$'CIE 1931 table'.B$3:.B$83])*[.$B16]" office:value-type="float" office:value="0" calcext:value-type="float">
            <text:p>0</text:p>
          </table:table-cell>
          <table:table-cell table:formula="of:=LOOKUP([.$A16];[$'CIE 1931 table'.$A$3:.$A$83];[$'CIE 1931 table'.C$3:.C$83])*[.$B16]" office:value-type="float" office:value="0" calcext:value-type="float">
            <text:p>0</text:p>
          </table:table-cell>
          <table:table-cell table:formula="of:=LOOKUP([.$A16];[$'CIE 1931 table'.$A$3:.$A$83];[$'CIE 1931 table'.D$3:.D$83])*[.$B16]" office:value-type="float" office:value="0" calcext:value-type="float">
            <text:p>0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.7918" calcext:value-type="float">
            <text:p>1.7918</text:p>
          </table:table-cell>
          <table:table-cell/>
          <table:table-cell table:formula="of:=LOOKUP([.$H16];[$'CIE 1931 table'.$A$3:.$A$83];[$'CIE 1931 table'.B$3:.B$83])*[.$I16]" office:value-type="float" office:value="0" calcext:value-type="float">
            <text:p>0</text:p>
          </table:table-cell>
          <table:table-cell table:formula="of:=LOOKUP([.$H16];[$'CIE 1931 table'.$A$3:.$A$83];[$'CIE 1931 table'.C$3:.C$83])*[.$I16]" office:value-type="float" office:value="0" calcext:value-type="float">
            <text:p>0</text:p>
          </table:table-cell>
          <table:table-cell table:formula="of:=LOOKUP([.$H16];[$'CIE 1931 table'.$A$3:.$A$83];[$'CIE 1931 table'.D$3:.D$83])*[.$I16]" office:value-type="float" office:value="0" calcext:value-type="float">
            <text:p>0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.7918" calcext:value-type="float">
            <text:p>1.7918</text:p>
          </table:table-cell>
          <table:table-cell/>
          <table:table-cell table:formula="of:=LOOKUP([.$O16];[$'CIE 1931 table'.$A$3:.$A$83];[$'CIE 1931 table'.B$3:.B$83])*[.$P16]" office:value-type="float" office:value="0" calcext:value-type="float">
            <text:p>0</text:p>
          </table:table-cell>
          <table:table-cell table:formula="of:=LOOKUP([.$O16];[$'CIE 1931 table'.$A$3:.$A$83];[$'CIE 1931 table'.C$3:.C$83])*[.$P16]" office:value-type="float" office:value="0" calcext:value-type="float">
            <text:p>0</text:p>
          </table:table-cell>
          <table:table-cell table:formula="of:=LOOKUP([.$O16];[$'CIE 1931 table'.$A$3:.$A$83];[$'CIE 1931 table'.D$3:.D$83])*[.$P16]" office:value-type="float" office:value="0" calcext:value-type="float">
            <text:p>0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7.167" calcext:value-type="float">
            <text:p>7.167</text:p>
          </table:table-cell>
          <table:table-cell/>
          <table:table-cell table:formula="of:=LOOKUP([.$V16];[$'CIE 1931 table'.$A$3:.$A$83];[$'CIE 1931 table'.B$3:.B$83])*[.$W16]" office:value-type="float" office:value="0" calcext:value-type="float">
            <text:p>0</text:p>
          </table:table-cell>
          <table:table-cell table:formula="of:=LOOKUP([.$V16];[$'CIE 1931 table'.$A$3:.$A$83];[$'CIE 1931 table'.C$3:.C$83])*[.$W16]" office:value-type="float" office:value="0" calcext:value-type="float">
            <text:p>0</text:p>
          </table:table-cell>
          <table:table-cell table:formula="of:=LOOKUP([.$V16];[$'CIE 1931 table'.$A$3:.$A$83];[$'CIE 1931 table'.D$3:.D$83])*[.$W16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860" calcext:value-type="float">
            <text:p>860</text:p>
          </table:table-cell>
          <table:table-cell office:value-type="float" office:value="4.4546" calcext:value-type="float">
            <text:p>4.4546</text:p>
          </table:table-cell>
          <table:table-cell/>
          <table:table-cell table:formula="of:=LOOKUP([.$A17];[$'CIE 1931 table'.$A$3:.$A$83];[$'CIE 1931 table'.B$3:.B$83])*[.$B17]" office:value-type="float" office:value="0" calcext:value-type="float">
            <text:p>0</text:p>
          </table:table-cell>
          <table:table-cell table:formula="of:=LOOKUP([.$A17];[$'CIE 1931 table'.$A$3:.$A$83];[$'CIE 1931 table'.C$3:.C$83])*[.$B17]" office:value-type="float" office:value="0" calcext:value-type="float">
            <text:p>0</text:p>
          </table:table-cell>
          <table:table-cell table:formula="of:=LOOKUP([.$A17];[$'CIE 1931 table'.$A$3:.$A$83];[$'CIE 1931 table'.D$3:.D$83])*[.$B17]" office:value-type="float" office:value="0" calcext:value-type="float">
            <text:p>0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1.1137" calcext:value-type="float">
            <text:p>1.1137</text:p>
          </table:table-cell>
          <table:table-cell/>
          <table:table-cell table:formula="of:=LOOKUP([.$H17];[$'CIE 1931 table'.$A$3:.$A$83];[$'CIE 1931 table'.B$3:.B$83])*[.$I17]" office:value-type="float" office:value="0" calcext:value-type="float">
            <text:p>0</text:p>
          </table:table-cell>
          <table:table-cell table:formula="of:=LOOKUP([.$H17];[$'CIE 1931 table'.$A$3:.$A$83];[$'CIE 1931 table'.C$3:.C$83])*[.$I17]" office:value-type="float" office:value="0" calcext:value-type="float">
            <text:p>0</text:p>
          </table:table-cell>
          <table:table-cell table:formula="of:=LOOKUP([.$H17];[$'CIE 1931 table'.$A$3:.$A$83];[$'CIE 1931 table'.D$3:.D$83])*[.$I17]" office:value-type="float" office:value="0" calcext:value-type="float">
            <text:p>0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1.1137" calcext:value-type="float">
            <text:p>1.1137</text:p>
          </table:table-cell>
          <table:table-cell/>
          <table:table-cell table:formula="of:=LOOKUP([.$O17];[$'CIE 1931 table'.$A$3:.$A$83];[$'CIE 1931 table'.B$3:.B$83])*[.$P17]" office:value-type="float" office:value="0" calcext:value-type="float">
            <text:p>0</text:p>
          </table:table-cell>
          <table:table-cell table:formula="of:=LOOKUP([.$O17];[$'CIE 1931 table'.$A$3:.$A$83];[$'CIE 1931 table'.C$3:.C$83])*[.$P17]" office:value-type="float" office:value="0" calcext:value-type="float">
            <text:p>0</text:p>
          </table:table-cell>
          <table:table-cell table:formula="of:=LOOKUP([.$O17];[$'CIE 1931 table'.$A$3:.$A$83];[$'CIE 1931 table'.D$3:.D$83])*[.$P17]" office:value-type="float" office:value="0" calcext:value-type="float">
            <text:p>0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5.5683" calcext:value-type="float">
            <text:p>5.5683</text:p>
          </table:table-cell>
          <table:table-cell/>
          <table:table-cell table:formula="of:=LOOKUP([.$V17];[$'CIE 1931 table'.$A$3:.$A$83];[$'CIE 1931 table'.B$3:.B$83])*[.$W17]" office:value-type="float" office:value="0" calcext:value-type="float">
            <text:p>0</text:p>
          </table:table-cell>
          <table:table-cell table:formula="of:=LOOKUP([.$V17];[$'CIE 1931 table'.$A$3:.$A$83];[$'CIE 1931 table'.C$3:.C$83])*[.$W17]" office:value-type="float" office:value="0" calcext:value-type="float">
            <text:p>0</text:p>
          </table:table-cell>
          <table:table-cell table:formula="of:=LOOKUP([.$V17];[$'CIE 1931 table'.$A$3:.$A$83];[$'CIE 1931 table'.D$3:.D$83])*[.$W17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900" calcext:value-type="float">
            <text:p>900</text:p>
          </table:table-cell>
          <table:table-cell office:value-type="float" office:value="0.6063" calcext:value-type="float">
            <text:p>0.6063</text:p>
          </table:table-cell>
          <table:table-cell/>
          <table:table-cell table:formula="of:=LOOKUP([.$A18];[$'CIE 1931 table'.$A$3:.$A$83];[$'CIE 1931 table'.B$3:.B$83])*[.$B18]" office:value-type="float" office:value="0" calcext:value-type="float">
            <text:p>0</text:p>
          </table:table-cell>
          <table:table-cell table:formula="of:=LOOKUP([.$A18];[$'CIE 1931 table'.$A$3:.$A$83];[$'CIE 1931 table'.C$3:.C$83])*[.$B18]" office:value-type="float" office:value="0" calcext:value-type="float">
            <text:p>0</text:p>
          </table:table-cell>
          <table:table-cell table:formula="of:=LOOKUP([.$A18];[$'CIE 1931 table'.$A$3:.$A$83];[$'CIE 1931 table'.D$3:.D$83])*[.$B18]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.6063" calcext:value-type="float">
            <text:p>0.6063</text:p>
          </table:table-cell>
          <table:table-cell/>
          <table:table-cell table:formula="of:=LOOKUP([.$H18];[$'CIE 1931 table'.$A$3:.$A$83];[$'CIE 1931 table'.B$3:.B$83])*[.$I18]" office:value-type="float" office:value="0" calcext:value-type="float">
            <text:p>0</text:p>
          </table:table-cell>
          <table:table-cell table:formula="of:=LOOKUP([.$H18];[$'CIE 1931 table'.$A$3:.$A$83];[$'CIE 1931 table'.C$3:.C$83])*[.$I18]" office:value-type="float" office:value="0" calcext:value-type="float">
            <text:p>0</text:p>
          </table:table-cell>
          <table:table-cell table:formula="of:=LOOKUP([.$H18];[$'CIE 1931 table'.$A$3:.$A$83];[$'CIE 1931 table'.D$3:.D$83])*[.$I18]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8];[$'CIE 1931 table'.$A$3:.$A$83];[$'CIE 1931 table'.B$3:.B$83])*[.$P18]" office:value-type="float" office:value="0" calcext:value-type="float">
            <text:p>0</text:p>
          </table:table-cell>
          <table:table-cell table:formula="of:=LOOKUP([.$O18];[$'CIE 1931 table'.$A$3:.$A$83];[$'CIE 1931 table'.C$3:.C$83])*[.$P18]" office:value-type="float" office:value="0" calcext:value-type="float">
            <text:p>0</text:p>
          </table:table-cell>
          <table:table-cell table:formula="of:=LOOKUP([.$O18];[$'CIE 1931 table'.$A$3:.$A$83];[$'CIE 1931 table'.D$3:.D$83])*[.$P18]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.819" calcext:value-type="float">
            <text:p>1.819</text:p>
          </table:table-cell>
          <table:table-cell/>
          <table:table-cell table:formula="of:=LOOKUP([.$V18];[$'CIE 1931 table'.$A$3:.$A$83];[$'CIE 1931 table'.B$3:.B$83])*[.$W18]" office:value-type="float" office:value="0" calcext:value-type="float">
            <text:p>0</text:p>
          </table:table-cell>
          <table:table-cell table:formula="of:=LOOKUP([.$V18];[$'CIE 1931 table'.$A$3:.$A$83];[$'CIE 1931 table'.C$3:.C$83])*[.$W18]" office:value-type="float" office:value="0" calcext:value-type="float">
            <text:p>0</text:p>
          </table:table-cell>
          <table:table-cell table:formula="of:=LOOKUP([.$V18];[$'CIE 1931 table'.$A$3:.$A$83];[$'CIE 1931 table'.D$3:.D$83])*[.$W18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940" calcext:value-type="float">
            <text:p>940</text:p>
          </table:table-cell>
          <table:table-cell office:value-type="float" office:value="0.9051" calcext:value-type="float">
            <text:p>0.9051</text:p>
          </table:table-cell>
          <table:table-cell/>
          <table:table-cell table:formula="of:=LOOKUP([.$A19];[$'CIE 1931 table'.$A$3:.$A$83];[$'CIE 1931 table'.B$3:.B$83])*[.$B19]" office:value-type="float" office:value="0" calcext:value-type="float">
            <text:p>0</text:p>
          </table:table-cell>
          <table:table-cell table:formula="of:=LOOKUP([.$A19];[$'CIE 1931 table'.$A$3:.$A$83];[$'CIE 1931 table'.C$3:.C$83])*[.$B19]" office:value-type="float" office:value="0" calcext:value-type="float">
            <text:p>0</text:p>
          </table:table-cell>
          <table:table-cell table:formula="of:=LOOKUP([.$A19];[$'CIE 1931 table'.$A$3:.$A$83];[$'CIE 1931 table'.D$3:.D$83])*[.$B19]" office:value-type="float" office:value="0" calcext:value-type="float">
            <text:p>0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0.9051" calcext:value-type="float">
            <text:p>0.9051</text:p>
          </table:table-cell>
          <table:table-cell/>
          <table:table-cell table:formula="of:=LOOKUP([.$H19];[$'CIE 1931 table'.$A$3:.$A$83];[$'CIE 1931 table'.B$3:.B$83])*[.$I19]" office:value-type="float" office:value="0" calcext:value-type="float">
            <text:p>0</text:p>
          </table:table-cell>
          <table:table-cell table:formula="of:=LOOKUP([.$H19];[$'CIE 1931 table'.$A$3:.$A$83];[$'CIE 1931 table'.C$3:.C$83])*[.$I19]" office:value-type="float" office:value="0" calcext:value-type="float">
            <text:p>0</text:p>
          </table:table-cell>
          <table:table-cell table:formula="of:=LOOKUP([.$H19];[$'CIE 1931 table'.$A$3:.$A$83];[$'CIE 1931 table'.D$3:.D$83])*[.$I19]" office:value-type="float" office:value="0" calcext:value-type="float">
            <text:p>0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9];[$'CIE 1931 table'.$A$3:.$A$83];[$'CIE 1931 table'.B$3:.B$83])*[.$P19]" office:value-type="float" office:value="0" calcext:value-type="float">
            <text:p>0</text:p>
          </table:table-cell>
          <table:table-cell table:formula="of:=LOOKUP([.$O19];[$'CIE 1931 table'.$A$3:.$A$83];[$'CIE 1931 table'.C$3:.C$83])*[.$P19]" office:value-type="float" office:value="0" calcext:value-type="float">
            <text:p>0</text:p>
          </table:table-cell>
          <table:table-cell table:formula="of:=LOOKUP([.$O19];[$'CIE 1931 table'.$A$3:.$A$83];[$'CIE 1931 table'.D$3:.D$83])*[.$P19]" office:value-type="float" office:value="0" calcext:value-type="float">
            <text:p>0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.8102" calcext:value-type="float">
            <text:p>1.8102</text:p>
          </table:table-cell>
          <table:table-cell/>
          <table:table-cell table:formula="of:=LOOKUP([.$V19];[$'CIE 1931 table'.$A$3:.$A$83];[$'CIE 1931 table'.B$3:.B$83])*[.$W19]" office:value-type="float" office:value="0" calcext:value-type="float">
            <text:p>0</text:p>
          </table:table-cell>
          <table:table-cell table:formula="of:=LOOKUP([.$V19];[$'CIE 1931 table'.$A$3:.$A$83];[$'CIE 1931 table'.C$3:.C$83])*[.$W19]" office:value-type="float" office:value="0" calcext:value-type="float">
            <text:p>0</text:p>
          </table:table-cell>
          <table:table-cell table:formula="of:=LOOKUP([.$V19];[$'CIE 1931 table'.$A$3:.$A$83];[$'CIE 1931 table'.D$3:.D$83])*[.$W19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formula="of:=SUM([.D21:.F21])" office:value-type="float" office:value="220.08482661" calcext:value-type="float">
            <text:p>220.08482661</text:p>
          </table:table-cell>
          <table:table-cell table:formula="of:=SUM([.D2:.D19])" office:value-type="float" office:value="137.8370881" calcext:value-type="float">
            <text:p>137.8370881</text:p>
          </table:table-cell>
          <table:table-cell table:formula="of:=SUM([.E2:.E19])" office:value-type="float" office:value="71.8454393" calcext:value-type="float">
            <text:p>71.8454393</text:p>
          </table:table-cell>
          <table:table-cell table:formula="of:=SUM([.F2:.F19])" office:value-type="float" office:value="10.40229921" calcext:value-type="float">
            <text:p>10.40229921</text:p>
          </table:table-cell>
          <table:table-cell table:number-columns-repeated="3"/>
          <table:table-cell table:formula="of:=SUM([.K21:.M21])" office:value-type="float" office:value="381.49750198" calcext:value-type="float">
            <text:p>381.49750198</text:p>
          </table:table-cell>
          <table:table-cell table:formula="of:=SUM([.K2:.K19])" office:value-type="float" office:value="114.64171555" calcext:value-type="float">
            <text:p>114.64171555</text:p>
          </table:table-cell>
          <table:table-cell table:formula="of:=SUM([.L2:.L19])" office:value-type="float" office:value="235.62084671" calcext:value-type="float">
            <text:p>235.62084671</text:p>
          </table:table-cell>
          <table:table-cell table:formula="of:=SUM([.M2:.M19])" office:value-type="float" office:value="31.23493972" calcext:value-type="float">
            <text:p>31.23493972</text:p>
          </table:table-cell>
          <table:table-cell table:number-columns-repeated="3"/>
          <table:table-cell table:formula="of:=SUM([.R21:.T21])" office:value-type="float" office:value="574.80454027" calcext:value-type="float">
            <text:p>574.80454027</text:p>
          </table:table-cell>
          <table:table-cell table:formula="of:=SUM([.R2:.R19])" office:value-type="float" office:value="86.40364154" calcext:value-type="float">
            <text:p>86.40364154</text:p>
          </table:table-cell>
          <table:table-cell table:formula="of:=SUM([.S2:.S19])" office:value-type="float" office:value="31.77413161" calcext:value-type="float">
            <text:p>31.77413161</text:p>
          </table:table-cell>
          <table:table-cell table:formula="of:=SUM([.T2:.T19])" office:value-type="float" office:value="456.62676712" calcext:value-type="float">
            <text:p>456.62676712</text:p>
          </table:table-cell>
          <table:table-cell table:number-columns-repeated="3"/>
          <table:table-cell table:formula="of:=SUM([.Y21:.AA21])" office:value-type="float" office:value="1160.86734151" calcext:value-type="float">
            <text:p>1160.86734151</text:p>
          </table:table-cell>
          <table:table-cell table:formula="of:=SUM([.Y2:.Y19])" office:value-type="float" office:value="342.44436141" calcext:value-type="float">
            <text:p>342.44436141</text:p>
          </table:table-cell>
          <table:table-cell table:formula="of:=SUM([.Z2:.Z19])" office:value-type="float" office:value="343.14363525" calcext:value-type="float">
            <text:p>343.14363525</text:p>
          </table:table-cell>
          <table:table-cell table:formula="of:=SUM([.AA2:.AA19])" office:value-type="float" office:value="475.27934485" calcext:value-type="float">
            <text:p>475.27934485</text:p>
          </table:table-cell>
          <table:table-cell table:number-columns-repeated="997"/>
        </table:table-row>
        <table:table-row table:style-name="ro4">
          <table:table-cell table:style-name="ce6" table:number-columns-repeated="3"/>
          <table:table-cell table:style-name="ce7" table:formula="of:=[.D21]/[.$C21]" office:value-type="float" office:value="0.62629073627258" calcext:value-type="float">
            <text:p>0.626</text:p>
          </table:table-cell>
          <table:table-cell table:style-name="ce7" table:formula="of:=[.E21]/[.$C21]" office:value-type="float" office:value="0.326444309708426" calcext:value-type="float">
            <text:p>0.326</text:p>
          </table:table-cell>
          <table:table-cell table:style-name="ce7" table:formula="of:=[.F21]/[.$C21]" office:value-type="float" office:value="0.0472649540189944" calcext:value-type="float">
            <text:p>0.047</text:p>
          </table:table-cell>
          <table:table-cell table:style-name="ce6" table:number-columns-repeated="4"/>
          <table:table-cell table:style-name="ce7" table:formula="of:=[.K21]/[.$J21]" office:value-type="float" office:value="0.300504498600911" calcext:value-type="float">
            <text:p>0.301</text:p>
          </table:table-cell>
          <table:table-cell table:style-name="ce7" table:formula="of:=[.L21]/[.$J21]" office:value-type="float" office:value="0.617620942436348" calcext:value-type="float">
            <text:p>0.618</text:p>
          </table:table-cell>
          <table:table-cell table:style-name="ce7" table:formula="of:=[.M21]/[.$J21]" office:value-type="float" office:value="0.0818745589627412" calcext:value-type="float">
            <text:p>0.082</text:p>
          </table:table-cell>
          <table:table-cell table:style-name="ce6" table:number-columns-repeated="4"/>
          <table:table-cell table:style-name="ce7" table:formula="of:=[.R21]/[.$Q21]" office:value-type="float" office:value="0.150318300372878" calcext:value-type="float">
            <text:p>0.150</text:p>
          </table:table-cell>
          <table:table-cell table:style-name="ce7" table:formula="of:=[.S21]/[.$Q21]" office:value-type="float" office:value="0.0552781500213532" calcext:value-type="float">
            <text:p>0.055</text:p>
          </table:table-cell>
          <table:table-cell table:style-name="ce7" table:formula="of:=[.T21]/[.$Q21]" office:value-type="float" office:value="0.794403549605769" calcext:value-type="float">
            <text:p>0.794</text:p>
          </table:table-cell>
          <table:table-cell table:style-name="ce6" table:number-columns-repeated="4"/>
          <table:table-cell table:style-name="ce7" table:formula="of:=[.Y21]/[.$X21]" office:value-type="float" office:value="0.294990089879318" calcext:value-type="float">
            <text:p>0.295</text:p>
          </table:table-cell>
          <table:table-cell table:style-name="ce7" table:formula="of:=[.Z21]/[.$X21]" office:value-type="float" office:value="0.295592461756789" calcext:value-type="float">
            <text:p>0.296</text:p>
          </table:table-cell>
          <table:table-cell table:style-name="ce7" table:formula="of:=[.AA21]/[.$X21]" office:value-type="float" office:value="0.409417448363893" calcext:value-type="float">
            <text:p>0.409</text:p>
          </table:table-cell>
          <table:table-cell table:style-name="ce6" table:number-columns-repeated="997"/>
        </table:table-row>
      </table:table>
      <table:table table:name="27Inch Graphs" table:style-name="ta1">
        <table:shapes>
          <draw:frame draw:z-index="0" draw:style-name="gr1" draw:text-style-name="P1" svg:width="453.51pt" svg:height="255.09pt" svg:x="0.77pt" svg:y="283.86pt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51pt" svg:height="255.09pt" svg:x="453.54pt" svg:y="283.01pt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  <svg:title>Green</svg:title>
          </draw:frame>
          <draw:frame draw:z-index="2" draw:style-name="gr1" draw:text-style-name="P1" svg:width="453.51pt" svg:height="255.09pt" svg:x="907.74pt" svg:y="282.76pt">
            <loext:p draw:notify-on-update-of-ranges="'27Inch Graphs'.A10:'27Inch Graphs'.S10 '27Inch Graphs'.A11:'27Inch Graphs'.S11"/>
            <draw:object xlink:href="./Object 8" xlink:type="simple" xlink:show="embed" xlink:actuate="onLoad"/>
            <draw:image xlink:href="./ObjectReplacements/Object 8" xlink:type="simple" xlink:show="embed" xlink:actuate="onLoad"/>
            <svg:title>Green</svg:title>
          </draw:frame>
          <draw:frame draw:z-index="3" draw:style-name="gr1" draw:text-style-name="P1" svg:width="453.51pt" svg:height="255.09pt" svg:x="450.34pt" svg:y="548.5pt">
            <loext:p draw:notify-on-update-of-ranges="'27Inch Graphs'.A13:'27Inch Graphs'.S13 '27Inch Graphs'.A14:'27Inch Graphs'.S14"/>
            <draw:object xlink:href="./Object 9" xlink:type="simple" xlink:show="embed" xlink:actuate="onLoad"/>
            <draw:image xlink:href="./ObjectReplacements/Object 9" xlink:type="simple" xlink:show="embed" xlink:actuate="onLoad"/>
            <svg:title>Green</svg:title>
          </draw:frame>
        </table:shapes>
        <table:table-column table:style-name="co1" table:number-columns-repeated="20" table:default-cell-style-name="Default"/>
        <table:table-row table:style-name="ro4" table:number-rows-repeated="3">
          <table:table-cell table:number-columns-repeated="20"/>
        </table:table-row>
        <table:table-row table:style-name="ro4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Red</text:p>
          </table:table-cell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71.3841" calcext:value-type="float">
            <text:p>71.3841</text:p>
          </table:table-cell>
          <table:table-cell office:value-type="float" office:value="39.4963" calcext:value-type="float">
            <text:p>39.4963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75.4231" calcext:value-type="float">
            <text:p>75.4231</text:p>
          </table:table-cell>
          <table:table-cell office:value-type="float" office:value="17.4031" calcext:value-type="float">
            <text:p>17.4031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office:value-type="float" office:value="18.5036" calcext:value-type="float">
            <text:p>18.5036</text:p>
          </table:table-cell>
          <table:table-cell office:value-type="float" office:value="61.6086" calcext:value-type="float">
            <text:p>61.6086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White</text:p>
          </table:table-cell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69.5297" calcext:value-type="float">
            <text:p>69.5297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6.8462" calcext:value-type="float">
            <text:p>76.8462</text:p>
          </table:table-cell>
          <table:table-cell office:value-type="float" office:value="17.4031" calcext:value-type="float">
            <text:p>17.4031</text:p>
          </table:table-cell>
          <table:table-cell office:value-type="float" office:value="2.7707" calcext:value-type="float">
            <text:p>2.7707</text:p>
          </table:table-cell>
          <table:table-cell office:value-type="float" office:value="72.594" calcext:value-type="float">
            <text:p>72.594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</table:table>
      <table:table table:name="27Inch" table:style-name="ta1">
        <table:table-column table:style-name="co11" table:number-columns-repeated="2" table:default-cell-style-name="Default"/>
        <table:table-column table:style-name="co12" table:number-columns-repeated="6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3" table:number-columns-repeated="8" table:default-cell-style-name="Default"/>
        <table:table-column table:style-name="co14" table:default-cell-style-name="Default"/>
        <table:table-row table:style-name="ro4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7.791" calcext:value-type="float">
            <text:p>7.791</text:p>
          </table:table-cell>
          <table:table-cell office:value-type="float" office:value="4.4006" calcext:value-type="float">
            <text:p>4.4006</text:p>
          </table:table-cell>
          <table:table-cell office:value-type="float" office:value="8.708" calcext:value-type="float">
            <text:p>8.708</text:p>
          </table:table-cell>
          <table:table-cell office:value-type="float" office:value="4.7455" calcext:value-type="float">
            <text:p>4.7455</text:p>
          </table:table-cell>
          <table:table-cell office:value-type="float" office:value="16.3654" calcext:value-type="float">
            <text:p>16.3654</text:p>
          </table:table-cell>
          <table:table-cell office:value-type="float" office:value="12.2846" calcext:value-type="float">
            <text:p>12.2846</text:p>
          </table:table-cell>
          <table:table-cell office:value-type="float" office:value="6.9266" calcext:value-type="float">
            <text:p>6.9266</text:p>
          </table:table-cell>
          <table:table-cell office:value-type="float" office:value="64.1247" calcext:value-type="float">
            <text:p>64.1247</text:p>
          </table:table-cell>
          <table:table-cell office:value-type="float" office:value="5.3168" calcext:value-type="float">
            <text:p>5.3168</text:p>
          </table:table-cell>
          <table:table-cell office:value-type="float" office:value="5.8461" calcext:value-type="float">
            <text:p>5.8461</text:p>
          </table:table-cell>
          <table:table-cell office:value-type="float" office:value="2.4591" calcext:value-type="float">
            <text:p>2.4591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7.791" calcext:value-type="float">
            <text:p>7.791</text:p>
          </table:table-cell>
          <table:table-cell office:value-type="float" office:value="4.4006" calcext:value-type="float">
            <text:p>4.4006</text:p>
          </table:table-cell>
          <table:table-cell office:value-type="float" office:value="8.708" calcext:value-type="float">
            <text:p>8.708</text:p>
          </table:table-cell>
          <table:table-cell office:value-type="float" office:value="4.7455" calcext:value-type="float">
            <text:p>4.7455</text:p>
          </table:table-cell>
          <table:table-cell office:value-type="float" office:value="16.3654" calcext:value-type="float">
            <text:p>16.3654</text:p>
          </table:table-cell>
          <table:table-cell office:value-type="float" office:value="12.2846" calcext:value-type="float">
            <text:p>12.2846</text:p>
          </table:table-cell>
          <table:table-cell office:value-type="float" office:value="6.9266" calcext:value-type="float">
            <text:p>6.9266</text:p>
          </table:table-cell>
          <table:table-cell office:value-type="float" office:value="64.1247" calcext:value-type="float">
            <text:p>64.1247</text:p>
          </table:table-cell>
          <table:table-cell office:value-type="float" office:value="5.3168" calcext:value-type="float">
            <text:p>5.3168</text:p>
          </table:table-cell>
          <table:table-cell office:value-type="float" office:value="5.8461" calcext:value-type="float">
            <text:p>5.8461</text:p>
          </table:table-cell>
          <table:table-cell office:value-type="float" office:value="2.4591" calcext:value-type="float">
            <text:p>2.4591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7.791" calcext:value-type="float">
            <text:p>7.791</text:p>
          </table:table-cell>
          <table:table-cell office:value-type="float" office:value="4.4006" calcext:value-type="float">
            <text:p>4.4006</text:p>
          </table:table-cell>
          <table:table-cell office:value-type="float" office:value="8.708" calcext:value-type="float">
            <text:p>8.708</text:p>
          </table:table-cell>
          <table:table-cell office:value-type="float" office:value="4.7455" calcext:value-type="float">
            <text:p>4.7455</text:p>
          </table:table-cell>
          <table:table-cell office:value-type="float" office:value="16.3654" calcext:value-type="float">
            <text:p>16.3654</text:p>
          </table:table-cell>
          <table:table-cell office:value-type="float" office:value="12.2846" calcext:value-type="float">
            <text:p>12.2846</text:p>
          </table:table-cell>
          <table:table-cell office:value-type="float" office:value="6.9266" calcext:value-type="float">
            <text:p>6.9266</text:p>
          </table:table-cell>
          <table:table-cell office:value-type="float" office:value="64.1247" calcext:value-type="float">
            <text:p>64.1247</text:p>
          </table:table-cell>
          <table:table-cell office:value-type="float" office:value="5.3168" calcext:value-type="float">
            <text:p>5.3168</text:p>
          </table:table-cell>
          <table:table-cell office:value-type="float" office:value="5.8461" calcext:value-type="float">
            <text:p>5.8461</text:p>
          </table:table-cell>
          <table:table-cell office:value-type="float" office:value="2.4591" calcext:value-type="float">
            <text:p>2.4591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7.791" calcext:value-type="float">
            <text:p>7.791</text:p>
          </table:table-cell>
          <table:table-cell office:value-type="float" office:value="4.4006" calcext:value-type="float">
            <text:p>4.4006</text:p>
          </table:table-cell>
          <table:table-cell office:value-type="float" office:value="7.7405" calcext:value-type="float">
            <text:p>7.7405</text:p>
          </table:table-cell>
          <table:table-cell office:value-type="float" office:value="4.7455" calcext:value-type="float">
            <text:p>4.7455</text:p>
          </table:table-cell>
          <table:table-cell office:value-type="float" office:value="15.6539" calcext:value-type="float">
            <text:p>15.6539</text:p>
          </table:table-cell>
          <table:table-cell office:value-type="float" office:value="12.2846" calcext:value-type="float">
            <text:p>12.2846</text:p>
          </table:table-cell>
          <table:table-cell office:value-type="float" office:value="6.9266" calcext:value-type="float">
            <text:p>6.9266</text:p>
          </table:table-cell>
          <table:table-cell office:value-type="float" office:value="64.1247" calcext:value-type="float">
            <text:p>64.1247</text:p>
          </table:table-cell>
          <table:table-cell office:value-type="float" office:value="5.3168" calcext:value-type="float">
            <text:p>5.3168</text:p>
          </table:table-cell>
          <table:table-cell office:value-type="float" office:value="5.8461" calcext:value-type="float">
            <text:p>5.8461</text:p>
          </table:table-cell>
          <table:table-cell office:value-type="float" office:value="2.1078" calcext:value-type="float">
            <text:p>2.1078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5.8433" calcext:value-type="float">
            <text:p>5.8433</text:p>
          </table:table-cell>
          <table:table-cell office:value-type="float" office:value="3.5205" calcext:value-type="float">
            <text:p>3.5205</text:p>
          </table:table-cell>
          <table:table-cell office:value-type="float" office:value="6.7729" calcext:value-type="float">
            <text:p>6.7729</text:p>
          </table:table-cell>
          <table:table-cell office:value-type="float" office:value="3.1637" calcext:value-type="float">
            <text:p>3.1637</text:p>
          </table:table-cell>
          <table:table-cell office:value-type="float" office:value="12.8077" calcext:value-type="float">
            <text:p>12.8077</text:p>
          </table:table-cell>
          <table:table-cell office:value-type="float" office:value="11.2608" calcext:value-type="float">
            <text:p>11.2608</text:p>
          </table:table-cell>
          <table:table-cell office:value-type="float" office:value="5.5413" calcext:value-type="float">
            <text:p>5.5413</text:p>
          </table:table-cell>
          <table:table-cell office:value-type="float" office:value="62.9148" calcext:value-type="float">
            <text:p>62.9148</text:p>
          </table:table-cell>
          <table:table-cell office:value-type="float" office:value="4.5573" calcext:value-type="float">
            <text:p>4.5573</text:p>
          </table:table-cell>
          <table:table-cell office:value-type="float" office:value="5.8461" calcext:value-type="float">
            <text:p>5.8461</text:p>
          </table:table-cell>
          <table:table-cell office:value-type="float" office:value="2.1078" calcext:value-type="float">
            <text:p>2.1078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1.7602" calcext:value-type="float">
            <text:p>1.7602</text:p>
          </table:table-cell>
          <table:table-cell office:value-type="float" office:value="2.9027" calcext:value-type="float">
            <text:p>2.9027</text:p>
          </table:table-cell>
          <table:table-cell office:value-type="float" office:value="2.3728" calcext:value-type="float">
            <text:p>2.3728</text:p>
          </table:table-cell>
          <table:table-cell office:value-type="float" office:value="6.4039" calcext:value-type="float">
            <text:p>6.4039</text:p>
          </table:table-cell>
          <table:table-cell office:value-type="float" office:value="6.6541" calcext:value-type="float">
            <text:p>6.6541</text:p>
          </table:table-cell>
          <table:table-cell office:value-type="float" office:value="3.6942" calcext:value-type="float">
            <text:p>3.6942</text:p>
          </table:table-cell>
          <table:table-cell office:value-type="float" office:value="54.4455" calcext:value-type="float">
            <text:p>54.4455</text:p>
          </table:table-cell>
          <table:table-cell office:value-type="float" office:value="3.418" calcext:value-type="float">
            <text:p>3.418</text:p>
          </table:table-cell>
          <table:table-cell office:value-type="float" office:value="3.8974" calcext:value-type="float">
            <text:p>3.8974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2.7854" calcext:value-type="float">
            <text:p>2.7854</text:p>
          </table:table-cell>
          <table:table-cell office:value-type="float" office:value="12.6604" calcext:value-type="float">
            <text:p>12.6604</text:p>
          </table:table-cell>
          <table:table-cell office:value-type="float" office:value="6.1609" calcext:value-type="float">
            <text:p>6.160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6.3273" calcext:value-type="float">
            <text:p>6.3273</text:p>
          </table:table-cell>
          <table:table-cell office:value-type="float" office:value="26.3269" calcext:value-type="float">
            <text:p>26.3269</text:p>
          </table:table-cell>
          <table:table-cell office:value-type="float" office:value="18.4268" calcext:value-type="float">
            <text:p>18.4268</text:p>
          </table:table-cell>
          <table:table-cell office:value-type="float" office:value="9.2355" calcext:value-type="float">
            <text:p>9.2355</text:p>
          </table:table-cell>
          <table:table-cell office:value-type="float" office:value="53.2356" calcext:value-type="float">
            <text:p>53.2356</text:p>
          </table:table-cell>
          <table:table-cell office:value-type="float" office:value="6.4561" calcext:value-type="float">
            <text:p>6.4561</text:p>
          </table:table-cell>
          <table:table-cell office:value-type="float" office:value="2.9231" calcext:value-type="float">
            <text:p>2.9231</text:p>
          </table:table-cell>
          <table:table-cell office:value-type="float" office:value="2.1078" calcext:value-type="float">
            <text:p>2.1078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6.1609" calcext:value-type="float">
            <text:p>6.1609</text:p>
          </table:table-cell>
          <table:table-cell office:value-type="float" office:value="8.708" calcext:value-type="float">
            <text:p>8.708</text:p>
          </table:table-cell>
          <table:table-cell office:value-type="float" office:value="7.1183" calcext:value-type="float">
            <text:p>7.1183</text:p>
          </table:table-cell>
          <table:table-cell office:value-type="float" office:value="29.1731" calcext:value-type="float">
            <text:p>29.1731</text:p>
          </table:table-cell>
          <table:table-cell office:value-type="float" office:value="5.6304" calcext:value-type="float">
            <text:p>5.6304</text:p>
          </table:table-cell>
          <table:table-cell office:value-type="float" office:value="1.3853" calcext:value-type="float">
            <text:p>1.3853</text:p>
          </table:table-cell>
          <table:table-cell office:value-type="float" office:value="79.8534" calcext:value-type="float">
            <text:p>79.8534</text:p>
          </table:table-cell>
          <table:table-cell office:value-type="float" office:value="14.0516" calcext:value-type="float">
            <text:p>14.0516</text:p>
          </table:table-cell>
          <table:table-cell office:value-type="float" office:value="5.8461" calcext:value-type="float">
            <text:p>5.846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" calcext:value-type="float">
            <text:p>0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4.4006" calcext:value-type="float">
            <text:p>4.4006</text:p>
          </table:table-cell>
          <table:table-cell office:value-type="float" office:value="3.8702" calcext:value-type="float">
            <text:p>3.8702</text:p>
          </table:table-cell>
          <table:table-cell office:value-type="float" office:value="4.7455" calcext:value-type="float">
            <text:p>4.7455</text:p>
          </table:table-cell>
          <table:table-cell office:value-type="float" office:value="11.3846" calcext:value-type="float">
            <text:p>11.3846</text:p>
          </table:table-cell>
          <table:table-cell office:value-type="float" office:value="7.6778" calcext:value-type="float">
            <text:p>7.6778</text:p>
          </table:table-cell>
          <table:table-cell office:value-type="float" office:value="1.3853" calcext:value-type="float">
            <text:p>1.3853</text:p>
          </table:table-cell>
          <table:table-cell office:value-type="float" office:value="25.4079" calcext:value-type="float">
            <text:p>25.4079</text:p>
          </table:table-cell>
          <table:table-cell office:value-type="float" office:value="17.4695" calcext:value-type="float">
            <text:p>17.4695</text:p>
          </table:table-cell>
          <table:table-cell office:value-type="float" office:value="5.8461" calcext:value-type="float">
            <text:p>5.846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65.1291" calcext:value-type="float">
            <text:p>65.129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5.4231" calcext:value-type="float">
            <text:p>75.4231</text:p>
          </table:table-cell>
          <table:table-cell office:value-type="float" office:value="9.2134" calcext:value-type="float">
            <text:p>9.2134</text:p>
          </table:table-cell>
          <table:table-cell office:value-type="float" office:value="2.3089" calcext:value-type="float">
            <text:p>2.3089</text:p>
          </table:table-cell>
          <table:table-cell office:value-type="float" office:value="54.4455" calcext:value-type="float">
            <text:p>54.4455</text:p>
          </table:table-cell>
          <table:table-cell office:value-type="float" office:value="36.8379" calcext:value-type="float">
            <text:p>36.8379</text:p>
          </table:table-cell>
          <table:table-cell office:value-type="float" office:value="6.8205" calcext:value-type="float">
            <text:p>6.8205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3.373" calcext:value-type="float">
            <text:p>23.373</text:p>
          </table:table-cell>
          <table:table-cell office:value-type="float" office:value="73.0502" calcext:value-type="float">
            <text:p>73.0502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8.4268" calcext:value-type="float">
            <text:p>18.4268</text:p>
          </table:table-cell>
          <table:table-cell office:value-type="float" office:value="2.7707" calcext:value-type="float">
            <text:p>2.7707</text:p>
          </table:table-cell>
          <table:table-cell office:value-type="float" office:value="73.8039" calcext:value-type="float">
            <text:p>73.8039</text:p>
          </table:table-cell>
          <table:table-cell office:value-type="float" office:value="40.6356" calcext:value-type="float">
            <text:p>40.635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1.2127" calcext:value-type="float">
            <text:p>1.2127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3.0502" calcext:value-type="float">
            <text:p>73.0502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8.4268" calcext:value-type="float">
            <text:p>18.4268</text:p>
          </table:table-cell>
          <table:table-cell office:value-type="float" office:value="2.7707" calcext:value-type="float">
            <text:p>2.7707</text:p>
          </table:table-cell>
          <table:table-cell office:value-type="float" office:value="75.0138" calcext:value-type="float">
            <text:p>75.0138</text:p>
          </table:table-cell>
          <table:table-cell office:value-type="float" office:value="41.3952" calcext:value-type="float">
            <text:p>41.3952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9808" calcext:value-type="float">
            <text:p>78.9808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6.2237" calcext:value-type="float">
            <text:p>76.2237</text:p>
          </table:table-cell>
          <table:table-cell office:value-type="float" office:value="40.6356" calcext:value-type="float">
            <text:p>40.635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6.2237" calcext:value-type="float">
            <text:p>76.2237</text:p>
          </table:table-cell>
          <table:table-cell office:value-type="float" office:value="40.2559" calcext:value-type="float">
            <text:p>40.2559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1.2127" calcext:value-type="float">
            <text:p>1.2127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5.0138" calcext:value-type="float">
            <text:p>75.0138</text:p>
          </table:table-cell>
          <table:table-cell office:value-type="float" office:value="39.4963" calcext:value-type="float">
            <text:p>39.4963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5.0138" calcext:value-type="float">
            <text:p>75.0138</text:p>
          </table:table-cell>
          <table:table-cell office:value-type="float" office:value="39.8761" calcext:value-type="float">
            <text:p>39.8761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5.0138" calcext:value-type="float">
            <text:p>75.0138</text:p>
          </table:table-cell>
          <table:table-cell office:value-type="float" office:value="39.8761" calcext:value-type="float">
            <text:p>39.8761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5.0138" calcext:value-type="float">
            <text:p>75.0138</text:p>
          </table:table-cell>
          <table:table-cell office:value-type="float" office:value="39.8761" calcext:value-type="float">
            <text:p>39.8761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5.0138" calcext:value-type="float">
            <text:p>75.0138</text:p>
          </table:table-cell>
          <table:table-cell office:value-type="float" office:value="39.8761" calcext:value-type="float">
            <text:p>39.8761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5.0138" calcext:value-type="float">
            <text:p>75.0138</text:p>
          </table:table-cell>
          <table:table-cell office:value-type="float" office:value="39.8761" calcext:value-type="float">
            <text:p>39.8761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7.6821" calcext:value-type="float">
            <text:p>27.6821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5.0138" calcext:value-type="float">
            <text:p>75.0138</text:p>
          </table:table-cell>
          <table:table-cell office:value-type="float" office:value="39.8761" calcext:value-type="float">
            <text:p>39.8761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8.473" calcext:value-type="float">
            <text:p>28.473</text:p>
          </table:table-cell>
          <table:table-cell office:value-type="float" office:value="78.2693" calcext:value-type="float">
            <text:p>78.2693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5.0138" calcext:value-type="float">
            <text:p>75.0138</text:p>
          </table:table-cell>
          <table:table-cell office:value-type="float" office:value="41.0154" calcext:value-type="float">
            <text:p>41.0154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1.0237" calcext:value-type="float">
            <text:p>1.0237</text:p>
          </table:table-cell>
          <table:table-cell office:value-type="float" office:value="0.9236" calcext:value-type="float">
            <text:p>0.9236</text:p>
          </table:table-cell>
          <table:table-cell office:value-type="float" office:value="72.594" calcext:value-type="float">
            <text:p>72.594</text:p>
          </table:table-cell>
          <table:table-cell office:value-type="float" office:value="41.0154" calcext:value-type="float">
            <text:p>41.0154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72.594" calcext:value-type="float">
            <text:p>72.594</text:p>
          </table:table-cell>
          <table:table-cell office:value-type="float" office:value="39.4963" calcext:value-type="float">
            <text:p>39.4963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71.3841" calcext:value-type="float">
            <text:p>71.3841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70.1742" calcext:value-type="float">
            <text:p>70.1742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70.1742" calcext:value-type="float">
            <text:p>70.1742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70.1742" calcext:value-type="float">
            <text:p>70.1742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8.7692" calcext:value-type="float">
            <text:p>8.7692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8.7692" calcext:value-type="float">
            <text:p>8.7692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8.7692" calcext:value-type="float">
            <text:p>8.7692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9236" calcext:value-type="float">
            <text:p>0.9236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39.4963" calcext:value-type="float">
            <text:p>39.4963</text:p>
          </table:table-cell>
          <table:table-cell office:value-type="float" office:value="8.7692" calcext:value-type="float">
            <text:p>8.7692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70.4424" calcext:value-type="float">
            <text:p>70.4424</text:p>
          </table:table-cell>
          <table:table-cell office:value-type="float" office:value="16.3794" calcext:value-type="float">
            <text:p>16.3794</text:p>
          </table:table-cell>
          <table:table-cell office:value-type="float" office:value="1.8471" calcext:value-type="float">
            <text:p>1.8471</text:p>
          </table:table-cell>
          <table:table-cell office:value-type="float" office:value="71.3841" calcext:value-type="float">
            <text:p>71.3841</text:p>
          </table:table-cell>
          <table:table-cell office:value-type="float" office:value="0.3798" calcext:value-type="float">
            <text:p>0.3798</text:p>
          </table:table-cell>
          <table:table-cell office:value-type="float" office:value="9.7436" calcext:value-type="float">
            <text:p>9.7436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35" calcext:value-type="float">
            <text:p>3.5835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69.7308" calcext:value-type="float">
            <text:p>69.7308</text:p>
          </table:table-cell>
          <table:table-cell office:value-type="float" office:value="15.8675" calcext:value-type="float">
            <text:p>15.8675</text:p>
          </table:table-cell>
          <table:table-cell office:value-type="float" office:value="1.3853" calcext:value-type="float">
            <text:p>1.3853</text:p>
          </table:table-cell>
          <table:table-cell office:value-type="float" office:value="1.2099" calcext:value-type="float">
            <text:p>1.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70.4424" calcext:value-type="float">
            <text:p>70.4424</text:p>
          </table:table-cell>
          <table:table-cell office:value-type="float" office:value="15.8675" calcext:value-type="float">
            <text:p>15.8675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69.7308" calcext:value-type="float">
            <text:p>69.7308</text:p>
          </table:table-cell>
          <table:table-cell office:value-type="float" office:value="15.8675" calcext:value-type="float">
            <text:p>15.8675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69.7308" calcext:value-type="float">
            <text:p>69.7308</text:p>
          </table:table-cell>
          <table:table-cell office:value-type="float" office:value="15.8675" calcext:value-type="float">
            <text:p>15.8675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70.4424" calcext:value-type="float">
            <text:p>70.4424</text:p>
          </table:table-cell>
          <table:table-cell office:value-type="float" office:value="15.8675" calcext:value-type="float">
            <text:p>15.8675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69.7308" calcext:value-type="float">
            <text:p>69.7308</text:p>
          </table:table-cell>
          <table:table-cell office:value-type="float" office:value="15.8675" calcext:value-type="float">
            <text:p>15.8675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69.7308" calcext:value-type="float">
            <text:p>69.7308</text:p>
          </table:table-cell>
          <table:table-cell office:value-type="float" office:value="15.8675" calcext:value-type="float">
            <text:p>15.8675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69.7308" calcext:value-type="float">
            <text:p>69.7308</text:p>
          </table:table-cell>
          <table:table-cell office:value-type="float" office:value="15.8675" calcext:value-type="float">
            <text:p>15.8675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1.3548" calcext:value-type="float">
            <text:p>21.3548</text:p>
          </table:table-cell>
          <table:table-cell office:value-type="float" office:value="69.7308" calcext:value-type="float">
            <text:p>69.7308</text:p>
          </table:table-cell>
          <table:table-cell office:value-type="float" office:value="15.8675" calcext:value-type="float">
            <text:p>15.8675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5.1291" calcext:value-type="float">
            <text:p>65.1291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4.7455" calcext:value-type="float">
            <text:p>4.7455</text:p>
          </table:table-cell>
          <table:table-cell office:value-type="float" office:value="3.5577" calcext:value-type="float">
            <text:p>3.5577</text:p>
          </table:table-cell>
          <table:table-cell office:value-type="float" office:value="8.1897" calcext:value-type="float">
            <text:p>8.1897</text:p>
          </table:table-cell>
          <table:table-cell office:value-type="float" office:value="0.9236" calcext:value-type="float">
            <text:p>0.9236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4.249" calcext:value-type="float">
            <text:p>64.24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4.7455" calcext:value-type="float">
            <text:p>4.7455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4.249" calcext:value-type="float">
            <text:p>64.24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4.7455" calcext:value-type="float">
            <text:p>4.7455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4.249" calcext:value-type="float">
            <text:p>64.24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4.7455" calcext:value-type="float">
            <text:p>4.7455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8.5036" calcext:value-type="float">
            <text:p>18.5036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4.7455" calcext:value-type="float">
            <text:p>4.7455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4.7455" calcext:value-type="float">
            <text:p>4.7455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4.7455" calcext:value-type="float">
            <text:p>4.7455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4.7455" calcext:value-type="float">
            <text:p>4.7455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4.7455" calcext:value-type="float">
            <text:p>4.7455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8.5036" calcext:value-type="float">
            <text:p>18.5036</text:p>
          </table:table-cell>
          <table:table-cell office:value-type="float" office:value="64.249" calcext:value-type="float">
            <text:p>64.24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4.7455" calcext:value-type="float">
            <text:p>4.7455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20.4514" calcext:value-type="float">
            <text:p>20.4514</text:p>
          </table:table-cell>
          <table:table-cell office:value-type="float" office:value="66.0092" calcext:value-type="float">
            <text:p>66.0092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18.982" calcext:value-type="float">
            <text:p>18.982</text:p>
          </table:table-cell>
          <table:table-cell office:value-type="float" office:value="3.5577" calcext:value-type="float">
            <text:p>3.5577</text:p>
          </table:table-cell>
          <table:table-cell office:value-type="float" office:value="0.5119" calcext:value-type="float">
            <text:p>0.5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70.4099" calcext:value-type="float">
            <text:p>70.4099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6.1347" calcext:value-type="float">
            <text:p>76.1347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0" calcext:value-type="float">
            <text:p>0</text:p>
          </table:table-cell>
          <table:table-cell office:value-type="float" office:value="39.8761" calcext:value-type="float">
            <text:p>39.8761</text:p>
          </table:table-cell>
          <table:table-cell office:value-type="float" office:value="4.8718" calcext:value-type="float">
            <text:p>4.8718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3.373" calcext:value-type="float">
            <text:p>23.373</text:p>
          </table:table-cell>
          <table:table-cell office:value-type="float" office:value="70.4099" calcext:value-type="float">
            <text:p>70.4099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6.8462" calcext:value-type="float">
            <text:p>76.8462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1.3841" calcext:value-type="float">
            <text:p>71.3841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White</text:p>
          </table:table-cell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69.5297" calcext:value-type="float">
            <text:p>69.5297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6.8462" calcext:value-type="float">
            <text:p>76.8462</text:p>
          </table:table-cell>
          <table:table-cell office:value-type="float" office:value="17.4031" calcext:value-type="float">
            <text:p>17.4031</text:p>
          </table:table-cell>
          <table:table-cell office:value-type="float" office:value="2.7707" calcext:value-type="float">
            <text:p>2.7707</text:p>
          </table:table-cell>
          <table:table-cell office:value-type="float" office:value="72.594" calcext:value-type="float">
            <text:p>72.594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69.5297" calcext:value-type="float">
            <text:p>69.5297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6.1347" calcext:value-type="float">
            <text:p>76.1347</text:p>
          </table:table-cell>
          <table:table-cell office:value-type="float" office:value="17.4031" calcext:value-type="float">
            <text:p>17.4031</text:p>
          </table:table-cell>
          <table:table-cell office:value-type="float" office:value="2.7707" calcext:value-type="float">
            <text:p>2.7707</text:p>
          </table:table-cell>
          <table:table-cell office:value-type="float" office:value="70.1742" calcext:value-type="float">
            <text:p>70.1742</text:p>
          </table:table-cell>
          <table:table-cell office:value-type="float" office:value="39.4963" calcext:value-type="float">
            <text:p>39.4963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69.5297" calcext:value-type="float">
            <text:p>69.5297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6.8462" calcext:value-type="float">
            <text:p>76.8462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1.3841" calcext:value-type="float">
            <text:p>71.3841</text:p>
          </table:table-cell>
          <table:table-cell office:value-type="float" office:value="39.4963" calcext:value-type="float">
            <text:p>39.4963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69.5297" calcext:value-type="float">
            <text:p>69.5297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6.8462" calcext:value-type="float">
            <text:p>76.8462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1.3841" calcext:value-type="float">
            <text:p>71.3841</text:p>
          </table:table-cell>
          <table:table-cell office:value-type="float" office:value="39.4963" calcext:value-type="float">
            <text:p>39.4963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2.3992" calcext:value-type="float">
            <text:p>22.3992</text:p>
          </table:table-cell>
          <table:table-cell office:value-type="float" office:value="69.5297" calcext:value-type="float">
            <text:p>69.5297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6.8462" calcext:value-type="float">
            <text:p>76.8462</text:p>
          </table:table-cell>
          <table:table-cell office:value-type="float" office:value="17.4031" calcext:value-type="float">
            <text:p>17.4031</text:p>
          </table:table-cell>
          <table:table-cell office:value-type="float" office:value="2.7707" calcext:value-type="float">
            <text:p>2.7707</text:p>
          </table:table-cell>
          <table:table-cell office:value-type="float" office:value="71.3841" calcext:value-type="float">
            <text:p>71.3841</text:p>
          </table:table-cell>
          <table:table-cell office:value-type="float" office:value="39.4963" calcext:value-type="float">
            <text:p>39.4963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3.373" calcext:value-type="float">
            <text:p>23.373</text:p>
          </table:table-cell>
          <table:table-cell office:value-type="float" office:value="70.4099" calcext:value-type="float">
            <text:p>70.4099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6.8462" calcext:value-type="float">
            <text:p>76.8462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0.1742" calcext:value-type="float">
            <text:p>70.1742</text:p>
          </table:table-cell>
          <table:table-cell office:value-type="float" office:value="38.7368" calcext:value-type="float">
            <text:p>38.7368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1.8569" calcext:value-type="float">
            <text:p>1.8569</text:p>
          </table:table-cell>
          <table:table-cell office:value-type="float" office:value="23.373" calcext:value-type="float">
            <text:p>23.373</text:p>
          </table:table-cell>
          <table:table-cell office:value-type="float" office:value="70.4099" calcext:value-type="float">
            <text:p>70.4099</text:p>
          </table:table-cell>
          <table:table-cell office:value-type="float" office:value="19.3512" calcext:value-type="float">
            <text:p>19.3512</text:p>
          </table:table-cell>
          <table:table-cell office:value-type="float" office:value="26.8912" calcext:value-type="float">
            <text:p>26.8912</text:p>
          </table:table-cell>
          <table:table-cell office:value-type="float" office:value="76.8462" calcext:value-type="float">
            <text:p>76.8462</text:p>
          </table:table-cell>
          <table:table-cell office:value-type="float" office:value="17.915" calcext:value-type="float">
            <text:p>17.915</text:p>
          </table:table-cell>
          <table:table-cell office:value-type="float" office:value="2.7707" calcext:value-type="float">
            <text:p>2.7707</text:p>
          </table:table-cell>
          <table:table-cell office:value-type="float" office:value="70.1742" calcext:value-type="float">
            <text:p>70.1742</text:p>
          </table:table-cell>
          <table:table-cell office:value-type="float" office:value="39.1166" calcext:value-type="float">
            <text:p>39.116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1.6865" calcext:value-type="float">
            <text:p>11.6865</text:p>
          </table:table-cell>
          <table:table-cell office:value-type="float" office:value="72.1701" calcext:value-type="float">
            <text:p>72.1701</text:p>
          </table:table-cell>
          <table:table-cell office:value-type="float" office:value="10.6431" calcext:value-type="float">
            <text:p>10.6431</text:p>
          </table:table-cell>
          <table:table-cell office:value-type="float" office:value="1.5818" calcext:value-type="float">
            <text:p>1.5818</text:p>
          </table:table-cell>
          <table:table-cell office:value-type="float" office:value="22.0577" calcext:value-type="float">
            <text:p>22.0577</text:p>
          </table:table-cell>
          <table:table-cell office:value-type="float" office:value="18.4268" calcext:value-type="float">
            <text:p>18.4268</text:p>
          </table:table-cell>
          <table:table-cell office:value-type="float" office:value="2.7707" calcext:value-type="float">
            <text:p>2.7707</text:p>
          </table:table-cell>
          <table:table-cell office:value-type="float" office:value="70.1742" calcext:value-type="float">
            <text:p>70.1742</text:p>
          </table:table-cell>
          <table:table-cell office:value-type="float" office:value="40.6356" calcext:value-type="float">
            <text:p>40.635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1.2127" calcext:value-type="float">
            <text:p>1.2127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1.0237" calcext:value-type="float">
            <text:p>1.0237</text:p>
          </table:table-cell>
          <table:table-cell office:value-type="float" office:value="0.9236" calcext:value-type="float">
            <text:p>0.9236</text:p>
          </table:table-cell>
          <table:table-cell office:value-type="float" office:value="72.594" calcext:value-type="float">
            <text:p>72.594</text:p>
          </table:table-cell>
          <table:table-cell office:value-type="float" office:value="40.2559" calcext:value-type="float">
            <text:p>40.2559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3.5835" calcext:value-type="float">
            <text:p>3.5835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Red</text:p>
          </table:table-cell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71.3841" calcext:value-type="float">
            <text:p>71.3841</text:p>
          </table:table-cell>
          <table:table-cell office:value-type="float" office:value="39.4963" calcext:value-type="float">
            <text:p>39.4963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40.6356" calcext:value-type="float">
            <text:p>40.635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40.2559" calcext:value-type="float">
            <text:p>40.2559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40.6356" calcext:value-type="float">
            <text:p>40.635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41.0154" calcext:value-type="float">
            <text:p>41.0154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40.6356" calcext:value-type="float">
            <text:p>40.635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1.0237" calcext:value-type="float">
            <text:p>1.0237</text:p>
          </table:table-cell>
          <table:table-cell office:value-type="float" office:value="0.9236" calcext:value-type="float">
            <text:p>0.9236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40.6356" calcext:value-type="float">
            <text:p>40.635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4618" calcext:value-type="float">
            <text:p>0.4618</text:p>
          </table:table-cell>
          <table:table-cell office:value-type="float" office:value="70.1742" calcext:value-type="float">
            <text:p>70.1742</text:p>
          </table:table-cell>
          <table:table-cell office:value-type="float" office:value="40.6356" calcext:value-type="float">
            <text:p>40.635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0539" calcext:value-type="float">
            <text:p>1.0539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1.7602" calcext:value-type="float">
            <text:p>1.7602</text:p>
          </table:table-cell>
          <table:table-cell office:value-type="float" office:value="0.9676" calcext:value-type="float">
            <text:p>0.9676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11.3846" calcext:value-type="float">
            <text:p>11.3846</text:p>
          </table:table-cell>
          <table:table-cell office:value-type="float" office:value="1.0237" calcext:value-type="float">
            <text:p>1.0237</text:p>
          </table:table-cell>
          <table:table-cell office:value-type="float" office:value="0.9236" calcext:value-type="float">
            <text:p>0.9236</text:p>
          </table:table-cell>
          <table:table-cell office:value-type="float" office:value="68.9643" calcext:value-type="float">
            <text:p>68.9643</text:p>
          </table:table-cell>
          <table:table-cell office:value-type="float" office:value="40.6356" calcext:value-type="float">
            <text:p>40.6356</text:p>
          </table:table-cell>
          <table:table-cell office:value-type="float" office:value="9.7436" calcext:value-type="float">
            <text:p>9.7436</text:p>
          </table:table-cell>
          <table:table-cell office:value-type="float" office:value="1.4052" calcext:value-type="float">
            <text:p>1.4052</text:p>
          </table:table-cell>
          <table:table-cell office:value-type="float" office:value="1.8202" calcext:value-type="float">
            <text:p>1.8202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1.3548" calcext:value-type="float">
            <text:p>21.3548</text:p>
          </table:table-cell>
          <table:table-cell office:value-type="float" office:value="74.7116" calcext:value-type="float">
            <text:p>74.7116</text:p>
          </table:table-cell>
          <table:table-cell office:value-type="float" office:value="17.4031" calcext:value-type="float">
            <text:p>17.4031</text:p>
          </table:table-cell>
          <table:table-cell office:value-type="float" office:value="1.8471" calcext:value-type="float">
            <text:p>1.8471</text:p>
          </table:table-cell>
          <table:table-cell office:value-type="float" office:value="56.8653" calcext:value-type="float">
            <text:p>56.8653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76.1347" calcext:value-type="float">
            <text:p>76.1347</text:p>
          </table:table-cell>
          <table:table-cell office:value-type="float" office:value="16.3794" calcext:value-type="float">
            <text:p>16.3794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75.4231" calcext:value-type="float">
            <text:p>75.4231</text:p>
          </table:table-cell>
          <table:table-cell office:value-type="float" office:value="17.4031" calcext:value-type="float">
            <text:p>17.4031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75.4231" calcext:value-type="float">
            <text:p>75.4231</text:p>
          </table:table-cell>
          <table:table-cell office:value-type="float" office:value="16.8913" calcext:value-type="float">
            <text:p>16.8913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75.4231" calcext:value-type="float">
            <text:p>75.4231</text:p>
          </table:table-cell>
          <table:table-cell office:value-type="float" office:value="16.8913" calcext:value-type="float">
            <text:p>16.8913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75.4231" calcext:value-type="float">
            <text:p>75.4231</text:p>
          </table:table-cell>
          <table:table-cell office:value-type="float" office:value="16.8913" calcext:value-type="float">
            <text:p>16.8913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75.4231" calcext:value-type="float">
            <text:p>75.4231</text:p>
          </table:table-cell>
          <table:table-cell office:value-type="float" office:value="16.8913" calcext:value-type="float">
            <text:p>16.8913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75.4231" calcext:value-type="float">
            <text:p>75.4231</text:p>
          </table:table-cell>
          <table:table-cell office:value-type="float" office:value="16.8913" calcext:value-type="float">
            <text:p>16.8913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74.7116" calcext:value-type="float">
            <text:p>74.7116</text:p>
          </table:table-cell>
          <table:table-cell office:value-type="float" office:value="16.8913" calcext:value-type="float">
            <text:p>16.8913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2.6404" calcext:value-type="float">
            <text:p>2.640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2.1457" calcext:value-type="float">
            <text:p>22.1457</text:p>
          </table:table-cell>
          <table:table-cell office:value-type="float" office:value="74.7116" calcext:value-type="float">
            <text:p>74.7116</text:p>
          </table:table-cell>
          <table:table-cell office:value-type="float" office:value="16.8913" calcext:value-type="float">
            <text:p>16.8913</text:p>
          </table:table-cell>
          <table:table-cell office:value-type="float" office:value="1.8471" calcext:value-type="float">
            <text:p>1.8471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number-columns-repeated="20"/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8.5036" calcext:value-type="float">
            <text:p>18.5036</text:p>
          </table:table-cell>
          <table:table-cell office:value-type="float" office:value="58.9683" calcext:value-type="float">
            <text:p>58.9683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4.7455" calcext:value-type="float">
            <text:p>4.7455</text:p>
          </table:table-cell>
          <table:table-cell office:value-type="float" office:value="2.8462" calcext:value-type="float">
            <text:p>2.8462</text:p>
          </table:table-cell>
          <table:table-cell office:value-type="float" office:value="8.7016" calcext:value-type="float">
            <text:p>8.7016</text:p>
          </table:table-cell>
          <table:table-cell office:value-type="float" office:value="0.9236" calcext:value-type="float">
            <text:p>0.9236</text:p>
          </table:table-cell>
          <table:table-cell office:value-type="float" office:value="1.2099" calcext:value-type="float">
            <text:p>1.2099</text:p>
          </table:table-cell>
          <table:table-cell office:value-type="float" office:value="0.3798" calcext:value-type="float">
            <text:p>0.37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8.5036" calcext:value-type="float">
            <text:p>18.5036</text:p>
          </table:table-cell>
          <table:table-cell office:value-type="float" office:value="60.7285" calcext:value-type="float">
            <text:p>60.728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office:value-type="float" office:value="18.5036" calcext:value-type="float">
            <text:p>18.5036</text:p>
          </table:table-cell>
          <table:table-cell office:value-type="float" office:value="61.6086" calcext:value-type="float">
            <text:p>61.6086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8.5036" calcext:value-type="float">
            <text:p>18.5036</text:p>
          </table:table-cell>
          <table:table-cell office:value-type="float" office:value="62.4888" calcext:value-type="float">
            <text:p>62.4888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2.4888" calcext:value-type="float">
            <text:p>62.4888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9.4775" calcext:value-type="float">
            <text:p>19.4775</text:p>
          </table:table-cell>
          <table:table-cell office:value-type="float" office:value="63.3689" calcext:value-type="float">
            <text:p>63.3689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18.5036" calcext:value-type="float">
            <text:p>18.5036</text:p>
          </table:table-cell>
          <table:table-cell office:value-type="float" office:value="62.4888" calcext:value-type="float">
            <text:p>62.4888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0.5119" calcext:value-type="float">
            <text:p>0.51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27Inch v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4" table:number-columns-repeated="3" table:default-cell-style-name="Default"/>
        <table:table-column table:style-name="co1" table:number-columns-repeated="997" table:default-cell-style-name="Default"/>
        <table:table-row table:style-name="ro4">
          <table:table-cell office:value-type="string" calcext:value-type="string">
            <text:p>Wavelength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Wavelength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Wavelength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Wavelength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4">
          <table:table-cell office:value-type="float" office:value="410" calcext:value-type="float">
            <text:p>410</text:p>
          </table:table-cell>
          <table:table-cell office:value-type="float" office:value="0.9285" calcext:value-type="float">
            <text:p>0.9285</text:p>
          </table:table-cell>
          <table:table-cell/>
          <table:table-cell table:formula="of:=LOOKUP([.$A2];[$'CIE 1931 table'.$A$3:.$A$83];[$'CIE 1931 table'.B$3:.B$83])*[.$B2]" office:value-type="float" office:value="0.04038975" calcext:value-type="float">
            <text:p>0.04038975</text:p>
          </table:table-cell>
          <table:table-cell table:formula="of:=LOOKUP([.$A2];[$'CIE 1931 table'.$A$3:.$A$83];[$'CIE 1931 table'.C$3:.C$83])*[.$B2]" office:value-type="float" office:value="0.0011142" calcext:value-type="float">
            <text:p>0.0011142</text:p>
          </table:table-cell>
          <table:table-cell table:formula="of:=LOOKUP([.$A2];[$'CIE 1931 table'.$A$3:.$A$83];[$'CIE 1931 table'.D$3:.D$83])*[.$B2]" office:value-type="float" office:value="0.1925709" calcext:value-type="float">
            <text:p>0.1925709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H2];[$'CIE 1931 table'.$A$3:.$A$83];[$'CIE 1931 table'.B$3:.B$83])*[.$I2]" office:value-type="float" office:value="0" calcext:value-type="float">
            <text:p>0</text:p>
          </table:table-cell>
          <table:table-cell table:formula="of:=LOOKUP([.$H2];[$'CIE 1931 table'.$A$3:.$A$83];[$'CIE 1931 table'.C$3:.C$83])*[.$I2]" office:value-type="float" office:value="0" calcext:value-type="float">
            <text:p>0</text:p>
          </table:table-cell>
          <table:table-cell table:formula="of:=LOOKUP([.$H2];[$'CIE 1931 table'.$A$3:.$A$83];[$'CIE 1931 table'.D$3:.D$83])*[.$I2]" office:value-type="float" office:value="0" calcext:value-type="float">
            <text:p>0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2];[$'CIE 1931 table'.$A$3:.$A$83];[$'CIE 1931 table'.B$3:.B$83])*[.$P2]" office:value-type="float" office:value="0" calcext:value-type="float">
            <text:p>0</text:p>
          </table:table-cell>
          <table:table-cell table:formula="of:=LOOKUP([.$O2];[$'CIE 1931 table'.$A$3:.$A$83];[$'CIE 1931 table'.C$3:.C$83])*[.$P2]" office:value-type="float" office:value="0" calcext:value-type="float">
            <text:p>0</text:p>
          </table:table-cell>
          <table:table-cell table:formula="of:=LOOKUP([.$O2];[$'CIE 1931 table'.$A$3:.$A$83];[$'CIE 1931 table'.D$3:.D$83])*[.$P2]" office:value-type="float" office:value="0" calcext:value-type="float">
            <text:p>0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.8569" calcext:value-type="float">
            <text:p>1.8569</text:p>
          </table:table-cell>
          <table:table-cell/>
          <table:table-cell table:formula="of:=LOOKUP([.$V2];[$'CIE 1931 table'.$A$3:.$A$83];[$'CIE 1931 table'.B$3:.B$83])*[.$W2]" office:value-type="float" office:value="0.08077515" calcext:value-type="float">
            <text:p>0.08077515</text:p>
          </table:table-cell>
          <table:table-cell table:formula="of:=LOOKUP([.$V2];[$'CIE 1931 table'.$A$3:.$A$83];[$'CIE 1931 table'.C$3:.C$83])*[.$W2]" office:value-type="float" office:value="0.00222828" calcext:value-type="float">
            <text:p>0.00222828</text:p>
          </table:table-cell>
          <table:table-cell table:formula="of:=LOOKUP([.$V2];[$'CIE 1931 table'.$A$3:.$A$83];[$'CIE 1931 table'.D$3:.D$83])*[.$W2]" office:value-type="float" office:value="0.38512106" calcext:value-type="float">
            <text:p>0.38512106</text:p>
          </table:table-cell>
          <table:table-cell table:number-columns-repeated="997"/>
        </table:table-row>
        <table:table-row table:style-name="ro4">
          <table:table-cell office:value-type="float" office:value="435" calcext:value-type="float">
            <text:p>435</text:p>
          </table:table-cell>
          <table:table-cell office:value-type="float" office:value="1.9478" calcext:value-type="float">
            <text:p>1.9478</text:p>
          </table:table-cell>
          <table:table-cell/>
          <table:table-cell table:formula="of:=LOOKUP([.$A3];[$'CIE 1931 table'.$A$3:.$A$83];[$'CIE 1931 table'.B$3:.B$83])*[.$B3]" office:value-type="float" office:value="0.6398523" calcext:value-type="float">
            <text:p>0.6398523</text:p>
          </table:table-cell>
          <table:table-cell table:formula="of:=LOOKUP([.$A3];[$'CIE 1931 table'.$A$3:.$A$83];[$'CIE 1931 table'.C$3:.C$83])*[.$B3]" office:value-type="float" office:value="0.03272304" calcext:value-type="float">
            <text:p>0.03272304</text:p>
          </table:table-cell>
          <table:table-cell table:formula="of:=LOOKUP([.$A3];[$'CIE 1931 table'.$A$3:.$A$83];[$'CIE 1931 table'.D$3:.D$83])*[.$B3]" office:value-type="float" office:value="3.1612794" calcext:value-type="float">
            <text:p>3.1612794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0.9739" calcext:value-type="float">
            <text:p>0.9739</text:p>
          </table:table-cell>
          <table:table-cell/>
          <table:table-cell table:formula="of:=LOOKUP([.$H3];[$'CIE 1931 table'.$A$3:.$A$83];[$'CIE 1931 table'.B$3:.B$83])*[.$I3]" office:value-type="float" office:value="0.31992615" calcext:value-type="float">
            <text:p>0.31992615</text:p>
          </table:table-cell>
          <table:table-cell table:formula="of:=LOOKUP([.$H3];[$'CIE 1931 table'.$A$3:.$A$83];[$'CIE 1931 table'.C$3:.C$83])*[.$I3]" office:value-type="float" office:value="0.01636152" calcext:value-type="float">
            <text:p>0.01636152</text:p>
          </table:table-cell>
          <table:table-cell table:formula="of:=LOOKUP([.$H3];[$'CIE 1931 table'.$A$3:.$A$83];[$'CIE 1931 table'.D$3:.D$83])*[.$I3]" office:value-type="float" office:value="1.5806397" calcext:value-type="float">
            <text:p>1.5806397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18.5036" calcext:value-type="float">
            <text:p>18.5036</text:p>
          </table:table-cell>
          <table:table-cell/>
          <table:table-cell table:formula="of:=LOOKUP([.$O3];[$'CIE 1931 table'.$A$3:.$A$83];[$'CIE 1931 table'.B$3:.B$83])*[.$P3]" office:value-type="float" office:value="6.0784326" calcext:value-type="float">
            <text:p>6.0784326</text:p>
          </table:table-cell>
          <table:table-cell table:formula="of:=LOOKUP([.$O3];[$'CIE 1931 table'.$A$3:.$A$83];[$'CIE 1931 table'.C$3:.C$83])*[.$P3]" office:value-type="float" office:value="0.31086048" calcext:value-type="float">
            <text:p>0.31086048</text:p>
          </table:table-cell>
          <table:table-cell table:formula="of:=LOOKUP([.$O3];[$'CIE 1931 table'.$A$3:.$A$83];[$'CIE 1931 table'.D$3:.D$83])*[.$P3]" office:value-type="float" office:value="30.0313428" calcext:value-type="float">
            <text:p>30.0313428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22.3992" calcext:value-type="float">
            <text:p>22.3992</text:p>
          </table:table-cell>
          <table:table-cell/>
          <table:table-cell table:formula="of:=LOOKUP([.$V3];[$'CIE 1931 table'.$A$3:.$A$83];[$'CIE 1931 table'.B$3:.B$83])*[.$W3]" office:value-type="float" office:value="7.3581372" calcext:value-type="float">
            <text:p>7.3581372</text:p>
          </table:table-cell>
          <table:table-cell table:formula="of:=LOOKUP([.$V3];[$'CIE 1931 table'.$A$3:.$A$83];[$'CIE 1931 table'.C$3:.C$83])*[.$W3]" office:value-type="float" office:value="0.37630656" calcext:value-type="float">
            <text:p>0.37630656</text:p>
          </table:table-cell>
          <table:table-cell table:formula="of:=LOOKUP([.$V3];[$'CIE 1931 table'.$A$3:.$A$83];[$'CIE 1931 table'.D$3:.D$83])*[.$W3]" office:value-type="float" office:value="36.3539016" calcext:value-type="float">
            <text:p>36.3539016</text:p>
          </table:table-cell>
          <table:table-cell table:number-columns-repeated="997"/>
        </table:table-row>
        <table:table-row table:style-name="ro4">
          <table:table-cell office:value-type="float" office:value="460" calcext:value-type="float">
            <text:p>460</text:p>
          </table:table-cell>
          <table:table-cell office:value-type="float" office:value="1.7602" calcext:value-type="float">
            <text:p>1.7602</text:p>
          </table:table-cell>
          <table:table-cell/>
          <table:table-cell table:formula="of:=LOOKUP([.$A4];[$'CIE 1931 table'.$A$3:.$A$83];[$'CIE 1931 table'.B$3:.B$83])*[.$B4]" office:value-type="float" office:value="0.51186616" calcext:value-type="float">
            <text:p>0.51186616</text:p>
          </table:table-cell>
          <table:table-cell table:formula="of:=LOOKUP([.$A4];[$'CIE 1931 table'.$A$3:.$A$83];[$'CIE 1931 table'.C$3:.C$83])*[.$B4]" office:value-type="float" office:value="0.105612" calcext:value-type="float">
            <text:p>0.105612</text:p>
          </table:table-cell>
          <table:table-cell table:formula="of:=LOOKUP([.$A4];[$'CIE 1931 table'.$A$3:.$A$83];[$'CIE 1931 table'.D$3:.D$83])*[.$B4]" office:value-type="float" office:value="2.93812584" calcext:value-type="float">
            <text:p>2.93812584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2.6404" calcext:value-type="float">
            <text:p>2.6404</text:p>
          </table:table-cell>
          <table:table-cell/>
          <table:table-cell table:formula="of:=LOOKUP([.$H4];[$'CIE 1931 table'.$A$3:.$A$83];[$'CIE 1931 table'.B$3:.B$83])*[.$I4]" office:value-type="float" office:value="0.76782832" calcext:value-type="float">
            <text:p>0.76782832</text:p>
          </table:table-cell>
          <table:table-cell table:formula="of:=LOOKUP([.$H4];[$'CIE 1931 table'.$A$3:.$A$83];[$'CIE 1931 table'.C$3:.C$83])*[.$I4]" office:value-type="float" office:value="0.158424" calcext:value-type="float">
            <text:p>0.158424</text:p>
          </table:table-cell>
          <table:table-cell table:formula="of:=LOOKUP([.$H4];[$'CIE 1931 table'.$A$3:.$A$83];[$'CIE 1931 table'.D$3:.D$83])*[.$I4]" office:value-type="float" office:value="4.40735568" calcext:value-type="float">
            <text:p>4.40735568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61.6086" calcext:value-type="float">
            <text:p>61.6086</text:p>
          </table:table-cell>
          <table:table-cell/>
          <table:table-cell table:formula="of:=LOOKUP([.$O4];[$'CIE 1931 table'.$A$3:.$A$83];[$'CIE 1931 table'.B$3:.B$83])*[.$P4]" office:value-type="float" office:value="17.91578088" calcext:value-type="float">
            <text:p>17.91578088</text:p>
          </table:table-cell>
          <table:table-cell table:formula="of:=LOOKUP([.$O4];[$'CIE 1931 table'.$A$3:.$A$83];[$'CIE 1931 table'.C$3:.C$83])*[.$P4]" office:value-type="float" office:value="3.696516" calcext:value-type="float">
            <text:p>3.696516</text:p>
          </table:table-cell>
          <table:table-cell table:formula="of:=LOOKUP([.$O4];[$'CIE 1931 table'.$A$3:.$A$83];[$'CIE 1931 table'.D$3:.D$83])*[.$P4]" office:value-type="float" office:value="102.83707512" calcext:value-type="float">
            <text:p>102.83707512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69.5297" calcext:value-type="float">
            <text:p>69.5297</text:p>
          </table:table-cell>
          <table:table-cell/>
          <table:table-cell table:formula="of:=LOOKUP([.$V4];[$'CIE 1931 table'.$A$3:.$A$83];[$'CIE 1931 table'.B$3:.B$83])*[.$W4]" office:value-type="float" office:value="20.21923676" calcext:value-type="float">
            <text:p>20.21923676</text:p>
          </table:table-cell>
          <table:table-cell table:formula="of:=LOOKUP([.$V4];[$'CIE 1931 table'.$A$3:.$A$83];[$'CIE 1931 table'.C$3:.C$83])*[.$W4]" office:value-type="float" office:value="4.171782" calcext:value-type="float">
            <text:p>4.171782</text:p>
          </table:table-cell>
          <table:table-cell table:formula="of:=LOOKUP([.$V4];[$'CIE 1931 table'.$A$3:.$A$83];[$'CIE 1931 table'.D$3:.D$83])*[.$W4]" office:value-type="float" office:value="116.05897524" calcext:value-type="float">
            <text:p>116.05897524</text:p>
          </table:table-cell>
          <table:table-cell table:number-columns-repeated="997"/>
        </table:table-row>
        <table:table-row table:style-name="ro4">
          <table:table-cell office:value-type="float" office:value="485" calcext:value-type="float">
            <text:p>485</text:p>
          </table:table-cell>
          <table:table-cell office:value-type="float" office:value="0.9676" calcext:value-type="float">
            <text:p>0.9676</text:p>
          </table:table-cell>
          <table:table-cell/>
          <table:table-cell table:formula="of:=LOOKUP([.$A5];[$'CIE 1931 table'.$A$3:.$A$83];[$'CIE 1931 table'.B$3:.B$83])*[.$B5]" office:value-type="float" office:value="0.0561208" calcext:value-type="float">
            <text:p>0.0561208</text:p>
          </table:table-cell>
          <table:table-cell table:formula="of:=LOOKUP([.$A5];[$'CIE 1931 table'.$A$3:.$A$83];[$'CIE 1931 table'.C$3:.C$83])*[.$B5]" office:value-type="float" office:value="0.16381468" calcext:value-type="float">
            <text:p>0.16381468</text:p>
          </table:table-cell>
          <table:table-cell table:formula="of:=LOOKUP([.$A5];[$'CIE 1931 table'.$A$3:.$A$83];[$'CIE 1931 table'.D$3:.D$83])*[.$B5]" office:value-type="float" office:value="0.59623512" calcext:value-type="float">
            <text:p>0.59623512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4.8378" calcext:value-type="float">
            <text:p>4.8378</text:p>
          </table:table-cell>
          <table:table-cell/>
          <table:table-cell table:formula="of:=LOOKUP([.$H5];[$'CIE 1931 table'.$A$3:.$A$83];[$'CIE 1931 table'.B$3:.B$83])*[.$I5]" office:value-type="float" office:value="0.2805924" calcext:value-type="float">
            <text:p>0.2805924</text:p>
          </table:table-cell>
          <table:table-cell table:formula="of:=LOOKUP([.$H5];[$'CIE 1931 table'.$A$3:.$A$83];[$'CIE 1931 table'.C$3:.C$83])*[.$I5]" office:value-type="float" office:value="0.81903954" calcext:value-type="float">
            <text:p>0.81903954</text:p>
          </table:table-cell>
          <table:table-cell table:formula="of:=LOOKUP([.$H5];[$'CIE 1931 table'.$A$3:.$A$83];[$'CIE 1931 table'.D$3:.D$83])*[.$I5]" office:value-type="float" office:value="2.98105236" calcext:value-type="float">
            <text:p>2.98105236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2.5783" calcext:value-type="float">
            <text:p>12.5783</text:p>
          </table:table-cell>
          <table:table-cell/>
          <table:table-cell table:formula="of:=LOOKUP([.$O5];[$'CIE 1931 table'.$A$3:.$A$83];[$'CIE 1931 table'.B$3:.B$83])*[.$P5]" office:value-type="float" office:value="0.7295414" calcext:value-type="float">
            <text:p>0.7295414</text:p>
          </table:table-cell>
          <table:table-cell table:formula="of:=LOOKUP([.$O5];[$'CIE 1931 table'.$A$3:.$A$83];[$'CIE 1931 table'.C$3:.C$83])*[.$P5]" office:value-type="float" office:value="2.12950619" calcext:value-type="float">
            <text:p>2.12950619</text:p>
          </table:table-cell>
          <table:table-cell table:formula="of:=LOOKUP([.$O5];[$'CIE 1931 table'.$A$3:.$A$83];[$'CIE 1931 table'.D$3:.D$83])*[.$P5]" office:value-type="float" office:value="7.75074846" calcext:value-type="float">
            <text:p>7.75074846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9.3512" calcext:value-type="float">
            <text:p>19.3512</text:p>
          </table:table-cell>
          <table:table-cell/>
          <table:table-cell table:formula="of:=LOOKUP([.$V5];[$'CIE 1931 table'.$A$3:.$A$83];[$'CIE 1931 table'.B$3:.B$83])*[.$W5]" office:value-type="float" office:value="1.1223696" calcext:value-type="float">
            <text:p>1.1223696</text:p>
          </table:table-cell>
          <table:table-cell table:formula="of:=LOOKUP([.$V5];[$'CIE 1931 table'.$A$3:.$A$83];[$'CIE 1931 table'.C$3:.C$83])*[.$W5]" office:value-type="float" office:value="3.27615816" calcext:value-type="float">
            <text:p>3.27615816</text:p>
          </table:table-cell>
          <table:table-cell table:formula="of:=LOOKUP([.$V5];[$'CIE 1931 table'.$A$3:.$A$83];[$'CIE 1931 table'.D$3:.D$83])*[.$W5]" office:value-type="float" office:value="11.92420944" calcext:value-type="float">
            <text:p>11.92420944</text:p>
          </table:table-cell>
          <table:table-cell table:number-columns-repeated="997"/>
        </table:table-row>
        <table:table-row table:style-name="ro4">
          <table:table-cell office:value-type="float" office:value="510" calcext:value-type="float">
            <text:p>510</text:p>
          </table:table-cell>
          <table:table-cell office:value-type="float" office:value="1.5818" calcext:value-type="float">
            <text:p>1.5818</text:p>
          </table:table-cell>
          <table:table-cell/>
          <table:table-cell table:formula="of:=LOOKUP([.$A6];[$'CIE 1931 table'.$A$3:.$A$83];[$'CIE 1931 table'.B$3:.B$83])*[.$B6]" office:value-type="float" office:value="0.01471074" calcext:value-type="float">
            <text:p>0.01471074</text:p>
          </table:table-cell>
          <table:table-cell table:formula="of:=LOOKUP([.$A6];[$'CIE 1931 table'.$A$3:.$A$83];[$'CIE 1931 table'.C$3:.C$83])*[.$B6]" office:value-type="float" office:value="0.7956454" calcext:value-type="float">
            <text:p>0.7956454</text:p>
          </table:table-cell>
          <table:table-cell table:formula="of:=LOOKUP([.$A6];[$'CIE 1931 table'.$A$3:.$A$83];[$'CIE 1931 table'.D$3:.D$83])*[.$B6]" office:value-type="float" office:value="0.25024076" calcext:value-type="float">
            <text:p>0.25024076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22.1457" calcext:value-type="float">
            <text:p>22.1457</text:p>
          </table:table-cell>
          <table:table-cell/>
          <table:table-cell table:formula="of:=LOOKUP([.$H6];[$'CIE 1931 table'.$A$3:.$A$83];[$'CIE 1931 table'.B$3:.B$83])*[.$I6]" office:value-type="float" office:value="0.20595501" calcext:value-type="float">
            <text:p>0.20595501</text:p>
          </table:table-cell>
          <table:table-cell table:formula="of:=LOOKUP([.$H6];[$'CIE 1931 table'.$A$3:.$A$83];[$'CIE 1931 table'.C$3:.C$83])*[.$I6]" office:value-type="float" office:value="11.1392871" calcext:value-type="float">
            <text:p>11.1392871</text:p>
          </table:table-cell>
          <table:table-cell table:formula="of:=LOOKUP([.$H6];[$'CIE 1931 table'.$A$3:.$A$83];[$'CIE 1931 table'.D$3:.D$83])*[.$I6]" office:value-type="float" office:value="3.50344974" calcext:value-type="float">
            <text:p>3.50344974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3.9546" calcext:value-type="float">
            <text:p>3.9546</text:p>
          </table:table-cell>
          <table:table-cell/>
          <table:table-cell table:formula="of:=LOOKUP([.$O6];[$'CIE 1931 table'.$A$3:.$A$83];[$'CIE 1931 table'.B$3:.B$83])*[.$P6]" office:value-type="float" office:value="0.03677778" calcext:value-type="float">
            <text:p>0.03677778</text:p>
          </table:table-cell>
          <table:table-cell table:formula="of:=LOOKUP([.$O6];[$'CIE 1931 table'.$A$3:.$A$83];[$'CIE 1931 table'.C$3:.C$83])*[.$P6]" office:value-type="float" office:value="1.9891638" calcext:value-type="float">
            <text:p>1.9891638</text:p>
          </table:table-cell>
          <table:table-cell table:formula="of:=LOOKUP([.$O6];[$'CIE 1931 table'.$A$3:.$A$83];[$'CIE 1931 table'.D$3:.D$83])*[.$P6]" office:value-type="float" office:value="0.62561772" calcext:value-type="float">
            <text:p>0.62561772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26.8912" calcext:value-type="float">
            <text:p>26.8912</text:p>
          </table:table-cell>
          <table:table-cell/>
          <table:table-cell table:formula="of:=LOOKUP([.$V6];[$'CIE 1931 table'.$A$3:.$A$83];[$'CIE 1931 table'.B$3:.B$83])*[.$W6]" office:value-type="float" office:value="0.25008816" calcext:value-type="float">
            <text:p>0.25008816</text:p>
          </table:table-cell>
          <table:table-cell table:formula="of:=LOOKUP([.$V6];[$'CIE 1931 table'.$A$3:.$A$83];[$'CIE 1931 table'.C$3:.C$83])*[.$W6]" office:value-type="float" office:value="13.5262736" calcext:value-type="float">
            <text:p>13.5262736</text:p>
          </table:table-cell>
          <table:table-cell table:formula="of:=LOOKUP([.$V6];[$'CIE 1931 table'.$A$3:.$A$83];[$'CIE 1931 table'.D$3:.D$83])*[.$W6]" office:value-type="float" office:value="4.25418784" calcext:value-type="float">
            <text:p>4.25418784</text:p>
          </table:table-cell>
          <table:table-cell table:number-columns-repeated="997"/>
        </table:table-row>
        <table:table-row table:style-name="ro4">
          <table:table-cell office:value-type="float" office:value="535" calcext:value-type="float">
            <text:p>535</text:p>
          </table:table-cell>
          <table:table-cell office:value-type="float" office:value="0.7115" calcext:value-type="float">
            <text:p>0.7115</text:p>
          </table:table-cell>
          <table:table-cell/>
          <table:table-cell table:formula="of:=LOOKUP([.$A7];[$'CIE 1931 table'.$A$3:.$A$83];[$'CIE 1931 table'.B$3:.B$83])*[.$B7]" office:value-type="float" office:value="0.16058555" calcext:value-type="float">
            <text:p>0.16058555</text:p>
          </table:table-cell>
          <table:table-cell table:formula="of:=LOOKUP([.$A7];[$'CIE 1931 table'.$A$3:.$A$83];[$'CIE 1931 table'.C$3:.C$83])*[.$B7]" office:value-type="float" office:value="0.65095135" calcext:value-type="float">
            <text:p>0.65095135</text:p>
          </table:table-cell>
          <table:table-cell table:formula="of:=LOOKUP([.$A7];[$'CIE 1931 table'.$A$3:.$A$83];[$'CIE 1931 table'.D$3:.D$83])*[.$B7]" office:value-type="float" office:value="0.0212027" calcext:value-type="float">
            <text:p>0.0212027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75.4231" calcext:value-type="float">
            <text:p>75.4231</text:p>
          </table:table-cell>
          <table:table-cell/>
          <table:table-cell table:formula="of:=LOOKUP([.$H7];[$'CIE 1931 table'.$A$3:.$A$83];[$'CIE 1931 table'.B$3:.B$83])*[.$I7]" office:value-type="float" office:value="17.02299367" calcext:value-type="float">
            <text:p>17.02299367</text:p>
          </table:table-cell>
          <table:table-cell table:formula="of:=LOOKUP([.$H7];[$'CIE 1931 table'.$A$3:.$A$83];[$'CIE 1931 table'.C$3:.C$83])*[.$I7]" office:value-type="float" office:value="69.00459419" calcext:value-type="float">
            <text:p>69.00459419</text:p>
          </table:table-cell>
          <table:table-cell table:formula="of:=LOOKUP([.$H7];[$'CIE 1931 table'.$A$3:.$A$83];[$'CIE 1931 table'.D$3:.D$83])*[.$I7]" office:value-type="float" office:value="2.24760838" calcext:value-type="float">
            <text:p>2.24760838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2.8462" calcext:value-type="float">
            <text:p>2.8462</text:p>
          </table:table-cell>
          <table:table-cell/>
          <table:table-cell table:formula="of:=LOOKUP([.$O7];[$'CIE 1931 table'.$A$3:.$A$83];[$'CIE 1931 table'.B$3:.B$83])*[.$P7]" office:value-type="float" office:value="0.64238734" calcext:value-type="float">
            <text:p>0.64238734</text:p>
          </table:table-cell>
          <table:table-cell table:formula="of:=LOOKUP([.$O7];[$'CIE 1931 table'.$A$3:.$A$83];[$'CIE 1931 table'.C$3:.C$83])*[.$P7]" office:value-type="float" office:value="2.60398838" calcext:value-type="float">
            <text:p>2.60398838</text:p>
          </table:table-cell>
          <table:table-cell table:formula="of:=LOOKUP([.$O7];[$'CIE 1931 table'.$A$3:.$A$83];[$'CIE 1931 table'.D$3:.D$83])*[.$P7]" office:value-type="float" office:value="0.08481676" calcext:value-type="float">
            <text:p>0.08481676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76.8462" calcext:value-type="float">
            <text:p>76.8462</text:p>
          </table:table-cell>
          <table:table-cell/>
          <table:table-cell table:formula="of:=LOOKUP([.$V7];[$'CIE 1931 table'.$A$3:.$A$83];[$'CIE 1931 table'.B$3:.B$83])*[.$W7]" office:value-type="float" office:value="17.34418734" calcext:value-type="float">
            <text:p>17.34418734</text:p>
          </table:table-cell>
          <table:table-cell table:formula="of:=LOOKUP([.$V7];[$'CIE 1931 table'.$A$3:.$A$83];[$'CIE 1931 table'.C$3:.C$83])*[.$W7]" office:value-type="float" office:value="70.30658838" calcext:value-type="float">
            <text:p>70.30658838</text:p>
          </table:table-cell>
          <table:table-cell table:formula="of:=LOOKUP([.$V7];[$'CIE 1931 table'.$A$3:.$A$83];[$'CIE 1931 table'.D$3:.D$83])*[.$W7]" office:value-type="float" office:value="2.29001676" calcext:value-type="float">
            <text:p>2.29001676</text:p>
          </table:table-cell>
          <table:table-cell table:number-columns-repeated="997"/>
        </table:table-row>
        <table:table-row table:style-name="ro4">
          <table:table-cell office:value-type="float" office:value="560" calcext:value-type="float">
            <text:p>560</text:p>
          </table:table-cell>
          <table:table-cell office:value-type="float" office:value="0.5119" calcext:value-type="float">
            <text:p>0.5119</text:p>
          </table:table-cell>
          <table:table-cell/>
          <table:table-cell table:formula="of:=LOOKUP([.$A8];[$'CIE 1931 table'.$A$3:.$A$83];[$'CIE 1931 table'.B$3:.B$83])*[.$B8]" office:value-type="float" office:value="0.30432455" calcext:value-type="float">
            <text:p>0.30432455</text:p>
          </table:table-cell>
          <table:table-cell table:formula="of:=LOOKUP([.$A8];[$'CIE 1931 table'.$A$3:.$A$83];[$'CIE 1931 table'.C$3:.C$83])*[.$B8]" office:value-type="float" office:value="0.5093405" calcext:value-type="float">
            <text:p>0.5093405</text:p>
          </table:table-cell>
          <table:table-cell table:formula="of:=LOOKUP([.$A8];[$'CIE 1931 table'.$A$3:.$A$83];[$'CIE 1931 table'.D$3:.D$83])*[.$B8]" office:value-type="float" office:value="0.00199641" calcext:value-type="float">
            <text:p>0.00199641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17.4031" calcext:value-type="float">
            <text:p>17.4031</text:p>
          </table:table-cell>
          <table:table-cell/>
          <table:table-cell table:formula="of:=LOOKUP([.$H8];[$'CIE 1931 table'.$A$3:.$A$83];[$'CIE 1931 table'.B$3:.B$83])*[.$I8]" office:value-type="float" office:value="10.34614295" calcext:value-type="float">
            <text:p>10.34614295</text:p>
          </table:table-cell>
          <table:table-cell table:formula="of:=LOOKUP([.$H8];[$'CIE 1931 table'.$A$3:.$A$83];[$'CIE 1931 table'.C$3:.C$83])*[.$I8]" office:value-type="float" office:value="17.3160845" calcext:value-type="float">
            <text:p>17.3160845</text:p>
          </table:table-cell>
          <table:table-cell table:formula="of:=LOOKUP([.$H8];[$'CIE 1931 table'.$A$3:.$A$83];[$'CIE 1931 table'.D$3:.D$83])*[.$I8]" office:value-type="float" office:value="0.06787209" calcext:value-type="float">
            <text:p>0.06787209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0.5119" calcext:value-type="float">
            <text:p>0.5119</text:p>
          </table:table-cell>
          <table:table-cell/>
          <table:table-cell table:formula="of:=LOOKUP([.$O8];[$'CIE 1931 table'.$A$3:.$A$83];[$'CIE 1931 table'.B$3:.B$83])*[.$P8]" office:value-type="float" office:value="0.30432455" calcext:value-type="float">
            <text:p>0.30432455</text:p>
          </table:table-cell>
          <table:table-cell table:formula="of:=LOOKUP([.$O8];[$'CIE 1931 table'.$A$3:.$A$83];[$'CIE 1931 table'.C$3:.C$83])*[.$P8]" office:value-type="float" office:value="0.5093405" calcext:value-type="float">
            <text:p>0.5093405</text:p>
          </table:table-cell>
          <table:table-cell table:formula="of:=LOOKUP([.$O8];[$'CIE 1931 table'.$A$3:.$A$83];[$'CIE 1931 table'.D$3:.D$83])*[.$P8]" office:value-type="float" office:value="0.00199641" calcext:value-type="float">
            <text:p>0.00199641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17.4031" calcext:value-type="float">
            <text:p>17.4031</text:p>
          </table:table-cell>
          <table:table-cell/>
          <table:table-cell table:formula="of:=LOOKUP([.$V8];[$'CIE 1931 table'.$A$3:.$A$83];[$'CIE 1931 table'.B$3:.B$83])*[.$W8]" office:value-type="float" office:value="10.34614295" calcext:value-type="float">
            <text:p>10.34614295</text:p>
          </table:table-cell>
          <table:table-cell table:formula="of:=LOOKUP([.$V8];[$'CIE 1931 table'.$A$3:.$A$83];[$'CIE 1931 table'.C$3:.C$83])*[.$W8]" office:value-type="float" office:value="17.3160845" calcext:value-type="float">
            <text:p>17.3160845</text:p>
          </table:table-cell>
          <table:table-cell table:formula="of:=LOOKUP([.$V8];[$'CIE 1931 table'.$A$3:.$A$83];[$'CIE 1931 table'.D$3:.D$83])*[.$W8]" office:value-type="float" office:value="0.06787209" calcext:value-type="float">
            <text:p>0.06787209</text:p>
          </table:table-cell>
          <table:table-cell table:number-columns-repeated="997"/>
        </table:table-row>
        <table:table-row table:style-name="ro4">
          <table:table-cell office:value-type="float" office:value="585" calcext:value-type="float">
            <text:p>585</text:p>
          </table:table-cell>
          <table:table-cell office:value-type="float" office:value="0.4618" calcext:value-type="float">
            <text:p>0.4618</text:p>
          </table:table-cell>
          <table:table-cell/>
          <table:table-cell table:formula="of:=LOOKUP([.$A9];[$'CIE 1931 table'.$A$3:.$A$83];[$'CIE 1931 table'.B$3:.B$83])*[.$B9]" office:value-type="float" office:value="0.45191748" calcext:value-type="float">
            <text:p>0.45191748</text:p>
          </table:table-cell>
          <table:table-cell table:formula="of:=LOOKUP([.$A9];[$'CIE 1931 table'.$A$3:.$A$83];[$'CIE 1931 table'.C$3:.C$83])*[.$B9]" office:value-type="float" office:value="0.37696734" calcext:value-type="float">
            <text:p>0.37696734</text:p>
          </table:table-cell>
          <table:table-cell table:formula="of:=LOOKUP([.$A9];[$'CIE 1931 table'.$A$3:.$A$83];[$'CIE 1931 table'.D$3:.D$83])*[.$B9]" office:value-type="float" office:value="0.00064652" calcext:value-type="float">
            <text:p>0.00064652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1.8471" calcext:value-type="float">
            <text:p>1.8471</text:p>
          </table:table-cell>
          <table:table-cell/>
          <table:table-cell table:formula="of:=LOOKUP([.$H9];[$'CIE 1931 table'.$A$3:.$A$83];[$'CIE 1931 table'.B$3:.B$83])*[.$I9]" office:value-type="float" office:value="1.80757206" calcext:value-type="float">
            <text:p>1.80757206</text:p>
          </table:table-cell>
          <table:table-cell table:formula="of:=LOOKUP([.$H9];[$'CIE 1931 table'.$A$3:.$A$83];[$'CIE 1931 table'.C$3:.C$83])*[.$I9]" office:value-type="float" office:value="1.50778773" calcext:value-type="float">
            <text:p>1.50778773</text:p>
          </table:table-cell>
          <table:table-cell table:formula="of:=LOOKUP([.$H9];[$'CIE 1931 table'.$A$3:.$A$83];[$'CIE 1931 table'.D$3:.D$83])*[.$I9]" office:value-type="float" office:value="0.00258594" calcext:value-type="float">
            <text:p>0.00258594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9];[$'CIE 1931 table'.$A$3:.$A$83];[$'CIE 1931 table'.B$3:.B$83])*[.$P9]" office:value-type="float" office:value="0" calcext:value-type="float">
            <text:p>0</text:p>
          </table:table-cell>
          <table:table-cell table:formula="of:=LOOKUP([.$O9];[$'CIE 1931 table'.$A$3:.$A$83];[$'CIE 1931 table'.C$3:.C$83])*[.$P9]" office:value-type="float" office:value="0" calcext:value-type="float">
            <text:p>0</text:p>
          </table:table-cell>
          <table:table-cell table:formula="of:=LOOKUP([.$O9];[$'CIE 1931 table'.$A$3:.$A$83];[$'CIE 1931 table'.D$3:.D$83])*[.$P9]" office:value-type="float" office:value="0" calcext:value-type="float">
            <text:p>0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2.7707" calcext:value-type="float">
            <text:p>2.7707</text:p>
          </table:table-cell>
          <table:table-cell/>
          <table:table-cell table:formula="of:=LOOKUP([.$V9];[$'CIE 1931 table'.$A$3:.$A$83];[$'CIE 1931 table'.B$3:.B$83])*[.$W9]" office:value-type="float" office:value="2.71140702" calcext:value-type="float">
            <text:p>2.71140702</text:p>
          </table:table-cell>
          <table:table-cell table:formula="of:=LOOKUP([.$V9];[$'CIE 1931 table'.$A$3:.$A$83];[$'CIE 1931 table'.C$3:.C$83])*[.$W9]" office:value-type="float" office:value="2.26172241" calcext:value-type="float">
            <text:p>2.26172241</text:p>
          </table:table-cell>
          <table:table-cell table:formula="of:=LOOKUP([.$V9];[$'CIE 1931 table'.$A$3:.$A$83];[$'CIE 1931 table'.D$3:.D$83])*[.$W9]" office:value-type="float" office:value="0.00387898" calcext:value-type="float">
            <text:p>0.00387898</text:p>
          </table:table-cell>
          <table:table-cell table:number-columns-repeated="997"/>
        </table:table-row>
        <table:table-row table:style-name="ro4">
          <table:table-cell office:value-type="float" office:value="610" calcext:value-type="float">
            <text:p>610</text:p>
          </table:table-cell>
          <table:table-cell office:value-type="float" office:value="71.3841" calcext:value-type="float">
            <text:p>71.3841</text:p>
          </table:table-cell>
          <table:table-cell/>
          <table:table-cell table:formula="of:=LOOKUP([.$A10];[$'CIE 1931 table'.$A$3:.$A$83];[$'CIE 1931 table'.B$3:.B$83])*[.$B10]" office:value-type="float" office:value="71.56969866" calcext:value-type="float">
            <text:p>71.56969866</text:p>
          </table:table-cell>
          <table:table-cell table:formula="of:=LOOKUP([.$A10];[$'CIE 1931 table'.$A$3:.$A$83];[$'CIE 1931 table'.C$3:.C$83])*[.$B10]" office:value-type="float" office:value="35.9062023" calcext:value-type="float">
            <text:p>35.9062023</text:p>
          </table:table-cell>
          <table:table-cell table:formula="of:=LOOKUP([.$A10];[$'CIE 1931 table'.$A$3:.$A$83];[$'CIE 1931 table'.D$3:.D$83])*[.$B10]" office:value-type="float" office:value="0.02141523" calcext:value-type="float">
            <text:p>0.02141523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1.2099" calcext:value-type="float">
            <text:p>1.2099</text:p>
          </table:table-cell>
          <table:table-cell/>
          <table:table-cell table:formula="of:=LOOKUP([.$H10];[$'CIE 1931 table'.$A$3:.$A$83];[$'CIE 1931 table'.B$3:.B$83])*[.$I10]" office:value-type="float" office:value="1.21304574" calcext:value-type="float">
            <text:p>1.21304574</text:p>
          </table:table-cell>
          <table:table-cell table:formula="of:=LOOKUP([.$H10];[$'CIE 1931 table'.$A$3:.$A$83];[$'CIE 1931 table'.C$3:.C$83])*[.$I10]" office:value-type="float" office:value="0.6085797" calcext:value-type="float">
            <text:p>0.6085797</text:p>
          </table:table-cell>
          <table:table-cell table:formula="of:=LOOKUP([.$H10];[$'CIE 1931 table'.$A$3:.$A$83];[$'CIE 1931 table'.D$3:.D$83])*[.$I10]" office:value-type="float" office:value="0.00036297" calcext:value-type="float">
            <text:p>0.00036297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0];[$'CIE 1931 table'.$A$3:.$A$83];[$'CIE 1931 table'.B$3:.B$83])*[.$P10]" office:value-type="float" office:value="0" calcext:value-type="float">
            <text:p>0</text:p>
          </table:table-cell>
          <table:table-cell table:formula="of:=LOOKUP([.$O10];[$'CIE 1931 table'.$A$3:.$A$83];[$'CIE 1931 table'.C$3:.C$83])*[.$P10]" office:value-type="float" office:value="0" calcext:value-type="float">
            <text:p>0</text:p>
          </table:table-cell>
          <table:table-cell table:formula="of:=LOOKUP([.$O10];[$'CIE 1931 table'.$A$3:.$A$83];[$'CIE 1931 table'.D$3:.D$83])*[.$P10]" office:value-type="float" office:value="0" calcext:value-type="float">
            <text:p>0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72.594" calcext:value-type="float">
            <text:p>72.594</text:p>
          </table:table-cell>
          <table:table-cell/>
          <table:table-cell table:formula="of:=LOOKUP([.$V10];[$'CIE 1931 table'.$A$3:.$A$83];[$'CIE 1931 table'.B$3:.B$83])*[.$W10]" office:value-type="float" office:value="72.7827444" calcext:value-type="float">
            <text:p>72.7827444</text:p>
          </table:table-cell>
          <table:table-cell table:formula="of:=LOOKUP([.$V10];[$'CIE 1931 table'.$A$3:.$A$83];[$'CIE 1931 table'.C$3:.C$83])*[.$W10]" office:value-type="float" office:value="36.514782" calcext:value-type="float">
            <text:p>36.514782</text:p>
          </table:table-cell>
          <table:table-cell table:formula="of:=LOOKUP([.$V10];[$'CIE 1931 table'.$A$3:.$A$83];[$'CIE 1931 table'.D$3:.D$83])*[.$W10]" office:value-type="float" office:value="0.0217782" calcext:value-type="float">
            <text:p>0.0217782</text:p>
          </table:table-cell>
          <table:table-cell table:number-columns-repeated="997"/>
        </table:table-row>
        <table:table-row table:style-name="ro4">
          <table:table-cell office:value-type="float" office:value="645" calcext:value-type="float">
            <text:p>645</text:p>
          </table:table-cell>
          <table:table-cell office:value-type="float" office:value="39.4963" calcext:value-type="float">
            <text:p>39.4963</text:p>
          </table:table-cell>
          <table:table-cell/>
          <table:table-cell table:formula="of:=LOOKUP([.$A11];[$'CIE 1931 table'.$A$3:.$A$83];[$'CIE 1931 table'.B$3:.B$83])*[.$B11]" office:value-type="float" office:value="14.25026504" calcext:value-type="float">
            <text:p>14.25026504</text:p>
          </table:table-cell>
          <table:table-cell table:formula="of:=LOOKUP([.$A11];[$'CIE 1931 table'.$A$3:.$A$83];[$'CIE 1931 table'.C$3:.C$83])*[.$B11]" office:value-type="float" office:value="5.45838866" calcext:value-type="float">
            <text:p>5.45838866</text:p>
          </table:table-cell>
          <table:table-cell table:formula="of:=LOOKUP([.$A11];[$'CIE 1931 table'.$A$3:.$A$83];[$'CIE 1931 table'.D$3:.D$83])*[.$B11]" office:value-type="float" office:value="0" calcext:value-type="float">
            <text:p>0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0.3798" calcext:value-type="float">
            <text:p>0.3798</text:p>
          </table:table-cell>
          <table:table-cell/>
          <table:table-cell table:formula="of:=LOOKUP([.$H11];[$'CIE 1931 table'.$A$3:.$A$83];[$'CIE 1931 table'.B$3:.B$83])*[.$I11]" office:value-type="float" office:value="0.13703184" calcext:value-type="float">
            <text:p>0.13703184</text:p>
          </table:table-cell>
          <table:table-cell table:formula="of:=LOOKUP([.$H11];[$'CIE 1931 table'.$A$3:.$A$83];[$'CIE 1931 table'.C$3:.C$83])*[.$I11]" office:value-type="float" office:value="0.05248836" calcext:value-type="float">
            <text:p>0.05248836</text:p>
          </table:table-cell>
          <table:table-cell table:formula="of:=LOOKUP([.$H11];[$'CIE 1931 table'.$A$3:.$A$83];[$'CIE 1931 table'.D$3:.D$83])*[.$I11]" office:value-type="float" office:value="0" calcext:value-type="float">
            <text:p>0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1];[$'CIE 1931 table'.$A$3:.$A$83];[$'CIE 1931 table'.B$3:.B$83])*[.$P11]" office:value-type="float" office:value="0" calcext:value-type="float">
            <text:p>0</text:p>
          </table:table-cell>
          <table:table-cell table:formula="of:=LOOKUP([.$O11];[$'CIE 1931 table'.$A$3:.$A$83];[$'CIE 1931 table'.C$3:.C$83])*[.$P11]" office:value-type="float" office:value="0" calcext:value-type="float">
            <text:p>0</text:p>
          </table:table-cell>
          <table:table-cell table:formula="of:=LOOKUP([.$O11];[$'CIE 1931 table'.$A$3:.$A$83];[$'CIE 1931 table'.D$3:.D$83])*[.$P11]" office:value-type="float" office:value="0" calcext:value-type="float">
            <text:p>0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39.1166" calcext:value-type="float">
            <text:p>39.1166</text:p>
          </table:table-cell>
          <table:table-cell/>
          <table:table-cell table:formula="of:=LOOKUP([.$V11];[$'CIE 1931 table'.$A$3:.$A$83];[$'CIE 1931 table'.B$3:.B$83])*[.$W11]" office:value-type="float" office:value="14.11326928" calcext:value-type="float">
            <text:p>14.11326928</text:p>
          </table:table-cell>
          <table:table-cell table:formula="of:=LOOKUP([.$V11];[$'CIE 1931 table'.$A$3:.$A$83];[$'CIE 1931 table'.C$3:.C$83])*[.$W11]" office:value-type="float" office:value="5.40591412" calcext:value-type="float">
            <text:p>5.40591412</text:p>
          </table:table-cell>
          <table:table-cell table:formula="of:=LOOKUP([.$V11];[$'CIE 1931 table'.$A$3:.$A$83];[$'CIE 1931 table'.D$3:.D$83])*[.$W11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680" calcext:value-type="float">
            <text:p>680</text:p>
          </table:table-cell>
          <table:table-cell office:value-type="float" office:value="9.7436" calcext:value-type="float">
            <text:p>9.7436</text:p>
          </table:table-cell>
          <table:table-cell/>
          <table:table-cell table:formula="of:=LOOKUP([.$A12];[$'CIE 1931 table'.$A$3:.$A$83];[$'CIE 1931 table'.B$3:.B$83])*[.$B12]" office:value-type="float" office:value="0.45600048" calcext:value-type="float">
            <text:p>0.45600048</text:p>
          </table:table-cell>
          <table:table-cell table:formula="of:=LOOKUP([.$A12];[$'CIE 1931 table'.$A$3:.$A$83];[$'CIE 1931 table'.C$3:.C$83])*[.$B12]" office:value-type="float" office:value="0.1656412" calcext:value-type="float">
            <text:p>0.1656412</text:p>
          </table:table-cell>
          <table:table-cell table:formula="of:=LOOKUP([.$A12];[$'CIE 1931 table'.$A$3:.$A$83];[$'CIE 1931 table'.D$3:.D$83])*[.$B12]" office:value-type="float" office:value="0" calcext:value-type="float">
            <text:p>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H12];[$'CIE 1931 table'.$A$3:.$A$83];[$'CIE 1931 table'.B$3:.B$83])*[.$I12]" office:value-type="float" office:value="0" calcext:value-type="float">
            <text:p>0</text:p>
          </table:table-cell>
          <table:table-cell table:formula="of:=LOOKUP([.$H12];[$'CIE 1931 table'.$A$3:.$A$83];[$'CIE 1931 table'.C$3:.C$83])*[.$I12]" office:value-type="float" office:value="0" calcext:value-type="float">
            <text:p>0</text:p>
          </table:table-cell>
          <table:table-cell table:formula="of:=LOOKUP([.$H12];[$'CIE 1931 table'.$A$3:.$A$83];[$'CIE 1931 table'.D$3:.D$83])*[.$I12]" office:value-type="float" office:value="0" calcext:value-type="float">
            <text:p>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2];[$'CIE 1931 table'.$A$3:.$A$83];[$'CIE 1931 table'.B$3:.B$83])*[.$P12]" office:value-type="float" office:value="0" calcext:value-type="float">
            <text:p>0</text:p>
          </table:table-cell>
          <table:table-cell table:formula="of:=LOOKUP([.$O12];[$'CIE 1931 table'.$A$3:.$A$83];[$'CIE 1931 table'.C$3:.C$83])*[.$P12]" office:value-type="float" office:value="0" calcext:value-type="float">
            <text:p>0</text:p>
          </table:table-cell>
          <table:table-cell table:formula="of:=LOOKUP([.$O12];[$'CIE 1931 table'.$A$3:.$A$83];[$'CIE 1931 table'.D$3:.D$83])*[.$P12]" office:value-type="float" office:value="0" calcext:value-type="float">
            <text:p>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9.7436" calcext:value-type="float">
            <text:p>9.7436</text:p>
          </table:table-cell>
          <table:table-cell/>
          <table:table-cell table:formula="of:=LOOKUP([.$V12];[$'CIE 1931 table'.$A$3:.$A$83];[$'CIE 1931 table'.B$3:.B$83])*[.$W12]" office:value-type="float" office:value="0.45600048" calcext:value-type="float">
            <text:p>0.45600048</text:p>
          </table:table-cell>
          <table:table-cell table:formula="of:=LOOKUP([.$V12];[$'CIE 1931 table'.$A$3:.$A$83];[$'CIE 1931 table'.C$3:.C$83])*[.$W12]" office:value-type="float" office:value="0.1656412" calcext:value-type="float">
            <text:p>0.1656412</text:p>
          </table:table-cell>
          <table:table-cell table:formula="of:=LOOKUP([.$V12];[$'CIE 1931 table'.$A$3:.$A$83];[$'CIE 1931 table'.D$3:.D$83])*[.$W12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705" calcext:value-type="float">
            <text:p>705</text:p>
          </table:table-cell>
          <table:table-cell office:value-type="float" office:value="1.0539" calcext:value-type="float">
            <text:p>1.0539</text:p>
          </table:table-cell>
          <table:table-cell/>
          <table:table-cell table:formula="of:=LOOKUP([.$A13];[$'CIE 1931 table'.$A$3:.$A$83];[$'CIE 1931 table'.B$3:.B$83])*[.$B13]" office:value-type="float" office:value="0.00853659" calcext:value-type="float">
            <text:p>0.00853659</text:p>
          </table:table-cell>
          <table:table-cell table:formula="of:=LOOKUP([.$A13];[$'CIE 1931 table'.$A$3:.$A$83];[$'CIE 1931 table'.C$3:.C$83])*[.$B13]" office:value-type="float" office:value="0.00305631" calcext:value-type="float">
            <text:p>0.00305631</text:p>
          </table:table-cell>
          <table:table-cell table:formula="of:=LOOKUP([.$A13];[$'CIE 1931 table'.$A$3:.$A$83];[$'CIE 1931 table'.D$3:.D$83])*[.$B13]" office:value-type="float" office:value="0" calcext:value-type="float">
            <text:p>0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0.3513" calcext:value-type="float">
            <text:p>0.3513</text:p>
          </table:table-cell>
          <table:table-cell/>
          <table:table-cell table:formula="of:=LOOKUP([.$H13];[$'CIE 1931 table'.$A$3:.$A$83];[$'CIE 1931 table'.B$3:.B$83])*[.$I13]" office:value-type="float" office:value="0.00284553" calcext:value-type="float">
            <text:p>0.00284553</text:p>
          </table:table-cell>
          <table:table-cell table:formula="of:=LOOKUP([.$H13];[$'CIE 1931 table'.$A$3:.$A$83];[$'CIE 1931 table'.C$3:.C$83])*[.$I13]" office:value-type="float" office:value="0.00101877" calcext:value-type="float">
            <text:p>0.00101877</text:p>
          </table:table-cell>
          <table:table-cell table:formula="of:=LOOKUP([.$H13];[$'CIE 1931 table'.$A$3:.$A$83];[$'CIE 1931 table'.D$3:.D$83])*[.$I13]" office:value-type="float" office:value="0" calcext:value-type="float">
            <text:p>0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3];[$'CIE 1931 table'.$A$3:.$A$83];[$'CIE 1931 table'.B$3:.B$83])*[.$P13]" office:value-type="float" office:value="0" calcext:value-type="float">
            <text:p>0</text:p>
          </table:table-cell>
          <table:table-cell table:formula="of:=LOOKUP([.$O13];[$'CIE 1931 table'.$A$3:.$A$83];[$'CIE 1931 table'.C$3:.C$83])*[.$P13]" office:value-type="float" office:value="0" calcext:value-type="float">
            <text:p>0</text:p>
          </table:table-cell>
          <table:table-cell table:formula="of:=LOOKUP([.$O13];[$'CIE 1931 table'.$A$3:.$A$83];[$'CIE 1931 table'.D$3:.D$83])*[.$P13]" office:value-type="float" office:value="0" calcext:value-type="float">
            <text:p>0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1.4052" calcext:value-type="float">
            <text:p>1.4052</text:p>
          </table:table-cell>
          <table:table-cell/>
          <table:table-cell table:formula="of:=LOOKUP([.$V13];[$'CIE 1931 table'.$A$3:.$A$83];[$'CIE 1931 table'.B$3:.B$83])*[.$W13]" office:value-type="float" office:value="0.01138212" calcext:value-type="float">
            <text:p>0.01138212</text:p>
          </table:table-cell>
          <table:table-cell table:formula="of:=LOOKUP([.$V13];[$'CIE 1931 table'.$A$3:.$A$83];[$'CIE 1931 table'.C$3:.C$83])*[.$W13]" office:value-type="float" office:value="0.00407508" calcext:value-type="float">
            <text:p>0.00407508</text:p>
          </table:table-cell>
          <table:table-cell table:formula="of:=LOOKUP([.$V13];[$'CIE 1931 table'.$A$3:.$A$83];[$'CIE 1931 table'.D$3:.D$83])*[.$W13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730" calcext:value-type="float">
            <text:p>730</text:p>
          </table:table-cell>
          <table:table-cell office:value-type="float" office:value="0.9101" calcext:value-type="float">
            <text:p>0.9101</text:p>
          </table:table-cell>
          <table:table-cell/>
          <table:table-cell table:formula="of:=LOOKUP([.$A14];[$'CIE 1931 table'.$A$3:.$A$83];[$'CIE 1931 table'.B$3:.B$83])*[.$B14]" office:value-type="float" office:value="0.00127414" calcext:value-type="float">
            <text:p>0.00127414</text:p>
          </table:table-cell>
          <table:table-cell table:formula="of:=LOOKUP([.$A14];[$'CIE 1931 table'.$A$3:.$A$83];[$'CIE 1931 table'.C$3:.C$83])*[.$B14]" office:value-type="float" office:value="0.00045505" calcext:value-type="float">
            <text:p>0.00045505</text:p>
          </table:table-cell>
          <table:table-cell table:formula="of:=LOOKUP([.$A14];[$'CIE 1931 table'.$A$3:.$A$83];[$'CIE 1931 table'.D$3:.D$83])*[.$B14]"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H14];[$'CIE 1931 table'.$A$3:.$A$83];[$'CIE 1931 table'.B$3:.B$83])*[.$I14]" office:value-type="float" office:value="0" calcext:value-type="float">
            <text:p>0</text:p>
          </table:table-cell>
          <table:table-cell table:formula="of:=LOOKUP([.$H14];[$'CIE 1931 table'.$A$3:.$A$83];[$'CIE 1931 table'.C$3:.C$83])*[.$I14]" office:value-type="float" office:value="0" calcext:value-type="float">
            <text:p>0</text:p>
          </table:table-cell>
          <table:table-cell table:formula="of:=LOOKUP([.$H14];[$'CIE 1931 table'.$A$3:.$A$83];[$'CIE 1931 table'.D$3:.D$83])*[.$I14]"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4];[$'CIE 1931 table'.$A$3:.$A$83];[$'CIE 1931 table'.B$3:.B$83])*[.$P14]" office:value-type="float" office:value="0" calcext:value-type="float">
            <text:p>0</text:p>
          </table:table-cell>
          <table:table-cell table:formula="of:=LOOKUP([.$O14];[$'CIE 1931 table'.$A$3:.$A$83];[$'CIE 1931 table'.C$3:.C$83])*[.$P14]" office:value-type="float" office:value="0" calcext:value-type="float">
            <text:p>0</text:p>
          </table:table-cell>
          <table:table-cell table:formula="of:=LOOKUP([.$O14];[$'CIE 1931 table'.$A$3:.$A$83];[$'CIE 1931 table'.D$3:.D$83])*[.$P14]"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1.8202" calcext:value-type="float">
            <text:p>1.8202</text:p>
          </table:table-cell>
          <table:table-cell/>
          <table:table-cell table:formula="of:=LOOKUP([.$V14];[$'CIE 1931 table'.$A$3:.$A$83];[$'CIE 1931 table'.B$3:.B$83])*[.$W14]" office:value-type="float" office:value="0.00254828" calcext:value-type="float">
            <text:p>0.00254828</text:p>
          </table:table-cell>
          <table:table-cell table:formula="of:=LOOKUP([.$V14];[$'CIE 1931 table'.$A$3:.$A$83];[$'CIE 1931 table'.C$3:.C$83])*[.$W14]" office:value-type="float" office:value="0.0009101" calcext:value-type="float">
            <text:p>0.0009101</text:p>
          </table:table-cell>
          <table:table-cell table:formula="of:=LOOKUP([.$V14];[$'CIE 1931 table'.$A$3:.$A$83];[$'CIE 1931 table'.D$3:.D$83])*[.$W14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760" calcext:value-type="float">
            <text:p>760</text:p>
          </table:table-cell>
          <table:table-cell office:value-type="float" office:value="0.8629" calcext:value-type="float">
            <text:p>0.8629</text:p>
          </table:table-cell>
          <table:table-cell/>
          <table:table-cell table:formula="of:=LOOKUP([.$A15];[$'CIE 1931 table'.$A$3:.$A$83];[$'CIE 1931 table'.B$3:.B$83])*[.$B15]" office:value-type="float" office:value="0.00017258" calcext:value-type="float">
            <text:p>0.00017258</text:p>
          </table:table-cell>
          <table:table-cell table:formula="of:=LOOKUP([.$A15];[$'CIE 1931 table'.$A$3:.$A$83];[$'CIE 1931 table'.C$3:.C$83])*[.$B15]" office:value-type="float" office:value="0.00008629" calcext:value-type="float">
            <text:p>0.00008629</text:p>
          </table:table-cell>
          <table:table-cell table:formula="of:=LOOKUP([.$A15];[$'CIE 1931 table'.$A$3:.$A$83];[$'CIE 1931 table'.D$3:.D$83])*[.$B15]" office:value-type="float" office:value="0" calcext:value-type="float">
            <text:p>0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H15];[$'CIE 1931 table'.$A$3:.$A$83];[$'CIE 1931 table'.B$3:.B$83])*[.$I15]" office:value-type="float" office:value="0" calcext:value-type="float">
            <text:p>0</text:p>
          </table:table-cell>
          <table:table-cell table:formula="of:=LOOKUP([.$H15];[$'CIE 1931 table'.$A$3:.$A$83];[$'CIE 1931 table'.C$3:.C$83])*[.$I15]" office:value-type="float" office:value="0" calcext:value-type="float">
            <text:p>0</text:p>
          </table:table-cell>
          <table:table-cell table:formula="of:=LOOKUP([.$H15];[$'CIE 1931 table'.$A$3:.$A$83];[$'CIE 1931 table'.D$3:.D$83])*[.$I15]" office:value-type="float" office:value="0" calcext:value-type="float">
            <text:p>0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5];[$'CIE 1931 table'.$A$3:.$A$83];[$'CIE 1931 table'.B$3:.B$83])*[.$P15]" office:value-type="float" office:value="0" calcext:value-type="float">
            <text:p>0</text:p>
          </table:table-cell>
          <table:table-cell table:formula="of:=LOOKUP([.$O15];[$'CIE 1931 table'.$A$3:.$A$83];[$'CIE 1931 table'.C$3:.C$83])*[.$P15]" office:value-type="float" office:value="0" calcext:value-type="float">
            <text:p>0</text:p>
          </table:table-cell>
          <table:table-cell table:formula="of:=LOOKUP([.$O15];[$'CIE 1931 table'.$A$3:.$A$83];[$'CIE 1931 table'.D$3:.D$83])*[.$P15]" office:value-type="float" office:value="0" calcext:value-type="float">
            <text:p>0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0.8629" calcext:value-type="float">
            <text:p>0.8629</text:p>
          </table:table-cell>
          <table:table-cell/>
          <table:table-cell table:formula="of:=LOOKUP([.$V15];[$'CIE 1931 table'.$A$3:.$A$83];[$'CIE 1931 table'.B$3:.B$83])*[.$W15]" office:value-type="float" office:value="0.00017258" calcext:value-type="float">
            <text:p>0.00017258</text:p>
          </table:table-cell>
          <table:table-cell table:formula="of:=LOOKUP([.$V15];[$'CIE 1931 table'.$A$3:.$A$83];[$'CIE 1931 table'.C$3:.C$83])*[.$W15]" office:value-type="float" office:value="0.00008629" calcext:value-type="float">
            <text:p>0.00008629</text:p>
          </table:table-cell>
          <table:table-cell table:formula="of:=LOOKUP([.$V15];[$'CIE 1931 table'.$A$3:.$A$83];[$'CIE 1931 table'.D$3:.D$83])*[.$W15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810" calcext:value-type="float">
            <text:p>810</text:p>
          </table:table-cell>
          <table:table-cell office:value-type="float" office:value="2.6876" calcext:value-type="float">
            <text:p>2.6876</text:p>
          </table:table-cell>
          <table:table-cell/>
          <table:table-cell table:formula="of:=LOOKUP([.$A16];[$'CIE 1931 table'.$A$3:.$A$83];[$'CIE 1931 table'.B$3:.B$83])*[.$B16]" office:value-type="float" office:value="0" calcext:value-type="float">
            <text:p>0</text:p>
          </table:table-cell>
          <table:table-cell table:formula="of:=LOOKUP([.$A16];[$'CIE 1931 table'.$A$3:.$A$83];[$'CIE 1931 table'.C$3:.C$83])*[.$B16]" office:value-type="float" office:value="0" calcext:value-type="float">
            <text:p>0</text:p>
          </table:table-cell>
          <table:table-cell table:formula="of:=LOOKUP([.$A16];[$'CIE 1931 table'.$A$3:.$A$83];[$'CIE 1931 table'.D$3:.D$83])*[.$B16]" office:value-type="float" office:value="0" calcext:value-type="float">
            <text:p>0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H16];[$'CIE 1931 table'.$A$3:.$A$83];[$'CIE 1931 table'.B$3:.B$83])*[.$I16]" office:value-type="float" office:value="0" calcext:value-type="float">
            <text:p>0</text:p>
          </table:table-cell>
          <table:table-cell table:formula="of:=LOOKUP([.$H16];[$'CIE 1931 table'.$A$3:.$A$83];[$'CIE 1931 table'.C$3:.C$83])*[.$I16]" office:value-type="float" office:value="0" calcext:value-type="float">
            <text:p>0</text:p>
          </table:table-cell>
          <table:table-cell table:formula="of:=LOOKUP([.$H16];[$'CIE 1931 table'.$A$3:.$A$83];[$'CIE 1931 table'.D$3:.D$83])*[.$I16]" office:value-type="float" office:value="0" calcext:value-type="float">
            <text:p>0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6];[$'CIE 1931 table'.$A$3:.$A$83];[$'CIE 1931 table'.B$3:.B$83])*[.$P16]" office:value-type="float" office:value="0" calcext:value-type="float">
            <text:p>0</text:p>
          </table:table-cell>
          <table:table-cell table:formula="of:=LOOKUP([.$O16];[$'CIE 1931 table'.$A$3:.$A$83];[$'CIE 1931 table'.C$3:.C$83])*[.$P16]" office:value-type="float" office:value="0" calcext:value-type="float">
            <text:p>0</text:p>
          </table:table-cell>
          <table:table-cell table:formula="of:=LOOKUP([.$O16];[$'CIE 1931 table'.$A$3:.$A$83];[$'CIE 1931 table'.D$3:.D$83])*[.$P16]" office:value-type="float" office:value="0" calcext:value-type="float">
            <text:p>0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2.6876" calcext:value-type="float">
            <text:p>2.6876</text:p>
          </table:table-cell>
          <table:table-cell/>
          <table:table-cell table:formula="of:=LOOKUP([.$V16];[$'CIE 1931 table'.$A$3:.$A$83];[$'CIE 1931 table'.B$3:.B$83])*[.$W16]" office:value-type="float" office:value="0" calcext:value-type="float">
            <text:p>0</text:p>
          </table:table-cell>
          <table:table-cell table:formula="of:=LOOKUP([.$V16];[$'CIE 1931 table'.$A$3:.$A$83];[$'CIE 1931 table'.C$3:.C$83])*[.$W16]" office:value-type="float" office:value="0" calcext:value-type="float">
            <text:p>0</text:p>
          </table:table-cell>
          <table:table-cell table:formula="of:=LOOKUP([.$V16];[$'CIE 1931 table'.$A$3:.$A$83];[$'CIE 1931 table'.D$3:.D$83])*[.$W16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860" calcext:value-type="float">
            <text:p>860</text:p>
          </table:table-cell>
          <table:table-cell office:value-type="float" office:value="2.2273" calcext:value-type="float">
            <text:p>2.2273</text:p>
          </table:table-cell>
          <table:table-cell/>
          <table:table-cell table:formula="of:=LOOKUP([.$A17];[$'CIE 1931 table'.$A$3:.$A$83];[$'CIE 1931 table'.B$3:.B$83])*[.$B17]" office:value-type="float" office:value="0" calcext:value-type="float">
            <text:p>0</text:p>
          </table:table-cell>
          <table:table-cell table:formula="of:=LOOKUP([.$A17];[$'CIE 1931 table'.$A$3:.$A$83];[$'CIE 1931 table'.C$3:.C$83])*[.$B17]" office:value-type="float" office:value="0" calcext:value-type="float">
            <text:p>0</text:p>
          </table:table-cell>
          <table:table-cell table:formula="of:=LOOKUP([.$A17];[$'CIE 1931 table'.$A$3:.$A$83];[$'CIE 1931 table'.D$3:.D$83])*[.$B17]" office:value-type="float" office:value="0" calcext:value-type="float">
            <text:p>0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H17];[$'CIE 1931 table'.$A$3:.$A$83];[$'CIE 1931 table'.B$3:.B$83])*[.$I17]" office:value-type="float" office:value="0" calcext:value-type="float">
            <text:p>0</text:p>
          </table:table-cell>
          <table:table-cell table:formula="of:=LOOKUP([.$H17];[$'CIE 1931 table'.$A$3:.$A$83];[$'CIE 1931 table'.C$3:.C$83])*[.$I17]" office:value-type="float" office:value="0" calcext:value-type="float">
            <text:p>0</text:p>
          </table:table-cell>
          <table:table-cell table:formula="of:=LOOKUP([.$H17];[$'CIE 1931 table'.$A$3:.$A$83];[$'CIE 1931 table'.D$3:.D$83])*[.$I17]" office:value-type="float" office:value="0" calcext:value-type="float">
            <text:p>0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7];[$'CIE 1931 table'.$A$3:.$A$83];[$'CIE 1931 table'.B$3:.B$83])*[.$P17]" office:value-type="float" office:value="0" calcext:value-type="float">
            <text:p>0</text:p>
          </table:table-cell>
          <table:table-cell table:formula="of:=LOOKUP([.$O17];[$'CIE 1931 table'.$A$3:.$A$83];[$'CIE 1931 table'.C$3:.C$83])*[.$P17]" office:value-type="float" office:value="0" calcext:value-type="float">
            <text:p>0</text:p>
          </table:table-cell>
          <table:table-cell table:formula="of:=LOOKUP([.$O17];[$'CIE 1931 table'.$A$3:.$A$83];[$'CIE 1931 table'.D$3:.D$83])*[.$P17]" office:value-type="float" office:value="0" calcext:value-type="float">
            <text:p>0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2.2273" calcext:value-type="float">
            <text:p>2.2273</text:p>
          </table:table-cell>
          <table:table-cell/>
          <table:table-cell table:formula="of:=LOOKUP([.$V17];[$'CIE 1931 table'.$A$3:.$A$83];[$'CIE 1931 table'.B$3:.B$83])*[.$W17]" office:value-type="float" office:value="0" calcext:value-type="float">
            <text:p>0</text:p>
          </table:table-cell>
          <table:table-cell table:formula="of:=LOOKUP([.$V17];[$'CIE 1931 table'.$A$3:.$A$83];[$'CIE 1931 table'.C$3:.C$83])*[.$W17]" office:value-type="float" office:value="0" calcext:value-type="float">
            <text:p>0</text:p>
          </table:table-cell>
          <table:table-cell table:formula="of:=LOOKUP([.$V17];[$'CIE 1931 table'.$A$3:.$A$83];[$'CIE 1931 table'.D$3:.D$83])*[.$W17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900" calcext:value-type="float">
            <text:p>900</text:p>
          </table:table-cell>
          <table:table-cell office:value-type="float" office:value="0.6063" calcext:value-type="float">
            <text:p>0.6063</text:p>
          </table:table-cell>
          <table:table-cell/>
          <table:table-cell table:formula="of:=LOOKUP([.$A18];[$'CIE 1931 table'.$A$3:.$A$83];[$'CIE 1931 table'.B$3:.B$83])*[.$B18]" office:value-type="float" office:value="0" calcext:value-type="float">
            <text:p>0</text:p>
          </table:table-cell>
          <table:table-cell table:formula="of:=LOOKUP([.$A18];[$'CIE 1931 table'.$A$3:.$A$83];[$'CIE 1931 table'.C$3:.C$83])*[.$B18]" office:value-type="float" office:value="0" calcext:value-type="float">
            <text:p>0</text:p>
          </table:table-cell>
          <table:table-cell table:formula="of:=LOOKUP([.$A18];[$'CIE 1931 table'.$A$3:.$A$83];[$'CIE 1931 table'.D$3:.D$83])*[.$B18]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.6063" calcext:value-type="float">
            <text:p>0.6063</text:p>
          </table:table-cell>
          <table:table-cell/>
          <table:table-cell table:formula="of:=LOOKUP([.$H18];[$'CIE 1931 table'.$A$3:.$A$83];[$'CIE 1931 table'.B$3:.B$83])*[.$I18]" office:value-type="float" office:value="0" calcext:value-type="float">
            <text:p>0</text:p>
          </table:table-cell>
          <table:table-cell table:formula="of:=LOOKUP([.$H18];[$'CIE 1931 table'.$A$3:.$A$83];[$'CIE 1931 table'.C$3:.C$83])*[.$I18]" office:value-type="float" office:value="0" calcext:value-type="float">
            <text:p>0</text:p>
          </table:table-cell>
          <table:table-cell table:formula="of:=LOOKUP([.$H18];[$'CIE 1931 table'.$A$3:.$A$83];[$'CIE 1931 table'.D$3:.D$83])*[.$I18]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8];[$'CIE 1931 table'.$A$3:.$A$83];[$'CIE 1931 table'.B$3:.B$83])*[.$P18]" office:value-type="float" office:value="0" calcext:value-type="float">
            <text:p>0</text:p>
          </table:table-cell>
          <table:table-cell table:formula="of:=LOOKUP([.$O18];[$'CIE 1931 table'.$A$3:.$A$83];[$'CIE 1931 table'.C$3:.C$83])*[.$P18]" office:value-type="float" office:value="0" calcext:value-type="float">
            <text:p>0</text:p>
          </table:table-cell>
          <table:table-cell table:formula="of:=LOOKUP([.$O18];[$'CIE 1931 table'.$A$3:.$A$83];[$'CIE 1931 table'.D$3:.D$83])*[.$P18]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.6063" calcext:value-type="float">
            <text:p>0.6063</text:p>
          </table:table-cell>
          <table:table-cell/>
          <table:table-cell table:formula="of:=LOOKUP([.$V18];[$'CIE 1931 table'.$A$3:.$A$83];[$'CIE 1931 table'.B$3:.B$83])*[.$W18]" office:value-type="float" office:value="0" calcext:value-type="float">
            <text:p>0</text:p>
          </table:table-cell>
          <table:table-cell table:formula="of:=LOOKUP([.$V18];[$'CIE 1931 table'.$A$3:.$A$83];[$'CIE 1931 table'.C$3:.C$83])*[.$W18]" office:value-type="float" office:value="0" calcext:value-type="float">
            <text:p>0</text:p>
          </table:table-cell>
          <table:table-cell table:formula="of:=LOOKUP([.$V18];[$'CIE 1931 table'.$A$3:.$A$83];[$'CIE 1931 table'.D$3:.D$83])*[.$W18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float" office:value="940" calcext:value-type="float">
            <text:p>940</text:p>
          </table:table-cell>
          <table:table-cell office:value-type="float" office:value="0.9051" calcext:value-type="float">
            <text:p>0.9051</text:p>
          </table:table-cell>
          <table:table-cell/>
          <table:table-cell table:formula="of:=LOOKUP([.$A19];[$'CIE 1931 table'.$A$3:.$A$83];[$'CIE 1931 table'.B$3:.B$83])*[.$B19]" office:value-type="float" office:value="0" calcext:value-type="float">
            <text:p>0</text:p>
          </table:table-cell>
          <table:table-cell table:formula="of:=LOOKUP([.$A19];[$'CIE 1931 table'.$A$3:.$A$83];[$'CIE 1931 table'.C$3:.C$83])*[.$B19]" office:value-type="float" office:value="0" calcext:value-type="float">
            <text:p>0</text:p>
          </table:table-cell>
          <table:table-cell table:formula="of:=LOOKUP([.$A19];[$'CIE 1931 table'.$A$3:.$A$83];[$'CIE 1931 table'.D$3:.D$83])*[.$B19]" office:value-type="float" office:value="0" calcext:value-type="float">
            <text:p>0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H19];[$'CIE 1931 table'.$A$3:.$A$83];[$'CIE 1931 table'.B$3:.B$83])*[.$I19]" office:value-type="float" office:value="0" calcext:value-type="float">
            <text:p>0</text:p>
          </table:table-cell>
          <table:table-cell table:formula="of:=LOOKUP([.$H19];[$'CIE 1931 table'.$A$3:.$A$83];[$'CIE 1931 table'.C$3:.C$83])*[.$I19]" office:value-type="float" office:value="0" calcext:value-type="float">
            <text:p>0</text:p>
          </table:table-cell>
          <table:table-cell table:formula="of:=LOOKUP([.$H19];[$'CIE 1931 table'.$A$3:.$A$83];[$'CIE 1931 table'.D$3:.D$83])*[.$I19]" office:value-type="float" office:value="0" calcext:value-type="float">
            <text:p>0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/>
          <table:table-cell table:formula="of:=LOOKUP([.$O19];[$'CIE 1931 table'.$A$3:.$A$83];[$'CIE 1931 table'.B$3:.B$83])*[.$P19]" office:value-type="float" office:value="0" calcext:value-type="float">
            <text:p>0</text:p>
          </table:table-cell>
          <table:table-cell table:formula="of:=LOOKUP([.$O19];[$'CIE 1931 table'.$A$3:.$A$83];[$'CIE 1931 table'.C$3:.C$83])*[.$P19]" office:value-type="float" office:value="0" calcext:value-type="float">
            <text:p>0</text:p>
          </table:table-cell>
          <table:table-cell table:formula="of:=LOOKUP([.$O19];[$'CIE 1931 table'.$A$3:.$A$83];[$'CIE 1931 table'.D$3:.D$83])*[.$P19]" office:value-type="float" office:value="0" calcext:value-type="float">
            <text:p>0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0.9051" calcext:value-type="float">
            <text:p>0.9051</text:p>
          </table:table-cell>
          <table:table-cell/>
          <table:table-cell table:formula="of:=LOOKUP([.$V19];[$'CIE 1931 table'.$A$3:.$A$83];[$'CIE 1931 table'.B$3:.B$83])*[.$W19]" office:value-type="float" office:value="0" calcext:value-type="float">
            <text:p>0</text:p>
          </table:table-cell>
          <table:table-cell table:formula="of:=LOOKUP([.$V19];[$'CIE 1931 table'.$A$3:.$A$83];[$'CIE 1931 table'.C$3:.C$83])*[.$W19]" office:value-type="float" office:value="0" calcext:value-type="float">
            <text:p>0</text:p>
          </table:table-cell>
          <table:table-cell table:formula="of:=LOOKUP([.$V19];[$'CIE 1931 table'.$A$3:.$A$83];[$'CIE 1931 table'.D$3:.D$83])*[.$W19]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formula="of:=SUM([.D21:.F21])" office:value-type="float" office:value="139.81942602" calcext:value-type="float">
            <text:p>139.81942602</text:p>
          </table:table-cell>
          <table:table-cell table:formula="of:=SUM([.D2:.D19])" office:value-type="float" office:value="88.46571482" calcext:value-type="float">
            <text:p>88.46571482</text:p>
          </table:table-cell>
          <table:table-cell table:formula="of:=SUM([.E2:.E19])" office:value-type="float" office:value="44.16999832" calcext:value-type="float">
            <text:p>44.16999832</text:p>
          </table:table-cell>
          <table:table-cell table:formula="of:=SUM([.F2:.F19])" office:value-type="float" office:value="7.18371288" calcext:value-type="float">
            <text:p>7.18371288</text:p>
          </table:table-cell>
          <table:table-cell table:number-columns-repeated="3"/>
          <table:table-cell table:formula="of:=SUM([.K21:.M21])" office:value-type="float" office:value="147.51852594" calcext:value-type="float">
            <text:p>147.51852594</text:p>
          </table:table-cell>
          <table:table-cell table:formula="of:=SUM([.K2:.K19])" office:value-type="float" office:value="32.10393367" calcext:value-type="float">
            <text:p>32.10393367</text:p>
          </table:table-cell>
          <table:table-cell table:formula="of:=SUM([.L2:.L19])" office:value-type="float" office:value="100.62366541" calcext:value-type="float">
            <text:p>100.62366541</text:p>
          </table:table-cell>
          <table:table-cell table:formula="of:=SUM([.M2:.M19])" office:value-type="float" office:value="14.79092686" calcext:value-type="float">
            <text:p>14.79092686</text:p>
          </table:table-cell>
          <table:table-cell table:number-columns-repeated="3"/>
          <table:table-cell table:formula="of:=SUM([.R21:.T21])" office:value-type="float" office:value="178.27821717" calcext:value-type="float">
            <text:p>178.27821717</text:p>
          </table:table-cell>
          <table:table-cell table:formula="of:=SUM([.R2:.R19])" office:value-type="float" office:value="25.70724455" calcext:value-type="float">
            <text:p>25.70724455</text:p>
          </table:table-cell>
          <table:table-cell table:formula="of:=SUM([.S2:.S19])" office:value-type="float" office:value="11.23937535" calcext:value-type="float">
            <text:p>11.23937535</text:p>
          </table:table-cell>
          <table:table-cell table:formula="of:=SUM([.T2:.T19])" office:value-type="float" office:value="141.33159727" calcext:value-type="float">
            <text:p>141.33159727</text:p>
          </table:table-cell>
          <table:table-cell table:number-columns-repeated="3"/>
          <table:table-cell table:formula="of:=SUM([.Y21:.AA21])" office:value-type="float" office:value="471.48695521" calcext:value-type="float">
            <text:p>471.48695521</text:p>
          </table:table-cell>
          <table:table-cell table:formula="of:=SUM([.Y2:.Y19])" office:value-type="float" office:value="146.79846132" calcext:value-type="float">
            <text:p>146.79846132</text:p>
          </table:table-cell>
          <table:table-cell table:formula="of:=SUM([.Z2:.Z19])" office:value-type="float" office:value="153.32855268" calcext:value-type="float">
            <text:p>153.32855268</text:p>
          </table:table-cell>
          <table:table-cell table:formula="of:=SUM([.AA2:.AA19])" office:value-type="float" office:value="171.35994121" calcext:value-type="float">
            <text:p>171.35994121</text:p>
          </table:table-cell>
          <table:table-cell table:number-columns-repeated="997"/>
        </table:table-row>
        <table:table-row table:style-name="ro4">
          <table:table-cell table:style-name="ce6" table:number-columns-repeated="3"/>
          <table:table-cell table:style-name="ce7" table:formula="of:=[.D21]/[.$C21]" office:value-type="float" office:value="0.632714046525593" calcext:value-type="float">
            <text:p>0.633</text:p>
          </table:table-cell>
          <table:table-cell table:style-name="ce7" table:formula="of:=[.E21]/[.$C21]" office:value-type="float" office:value="0.315907449896711" calcext:value-type="float">
            <text:p>0.316</text:p>
          </table:table-cell>
          <table:table-cell table:style-name="ce7" table:formula="of:=[.F21]/[.$C21]" office:value-type="float" office:value="0.0513785035776962" calcext:value-type="float">
            <text:p>0.051</text:p>
          </table:table-cell>
          <table:table-cell table:style-name="ce6" table:number-columns-repeated="4"/>
          <table:table-cell table:style-name="ce7" table:formula="of:=[.K21]/[.$J21]" office:value-type="float" office:value="0.217626453799149" calcext:value-type="float">
            <text:p>0.218</text:p>
          </table:table-cell>
          <table:table-cell table:style-name="ce7" table:formula="of:=[.L21]/[.$J21]" office:value-type="float" office:value="0.682108669191329" calcext:value-type="float">
            <text:p>0.682</text:p>
          </table:table-cell>
          <table:table-cell table:style-name="ce7" table:formula="of:=[.M21]/[.$J21]" office:value-type="float" office:value="0.100264877009521" calcext:value-type="float">
            <text:p>0.100</text:p>
          </table:table-cell>
          <table:table-cell table:style-name="ce6" table:number-columns-repeated="4"/>
          <table:table-cell table:style-name="ce7" table:formula="of:=[.R21]/[.$Q21]" office:value-type="float" office:value="0.144197339181861" calcext:value-type="float">
            <text:p>0.144</text:p>
          </table:table-cell>
          <table:table-cell table:style-name="ce7" table:formula="of:=[.S21]/[.$Q21]" office:value-type="float" office:value="0.0630440192212743" calcext:value-type="float">
            <text:p>0.063</text:p>
          </table:table-cell>
          <table:table-cell table:style-name="ce7" table:formula="of:=[.T21]/[.$Q21]" office:value-type="float" office:value="0.792758641596864" calcext:value-type="float">
            <text:p>0.793</text:p>
          </table:table-cell>
          <table:table-cell table:style-name="ce6" table:number-columns-repeated="4"/>
          <table:table-cell table:style-name="ce7" table:formula="of:=[.Y21]/[.$X21]" office:value-type="float" office:value="0.311352116315956" calcext:value-type="float">
            <text:p>0.311</text:p>
          </table:table-cell>
          <table:table-cell table:style-name="ce7" table:formula="of:=[.Z21]/[.$X21]" office:value-type="float" office:value="0.325202110017461" calcext:value-type="float">
            <text:p>0.325</text:p>
          </table:table-cell>
          <table:table-cell table:style-name="ce7" table:formula="of:=[.AA21]/[.$X21]" office:value-type="float" office:value="0.363445773666583" calcext:value-type="float">
            <text:p>0.363</text:p>
          </table:table-cell>
          <table:table-cell table:style-name="ce6"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00/00/0000</text:date>, <text:time style:data-style-name="N2" text:time-value="00:01:12.099019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21:17:36.464726770</meta:creation-date>
    <dc:date>2019-01-31T00:28:41.399850582</dc:date>
    <meta:editing-duration>PT37M5S</meta:editing-duration>
    <meta:editing-cycles>20</meta:editing-cycles>
    <meta:generator>LibreOffice/5.1.6.2$Linux_X86_64 LibreOffice_project/10m0$Build-2</meta:generator>
    <meta:document-statistic meta:table-count="7" meta:cell-count="4745" meta:object-count="8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52cm" svg:y="0.316cm" chart:style-name="ch2">
          <text:p>Red</text:p>
        </chart:title>
        <chart:plot-area chart:style-name="ch3" chart:data-source-has-labels="both" svg:x="0.32cm" svg:y="1.275cm" svg:width="15.36cm" svg:height="7.545cm">
          <chartooo:coordinate-region svg:x="1.332cm" svg:y="1.275cm" svg:width="14.348cm" svg:height="5.562cm"/>
          <chart:axis chart:dimension="x" chart:name="primary-x" chart:style-name="ch4" chartooo:axis-type="auto">
            <chartooo:date-scale/>
            <chart:categories table:cell-range-address="local-table.$B$1:.$T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T$2" chart:label-cell-address="local-table.$A$2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length</text:p>
              </table:table-cell>
              <table:table-cell office:value-type="float" office:value="410">
                <text:p>410</text:p>
              </table:table-cell>
              <table:table-cell office:value-type="float" office:value="435">
                <text:p>435</text:p>
              </table:table-cell>
              <table:table-cell office:value-type="float" office:value="460">
                <text:p>460</text:p>
              </table:table-cell>
              <table:table-cell office:value-type="float" office:value="485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535">
                <text:p>535</text:p>
              </table:table-cell>
              <table:table-cell office:value-type="float" office:value="560">
                <text:p>560</text:p>
              </table:table-cell>
              <table:table-cell office:value-type="float" office:value="585">
                <text:p>585</text:p>
              </table:table-cell>
              <table:table-cell office:value-type="float" office:value="610">
                <text:p>610</text:p>
              </table:table-cell>
              <table:table-cell office:value-type="float" office:value="645">
                <text:p>645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10">
                <text:p>810</text:p>
              </table:table-cell>
              <table:table-cell office:value-type="float" office:value="860">
                <text:p>860</text:p>
              </table:table-cell>
              <table:table-cell office:value-type="float" office:value="900">
                <text:p>900</text:p>
              </table:table-cell>
              <table:table-cell office:value-type="float" office:value="940">
                <text:p>940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</table:table-cell>
              <table:table-cell office:value-type="float" office:value="NaN">
                <text:p>NaN</text:p>
              </table:table-cell>
              <table:table-cell office:value-type="float" office:value="0.9285">
                <text:p>0.9285</text:p>
              </table:table-cell>
              <table:table-cell office:value-type="float" office:value="2.9216">
                <text:p>2.9216</text:p>
              </table:table-cell>
              <table:table-cell office:value-type="float" office:value="2.6404">
                <text:p>2.6404</text:p>
              </table:table-cell>
              <table:table-cell office:value-type="float" office:value="0.9676">
                <text:p>0.9676</text:p>
              </table:table-cell>
              <table:table-cell office:value-type="float" office:value="2.3728">
                <text:p>2.3728</text:p>
              </table:table-cell>
              <table:table-cell office:value-type="float" office:value="1.4231">
                <text:p>1.4231</text:p>
              </table:table-cell>
              <table:table-cell office:value-type="float" office:value="1.0237">
                <text:p>1.0237</text:p>
              </table:table-cell>
              <table:table-cell office:value-type="float" office:value="5.5413">
                <text:p>5.5413</text:p>
              </table:table-cell>
              <table:table-cell office:value-type="float" office:value="116.1504">
                <text:p>116.1504</text:p>
              </table:table-cell>
              <table:table-cell office:value-type="float" office:value="31.1413">
                <text:p>31.1413</text:p>
              </table:table-cell>
              <table:table-cell office:value-type="float" office:value="39.9486">
                <text:p>39.9486</text:p>
              </table:table-cell>
              <table:table-cell office:value-type="float" office:value="8.0799">
                <text:p>8.0799</text:p>
              </table:table-cell>
              <table:table-cell office:value-type="float" office:value="10.0109">
                <text:p>10.0109</text:p>
              </table:table-cell>
              <table:table-cell office:value-type="float" office:value="6.0404">
                <text:p>6.0404</text:p>
              </table:table-cell>
              <table:table-cell office:value-type="float" office:value="5.3753">
                <text:p>5.3753</text:p>
              </table:table-cell>
              <table:table-cell office:value-type="float" office:value="4.4546">
                <text:p>4.4546</text:p>
              </table:table-cell>
              <table:table-cell office:value-type="float" office:value="0.6063">
                <text:p>0.6063</text:p>
              </table:table-cell>
              <table:table-cell office:value-type="float" office:value="0.9051">
                <text:p>0.90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308cm" svg:y="0.316cm" chart:style-name="ch2">
          <text:p>Green</text:p>
        </chart:title>
        <chart:plot-area chart:style-name="ch3" chart:data-source-has-labels="both" svg:x="0.32cm" svg:y="1.275cm" svg:width="15.36cm" svg:height="7.545cm">
          <chartooo:coordinate-region svg:x="1.332cm" svg:y="1.275cm" svg:width="14.348cm" svg:height="5.562cm"/>
          <chart:axis chart:dimension="x" chart:name="primary-x" chart:style-name="ch4" chartooo:axis-type="auto">
            <chartooo:date-scale/>
            <chart:categories table:cell-range-address="local-table.$B$1:.$T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T$2" chart:label-cell-address="local-table.$A$2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length</text:p>
              </table:table-cell>
              <table:table-cell office:value-type="float" office:value="410">
                <text:p>410</text:p>
              </table:table-cell>
              <table:table-cell office:value-type="float" office:value="435">
                <text:p>435</text:p>
              </table:table-cell>
              <table:table-cell office:value-type="float" office:value="460">
                <text:p>460</text:p>
              </table:table-cell>
              <table:table-cell office:value-type="float" office:value="485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535">
                <text:p>535</text:p>
              </table:table-cell>
              <table:table-cell office:value-type="float" office:value="560">
                <text:p>560</text:p>
              </table:table-cell>
              <table:table-cell office:value-type="float" office:value="585">
                <text:p>585</text:p>
              </table:table-cell>
              <table:table-cell office:value-type="float" office:value="610">
                <text:p>610</text:p>
              </table:table-cell>
              <table:table-cell office:value-type="float" office:value="645">
                <text:p>645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10">
                <text:p>810</text:p>
              </table:table-cell>
              <table:table-cell office:value-type="float" office:value="860">
                <text:p>860</text:p>
              </table:table-cell>
              <table:table-cell office:value-type="float" office:value="900">
                <text:p>900</text:p>
              </table:table-cell>
              <table:table-cell office:value-type="float" office:value="940">
                <text:p>940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</table:table-cell>
              <table:table-cell office:value-type="float" office:value="NaN">
                <text:p>NaN</text:p>
              </table:table-cell>
              <table:table-cell office:value-type="float" office:value="0.9285">
                <text:p>0.9285</text:p>
              </table:table-cell>
              <table:table-cell office:value-type="float" office:value="2.9216">
                <text:p>2.9216</text:p>
              </table:table-cell>
              <table:table-cell office:value-type="float" office:value="3.5205">
                <text:p>3.5205</text:p>
              </table:table-cell>
              <table:table-cell office:value-type="float" office:value="12.5783">
                <text:p>12.5783</text:p>
              </table:table-cell>
              <table:table-cell office:value-type="float" office:value="56.9461">
                <text:p>56.9461</text:p>
              </table:table-cell>
              <table:table-cell office:value-type="float" office:value="112.4232">
                <text:p>112.4232</text:p>
              </table:table-cell>
              <table:table-cell office:value-type="float" office:value="66.0295">
                <text:p>66.0295</text:p>
              </table:table-cell>
              <table:table-cell office:value-type="float" office:value="38.7891">
                <text:p>38.7891</text:p>
              </table:table-cell>
              <table:table-cell office:value-type="float" office:value="8.4693">
                <text:p>8.4693</text:p>
              </table:table-cell>
              <table:table-cell office:value-type="float" office:value="0.7595">
                <text:p>0.7595</text:p>
              </table:table-cell>
              <table:table-cell office:value-type="float" office:value="0">
                <text:p>0</text:p>
              </table:table-cell>
              <table:table-cell office:value-type="float" office:value="0.7026">
                <text:p>0.7026</text:p>
              </table:table-cell>
              <table:table-cell office:value-type="float" office:value="0">
                <text:p>0</text:p>
              </table:table-cell>
              <table:table-cell office:value-type="float" office:value="0.8629">
                <text:p>0.8629</text:p>
              </table:table-cell>
              <table:table-cell office:value-type="float" office:value="1.7918">
                <text:p>1.7918</text:p>
              </table:table-cell>
              <table:table-cell office:value-type="float" office:value="1.1137">
                <text:p>1.1137</text:p>
              </table:table-cell>
              <table:table-cell office:value-type="float" office:value="0.6063">
                <text:p>0.6063</text:p>
              </table:table-cell>
              <table:table-cell office:value-type="float" office:value="0.9051">
                <text:p>0.90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8cm" svg:y="0.316cm" chart:style-name="ch2">
          <text:p>Blue</text:p>
        </chart:title>
        <chart:plot-area chart:style-name="ch3" table:cell-range-address="'Monoprice Graphs'.A10:'Monoprice Graphs'.S11" chart:data-source-has-labels="row" svg:x="0.32cm" svg:y="1.275cm" svg:width="15.36cm" svg:height="7.545cm">
          <chartooo:coordinate-region svg:x="1.127cm" svg:y="1.475cm" svg:width="14.553cm" svg:height="6.3cm"/>
          <chart:axis chart:dimension="x" chart:name="primary-x" chart:style-name="ch4" chartooo:axis-type="auto">
            <chartooo:date-scale/>
            <chart:categories table:cell-range-address="'Monoprice Graphs'.A10:'Monoprice Graphs'.S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noprice Graphs'.A11:'Monoprice Graphs'.S1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length</text:p>
                <draw:g>
                  <svg:desc>'Monoprice Graphs'.A10:'Monoprice Graphs'.S10</svg:desc>
                </draw:g>
              </table:table-cell>
              <table:table-cell office:value-type="float" office:value="410">
                <text:p>410</text:p>
              </table:table-cell>
              <table:table-cell office:value-type="float" office:value="435">
                <text:p>435</text:p>
              </table:table-cell>
              <table:table-cell office:value-type="float" office:value="460">
                <text:p>460</text:p>
              </table:table-cell>
              <table:table-cell office:value-type="float" office:value="485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535">
                <text:p>535</text:p>
              </table:table-cell>
              <table:table-cell office:value-type="float" office:value="560">
                <text:p>560</text:p>
              </table:table-cell>
              <table:table-cell office:value-type="float" office:value="585">
                <text:p>585</text:p>
              </table:table-cell>
              <table:table-cell office:value-type="float" office:value="610">
                <text:p>610</text:p>
              </table:table-cell>
              <table:table-cell office:value-type="float" office:value="645">
                <text:p>645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10">
                <text:p>810</text:p>
              </table:table-cell>
              <table:table-cell office:value-type="float" office:value="860">
                <text:p>860</text:p>
              </table:table-cell>
              <table:table-cell office:value-type="float" office:value="900">
                <text:p>900</text:p>
              </table:table-cell>
              <table:table-cell office:value-type="float" office:value="940">
                <text:p>9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Monoprice Graphs'.A11:'Monoprice Graphs'.S11</svg:desc>
                </draw:g>
              </table:table-cell>
              <table:table-cell office:value-type="float" office:value="3.7139">
                <text:p>3.7139</text:p>
              </table:table-cell>
              <table:table-cell office:value-type="float" office:value="109.0741">
                <text:p>109.0741</text:p>
              </table:table-cell>
              <table:table-cell office:value-type="float" office:value="155.7818">
                <text:p>155.7818</text:p>
              </table:table-cell>
              <table:table-cell office:value-type="float" office:value="26.1241">
                <text:p>26.1241</text:p>
              </table:table-cell>
              <table:table-cell office:value-type="float" office:value="15.8184">
                <text:p>15.8184</text:p>
              </table:table-cell>
              <table:table-cell office:value-type="float" office:value="6.4039">
                <text:p>6.4039</text:p>
              </table:table-cell>
              <table:table-cell office:value-type="float" office:value="1.5356">
                <text:p>1.5356</text:p>
              </table:table-cell>
              <table:table-cell office:value-type="float" office:value="0.9236">
                <text:p>0.9236</text:p>
              </table:table-cell>
              <table:table-cell office:value-type="float" office:value="0">
                <text:p>0</text:p>
              </table:table-cell>
              <table:table-cell office:value-type="float" office:value="0.3798">
                <text:p>0.3798</text:p>
              </table:table-cell>
              <table:table-cell office:value-type="float" office:value="0.9744">
                <text:p>0.9744</text:p>
              </table:table-cell>
              <table:table-cell office:value-type="float" office:value="0.3513">
                <text:p>0.3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918">
                <text:p>1.7918</text:p>
              </table:table-cell>
              <table:table-cell office:value-type="float" office:value="1.1137">
                <text:p>1.1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48cm" svg:y="0.316cm" chart:style-name="ch2">
          <text:p>White</text:p>
        </chart:title>
        <chart:plot-area chart:style-name="ch3" table:cell-range-address="'Monoprice Graphs'.A13:'Monoprice Graphs'.S14" chart:data-source-has-labels="row" svg:x="0.32cm" svg:y="1.275cm" svg:width="15.36cm" svg:height="7.545cm">
          <chartooo:coordinate-region svg:x="1.127cm" svg:y="1.474cm" svg:width="14.553cm" svg:height="6.301cm"/>
          <chart:axis chart:dimension="x" chart:name="primary-x" chart:style-name="ch4" chartooo:axis-type="auto">
            <chartooo:date-scale/>
            <chart:categories table:cell-range-address="'Monoprice Graphs'.A13:'Monoprice Graphs'.S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noprice Graphs'.A14:'Monoprice Graphs'.S14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length</text:p>
                <draw:g>
                  <svg:desc>'Monoprice Graphs'.A13:'Monoprice Graphs'.S13</svg:desc>
                </draw:g>
              </table:table-cell>
              <table:table-cell office:value-type="float" office:value="410">
                <text:p>410</text:p>
              </table:table-cell>
              <table:table-cell office:value-type="float" office:value="435">
                <text:p>435</text:p>
              </table:table-cell>
              <table:table-cell office:value-type="float" office:value="460">
                <text:p>460</text:p>
              </table:table-cell>
              <table:table-cell office:value-type="float" office:value="485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535">
                <text:p>535</text:p>
              </table:table-cell>
              <table:table-cell office:value-type="float" office:value="560">
                <text:p>560</text:p>
              </table:table-cell>
              <table:table-cell office:value-type="float" office:value="585">
                <text:p>585</text:p>
              </table:table-cell>
              <table:table-cell office:value-type="float" office:value="610">
                <text:p>610</text:p>
              </table:table-cell>
              <table:table-cell office:value-type="float" office:value="645">
                <text:p>645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10">
                <text:p>810</text:p>
              </table:table-cell>
              <table:table-cell office:value-type="float" office:value="860">
                <text:p>860</text:p>
              </table:table-cell>
              <table:table-cell office:value-type="float" office:value="900">
                <text:p>900</text:p>
              </table:table-cell>
              <table:table-cell office:value-type="float" office:value="940">
                <text:p>940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Monoprice Graphs'.A14:'Monoprice Graphs'.S14</svg:desc>
                </draw:g>
              </table:table-cell>
              <table:table-cell office:value-type="float" office:value="6.4993">
                <text:p>6.4993</text:p>
              </table:table-cell>
              <table:table-cell office:value-type="float" office:value="111.0219">
                <text:p>111.0219</text:p>
              </table:table-cell>
              <table:table-cell office:value-type="float" office:value="152.2613">
                <text:p>152.2613</text:p>
              </table:table-cell>
              <table:table-cell office:value-type="float" office:value="38.7024">
                <text:p>38.7024</text:p>
              </table:table-cell>
              <table:table-cell office:value-type="float" office:value="74.3463">
                <text:p>74.3463</text:p>
              </table:table-cell>
              <table:table-cell office:value-type="float" office:value="120.9616">
                <text:p>120.9616</text:p>
              </table:table-cell>
              <table:table-cell office:value-type="float" office:value="69.1006">
                <text:p>69.1006</text:p>
              </table:table-cell>
              <table:table-cell office:value-type="float" office:value="46.6393">
                <text:p>46.6393</text:p>
              </table:table-cell>
              <table:table-cell office:value-type="float" office:value="129.4593">
                <text:p>129.4593</text:p>
              </table:table-cell>
              <table:table-cell office:value-type="float" office:value="34.9391">
                <text:p>34.9391</text:p>
              </table:table-cell>
              <table:table-cell office:value-type="float" office:value="41.8973">
                <text:p>41.8973</text:p>
              </table:table-cell>
              <table:table-cell office:value-type="float" office:value="9.1338">
                <text:p>9.1338</text:p>
              </table:table-cell>
              <table:table-cell office:value-type="float" office:value="11.8311">
                <text:p>11.8311</text:p>
              </table:table-cell>
              <table:table-cell office:value-type="float" office:value="6.9033">
                <text:p>6.9033</text:p>
              </table:table-cell>
              <table:table-cell office:value-type="float" office:value="7.167">
                <text:p>7.167</text:p>
              </table:table-cell>
              <table:table-cell office:value-type="float" office:value="5.5683">
                <text:p>5.5683</text:p>
              </table:table-cell>
              <table:table-cell office:value-type="float" office:value="1.819">
                <text:p>1.819</text:p>
              </table:table-cell>
              <table:table-cell office:value-type="float" office:value="1.8102">
                <text:p>1.81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52cm" svg:y="0.316cm" chart:style-name="ch2">
          <text:p>Red</text:p>
        </chart:title>
        <chart:plot-area chart:style-name="ch3" chart:data-source-has-labels="both" svg:x="0.32cm" svg:y="1.275cm" svg:width="15.36cm" svg:height="7.545cm">
          <chartooo:coordinate-region svg:x="1.332cm" svg:y="1.275cm" svg:width="14.348cm" svg:height="5.562cm"/>
          <chart:axis chart:dimension="x" chart:name="primary-x" chart:style-name="ch4" chartooo:axis-type="auto">
            <chartooo:date-scale/>
            <chart:categories table:cell-range-address="local-table.$B$1:.$T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T$2" chart:label-cell-address="local-table.$A$2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length</text:p>
              </table:table-cell>
              <table:table-cell office:value-type="float" office:value="410">
                <text:p>410</text:p>
              </table:table-cell>
              <table:table-cell office:value-type="float" office:value="435">
                <text:p>435</text:p>
              </table:table-cell>
              <table:table-cell office:value-type="float" office:value="460">
                <text:p>460</text:p>
              </table:table-cell>
              <table:table-cell office:value-type="float" office:value="485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535">
                <text:p>535</text:p>
              </table:table-cell>
              <table:table-cell office:value-type="float" office:value="560">
                <text:p>560</text:p>
              </table:table-cell>
              <table:table-cell office:value-type="float" office:value="585">
                <text:p>585</text:p>
              </table:table-cell>
              <table:table-cell office:value-type="float" office:value="610">
                <text:p>610</text:p>
              </table:table-cell>
              <table:table-cell office:value-type="float" office:value="645">
                <text:p>645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10">
                <text:p>810</text:p>
              </table:table-cell>
              <table:table-cell office:value-type="float" office:value="860">
                <text:p>860</text:p>
              </table:table-cell>
              <table:table-cell office:value-type="float" office:value="900">
                <text:p>900</text:p>
              </table:table-cell>
              <table:table-cell office:value-type="float" office:value="940">
                <text:p>940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</table:table-cell>
              <table:table-cell office:value-type="float" office:value="NaN">
                <text:p>NaN</text:p>
              </table:table-cell>
              <table:table-cell office:value-type="float" office:value="0.9285">
                <text:p>0.9285</text:p>
              </table:table-cell>
              <table:table-cell office:value-type="float" office:value="2.9216">
                <text:p>2.9216</text:p>
              </table:table-cell>
              <table:table-cell office:value-type="float" office:value="2.6404">
                <text:p>2.6404</text:p>
              </table:table-cell>
              <table:table-cell office:value-type="float" office:value="0.9676">
                <text:p>0.9676</text:p>
              </table:table-cell>
              <table:table-cell office:value-type="float" office:value="2.3728">
                <text:p>2.3728</text:p>
              </table:table-cell>
              <table:table-cell office:value-type="float" office:value="1.4231">
                <text:p>1.4231</text:p>
              </table:table-cell>
              <table:table-cell office:value-type="float" office:value="1.0237">
                <text:p>1.0237</text:p>
              </table:table-cell>
              <table:table-cell office:value-type="float" office:value="5.5413">
                <text:p>5.5413</text:p>
              </table:table-cell>
              <table:table-cell office:value-type="float" office:value="116.1504">
                <text:p>116.1504</text:p>
              </table:table-cell>
              <table:table-cell office:value-type="float" office:value="31.1413">
                <text:p>31.1413</text:p>
              </table:table-cell>
              <table:table-cell office:value-type="float" office:value="39.9486">
                <text:p>39.9486</text:p>
              </table:table-cell>
              <table:table-cell office:value-type="float" office:value="8.0799">
                <text:p>8.0799</text:p>
              </table:table-cell>
              <table:table-cell office:value-type="float" office:value="10.0109">
                <text:p>10.0109</text:p>
              </table:table-cell>
              <table:table-cell office:value-type="float" office:value="6.0404">
                <text:p>6.0404</text:p>
              </table:table-cell>
              <table:table-cell office:value-type="float" office:value="5.3753">
                <text:p>5.3753</text:p>
              </table:table-cell>
              <table:table-cell office:value-type="float" office:value="4.4546">
                <text:p>4.4546</text:p>
              </table:table-cell>
              <table:table-cell office:value-type="float" office:value="0.6063">
                <text:p>0.6063</text:p>
              </table:table-cell>
              <table:table-cell office:value-type="float" office:value="0.9051">
                <text:p>0.90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308cm" svg:y="0.316cm" chart:style-name="ch2">
          <text:p>Green</text:p>
        </chart:title>
        <chart:plot-area chart:style-name="ch3" chart:data-source-has-labels="both" svg:x="0.32cm" svg:y="1.275cm" svg:width="15.36cm" svg:height="7.545cm">
          <chartooo:coordinate-region svg:x="1.332cm" svg:y="1.275cm" svg:width="14.348cm" svg:height="5.562cm"/>
          <chart:axis chart:dimension="x" chart:name="primary-x" chart:style-name="ch4" chartooo:axis-type="auto">
            <chartooo:date-scale/>
            <chart:categories table:cell-range-address="local-table.$B$1:.$T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T$2" chart:label-cell-address="local-table.$A$2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length</text:p>
              </table:table-cell>
              <table:table-cell office:value-type="float" office:value="410">
                <text:p>410</text:p>
              </table:table-cell>
              <table:table-cell office:value-type="float" office:value="435">
                <text:p>435</text:p>
              </table:table-cell>
              <table:table-cell office:value-type="float" office:value="460">
                <text:p>460</text:p>
              </table:table-cell>
              <table:table-cell office:value-type="float" office:value="485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535">
                <text:p>535</text:p>
              </table:table-cell>
              <table:table-cell office:value-type="float" office:value="560">
                <text:p>560</text:p>
              </table:table-cell>
              <table:table-cell office:value-type="float" office:value="585">
                <text:p>585</text:p>
              </table:table-cell>
              <table:table-cell office:value-type="float" office:value="610">
                <text:p>610</text:p>
              </table:table-cell>
              <table:table-cell office:value-type="float" office:value="645">
                <text:p>645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10">
                <text:p>810</text:p>
              </table:table-cell>
              <table:table-cell office:value-type="float" office:value="860">
                <text:p>860</text:p>
              </table:table-cell>
              <table:table-cell office:value-type="float" office:value="900">
                <text:p>900</text:p>
              </table:table-cell>
              <table:table-cell office:value-type="float" office:value="940">
                <text:p>940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</table:table-cell>
              <table:table-cell office:value-type="float" office:value="NaN">
                <text:p>NaN</text:p>
              </table:table-cell>
              <table:table-cell office:value-type="float" office:value="0.9285">
                <text:p>0.9285</text:p>
              </table:table-cell>
              <table:table-cell office:value-type="float" office:value="2.9216">
                <text:p>2.9216</text:p>
              </table:table-cell>
              <table:table-cell office:value-type="float" office:value="3.5205">
                <text:p>3.5205</text:p>
              </table:table-cell>
              <table:table-cell office:value-type="float" office:value="12.5783">
                <text:p>12.5783</text:p>
              </table:table-cell>
              <table:table-cell office:value-type="float" office:value="56.9461">
                <text:p>56.9461</text:p>
              </table:table-cell>
              <table:table-cell office:value-type="float" office:value="112.4232">
                <text:p>112.4232</text:p>
              </table:table-cell>
              <table:table-cell office:value-type="float" office:value="66.0295">
                <text:p>66.0295</text:p>
              </table:table-cell>
              <table:table-cell office:value-type="float" office:value="38.7891">
                <text:p>38.7891</text:p>
              </table:table-cell>
              <table:table-cell office:value-type="float" office:value="8.4693">
                <text:p>8.4693</text:p>
              </table:table-cell>
              <table:table-cell office:value-type="float" office:value="0.7595">
                <text:p>0.7595</text:p>
              </table:table-cell>
              <table:table-cell office:value-type="float" office:value="0">
                <text:p>0</text:p>
              </table:table-cell>
              <table:table-cell office:value-type="float" office:value="0.7026">
                <text:p>0.7026</text:p>
              </table:table-cell>
              <table:table-cell office:value-type="float" office:value="0">
                <text:p>0</text:p>
              </table:table-cell>
              <table:table-cell office:value-type="float" office:value="0.8629">
                <text:p>0.8629</text:p>
              </table:table-cell>
              <table:table-cell office:value-type="float" office:value="1.7918">
                <text:p>1.7918</text:p>
              </table:table-cell>
              <table:table-cell office:value-type="float" office:value="1.1137">
                <text:p>1.1137</text:p>
              </table:table-cell>
              <table:table-cell office:value-type="float" office:value="0.6063">
                <text:p>0.6063</text:p>
              </table:table-cell>
              <table:table-cell office:value-type="float" office:value="0.9051">
                <text:p>0.90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8cm" svg:y="0.316cm" chart:style-name="ch2">
          <text:p>Blue</text:p>
        </chart:title>
        <chart:plot-area chart:style-name="ch3" table:cell-range-address="'27Inch Graphs'.A10:'27Inch Graphs'.S11" chart:data-source-has-labels="row" svg:x="0.32cm" svg:y="1.275cm" svg:width="15.36cm" svg:height="7.545cm">
          <chartooo:coordinate-region svg:x="0.941cm" svg:y="1.474cm" svg:width="14.739cm" svg:height="6.301cm"/>
          <chart:axis chart:dimension="x" chart:name="primary-x" chart:style-name="ch4" chartooo:axis-type="auto">
            <chartooo:date-scale/>
            <chart:categories table:cell-range-address="'27Inch Graphs'.A10:'27Inch Graphs'.S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7Inch Graphs'.A11:'27Inch Graphs'.S1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length</text:p>
                <draw:g>
                  <svg:desc>'27Inch Graphs'.A10:'27Inch Graphs'.S10</svg:desc>
                </draw:g>
              </table:table-cell>
              <table:table-cell office:value-type="float" office:value="410">
                <text:p>410</text:p>
              </table:table-cell>
              <table:table-cell office:value-type="float" office:value="435">
                <text:p>435</text:p>
              </table:table-cell>
              <table:table-cell office:value-type="float" office:value="460">
                <text:p>460</text:p>
              </table:table-cell>
              <table:table-cell office:value-type="float" office:value="485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535">
                <text:p>535</text:p>
              </table:table-cell>
              <table:table-cell office:value-type="float" office:value="560">
                <text:p>560</text:p>
              </table:table-cell>
              <table:table-cell office:value-type="float" office:value="585">
                <text:p>585</text:p>
              </table:table-cell>
              <table:table-cell office:value-type="float" office:value="610">
                <text:p>610</text:p>
              </table:table-cell>
              <table:table-cell office:value-type="float" office:value="645">
                <text:p>645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10">
                <text:p>810</text:p>
              </table:table-cell>
              <table:table-cell office:value-type="float" office:value="860">
                <text:p>860</text:p>
              </table:table-cell>
              <table:table-cell office:value-type="float" office:value="900">
                <text:p>900</text:p>
              </table:table-cell>
              <table:table-cell office:value-type="float" office:value="940">
                <text:p>9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27Inch Graphs'.A11:'27Inch Graphs'.S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8.5036">
                <text:p>18.5036</text:p>
              </table:table-cell>
              <table:table-cell office:value-type="float" office:value="61.6086">
                <text:p>61.6086</text:p>
              </table:table-cell>
              <table:table-cell office:value-type="float" office:value="12.5783">
                <text:p>12.5783</text:p>
              </table:table-cell>
              <table:table-cell office:value-type="float" office:value="3.9546">
                <text:p>3.9546</text:p>
              </table:table-cell>
              <table:table-cell office:value-type="float" office:value="2.8462">
                <text:p>2.8462</text:p>
              </table:table-cell>
              <table:table-cell office:value-type="float" office:value="0.5119">
                <text:p>0.5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48cm" svg:y="0.316cm" chart:style-name="ch2">
          <text:p>White</text:p>
        </chart:title>
        <chart:plot-area chart:style-name="ch3" table:cell-range-address="'27Inch Graphs'.A13:'27Inch Graphs'.S14" chart:data-source-has-labels="row" svg:x="0.32cm" svg:y="1.275cm" svg:width="15.36cm" svg:height="7.545cm">
          <chartooo:coordinate-region svg:x="0.941cm" svg:y="1.475cm" svg:width="14.739cm" svg:height="6.3cm"/>
          <chart:axis chart:dimension="x" chart:name="primary-x" chart:style-name="ch4" chartooo:axis-type="auto">
            <chartooo:date-scale/>
            <chart:categories table:cell-range-address="'27Inch Graphs'.A13:'27Inch Graphs'.S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7Inch Graphs'.A14:'27Inch Graphs'.S14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length</text:p>
                <draw:g>
                  <svg:desc>'27Inch Graphs'.A13:'27Inch Graphs'.S13</svg:desc>
                </draw:g>
              </table:table-cell>
              <table:table-cell office:value-type="float" office:value="410">
                <text:p>410</text:p>
              </table:table-cell>
              <table:table-cell office:value-type="float" office:value="435">
                <text:p>435</text:p>
              </table:table-cell>
              <table:table-cell office:value-type="float" office:value="460">
                <text:p>460</text:p>
              </table:table-cell>
              <table:table-cell office:value-type="float" office:value="485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535">
                <text:p>535</text:p>
              </table:table-cell>
              <table:table-cell office:value-type="float" office:value="560">
                <text:p>560</text:p>
              </table:table-cell>
              <table:table-cell office:value-type="float" office:value="585">
                <text:p>585</text:p>
              </table:table-cell>
              <table:table-cell office:value-type="float" office:value="610">
                <text:p>610</text:p>
              </table:table-cell>
              <table:table-cell office:value-type="float" office:value="645">
                <text:p>645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10">
                <text:p>810</text:p>
              </table:table-cell>
              <table:table-cell office:value-type="float" office:value="860">
                <text:p>860</text:p>
              </table:table-cell>
              <table:table-cell office:value-type="float" office:value="900">
                <text:p>900</text:p>
              </table:table-cell>
              <table:table-cell office:value-type="float" office:value="940">
                <text:p>940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27Inch Graphs'.A14:'27Inch Graphs'.S14</svg:desc>
                </draw:g>
              </table:table-cell>
              <table:table-cell office:value-type="float" office:value="1.8569">
                <text:p>1.8569</text:p>
              </table:table-cell>
              <table:table-cell office:value-type="float" office:value="22.3992">
                <text:p>22.3992</text:p>
              </table:table-cell>
              <table:table-cell office:value-type="float" office:value="69.5297">
                <text:p>69.5297</text:p>
              </table:table-cell>
              <table:table-cell office:value-type="float" office:value="19.3512">
                <text:p>19.3512</text:p>
              </table:table-cell>
              <table:table-cell office:value-type="float" office:value="26.8912">
                <text:p>26.8912</text:p>
              </table:table-cell>
              <table:table-cell office:value-type="float" office:value="76.8462">
                <text:p>76.8462</text:p>
              </table:table-cell>
              <table:table-cell office:value-type="float" office:value="17.4031">
                <text:p>17.4031</text:p>
              </table:table-cell>
              <table:table-cell office:value-type="float" office:value="2.7707">
                <text:p>2.7707</text:p>
              </table:table-cell>
              <table:table-cell office:value-type="float" office:value="72.594">
                <text:p>72.594</text:p>
              </table:table-cell>
              <table:table-cell office:value-type="float" office:value="39.1166">
                <text:p>39.1166</text:p>
              </table:table-cell>
              <table:table-cell office:value-type="float" office:value="9.7436">
                <text:p>9.7436</text:p>
              </table:table-cell>
              <table:table-cell office:value-type="float" office:value="1.4052">
                <text:p>1.4052</text:p>
              </table:table-cell>
              <table:table-cell office:value-type="float" office:value="1.8202">
                <text:p>1.8202</text:p>
              </table:table-cell>
              <table:table-cell office:value-type="float" office:value="0.8629">
                <text:p>0.8629</text:p>
              </table:table-cell>
              <table:table-cell office:value-type="float" office:value="2.6876">
                <text:p>2.6876</text:p>
              </table:table-cell>
              <table:table-cell office:value-type="float" office:value="2.2273">
                <text:p>2.2273</text:p>
              </table:table-cell>
              <table:table-cell office:value-type="float" office:value="0.6063">
                <text:p>0.6063</text:p>
              </table:table-cell>
              <table:table-cell office:value-type="float" office:value="0.9051">
                <text:p>0.905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